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0699CE07EE0.png" manifest:media-type="image/png"/>
  <manifest:file-entry manifest:full-path="Pictures/10000201000001D6000000837A252C9A.png" manifest:media-type="image/png"/>
  <manifest:file-entry manifest:full-path="Pictures/10000201000001BD000000E80BA49079.png" manifest:media-type="image/png"/>
  <manifest:file-entry manifest:full-path="Pictures/10000000000001D6000000EFC833E128.png" manifest:media-type="image/png"/>
  <manifest:file-entry manifest:full-path="Pictures/10000000000001C60000007D22FF7AD2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00000000238000000786012653B.png" manifest:media-type="image/png"/>
  <manifest:file-entry manifest:full-path="Pictures/100000000000013B0000005FF4DCBD36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201000001E3000000A50B3E2A70.png" manifest:media-type="image/png"/>
  <manifest:file-entry manifest:full-path="Pictures/10000000000000F7000000AC74BC4490.png" manifest:media-type="image/png"/>
  <manifest:file-entry manifest:full-path="Pictures/10000000000001D100000148BEBF5D25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000000002270000007F642B3364.png" manifest:media-type="image/png"/>
  <manifest:file-entry manifest:full-path="Pictures/10000201000001D300000056A5F0D8A3.png" manifest:media-type="image/png"/>
  <manifest:file-entry manifest:full-path="Pictures/10000000000001A600000164BA9B8DF9.png" manifest:media-type="image/png"/>
  <manifest:file-entry manifest:full-path="Pictures/10000000000001B400000113802D387D.png" manifest:media-type="image/png"/>
  <manifest:file-entry manifest:full-path="Pictures/100000000000010A000000586830C588.png" manifest:media-type="image/png"/>
  <manifest:file-entry manifest:full-path="Pictures/10000000000001B90000007F5C869AEE.png" manifest:media-type="image/png"/>
  <manifest:file-entry manifest:full-path="Pictures/10000000000004BF000000B710EB8743.png" manifest:media-type="image/png"/>
  <manifest:file-entry manifest:full-path="Pictures/10000000000000870000008F5FEE727E.png" manifest:media-type="image/png"/>
  <manifest:file-entry manifest:full-path="Pictures/10000000000001DA00000087ECEDF2F3.png" manifest:media-type="image/png"/>
  <manifest:file-entry manifest:full-path="Pictures/10000000000001970000007F4FBA2F71.png" manifest:media-type="image/png"/>
  <manifest:file-entry manifest:full-path="Pictures/10000000000002F40000023AF532B5F8.png" manifest:media-type="image/png"/>
  <manifest:file-entry manifest:full-path="Pictures/10000000000001F8000000F681FA8EAB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CD0000012017ABC707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Pictures/10000000000001B10000008025C133AF.png" manifest:media-type="image/png"/>
  <manifest:file-entry manifest:full-path="Pictures/10000000000001870000013D24651329.png" manifest:media-type="image/png"/>
  <manifest:file-entry manifest:full-path="Pictures/10000000000001CE0000006AC24BEAA2.png" manifest:media-type="image/png"/>
  <manifest:file-entry manifest:full-path="Pictures/10000000000001C3000000875A9C518F.png" manifest:media-type="image/png"/>
  <manifest:file-entry manifest:full-path="Pictures/10000000000001D1000000B3345ECA26.png" manifest:media-type="image/png"/>
  <manifest:file-entry manifest:full-path="Pictures/100000000000023E000000BA5DCEDF62.png" manifest:media-type="image/png"/>
  <manifest:file-entry manifest:full-path="Pictures/1000000000000100000000AFA5E913C9.png" manifest:media-type="image/png"/>
  <manifest:file-entry manifest:full-path="Pictures/10000000000001DF000000515D3E709B.png" manifest:media-type="image/png"/>
  <manifest:file-entry manifest:full-path="Pictures/10000000000001D6000000AEEE9BF389.png" manifest:media-type="image/png"/>
  <manifest:file-entry manifest:full-path="Pictures/10000000000001CD000000E603CD1A65.png" manifest:media-type="image/png"/>
  <manifest:file-entry manifest:full-path="Pictures/1000000000000242000000ACCD5D68CE.png" manifest:media-type="image/png"/>
  <manifest:file-entry manifest:full-path="Pictures/10000000000001DD00000097674A6873.png" manifest:media-type="image/png"/>
  <manifest:file-entry manifest:full-path="Pictures/10000000000001CF00000092F664466F.png" manifest:media-type="image/png"/>
  <manifest:file-entry manifest:full-path="Pictures/1000000000000150000000E0961298D3.png" manifest:media-type="image/png"/>
  <manifest:file-entry manifest:full-path="Pictures/10000000000001DE000000F3883DC03E.png" manifest:media-type="image/png"/>
  <manifest:file-entry manifest:full-path="Pictures/10000000000001D90000013C20F8E3FA.png" manifest:media-type="image/png"/>
  <manifest:file-entry manifest:full-path="Pictures/10000000000001D8000000FDFF59832B.png" manifest:media-type="image/png"/>
  <manifest:file-entry manifest:full-path="Pictures/10000000000001BC000000880EA17378.png" manifest:media-type="image/png"/>
  <manifest:file-entry manifest:full-path="Pictures/10000000000001DB000000DCA1EC72CF.png" manifest:media-type="image/png"/>
  <manifest:file-entry manifest:full-path="Pictures/10000000000000F10000006177CADE6C.png" manifest:media-type="image/png"/>
  <manifest:file-entry manifest:full-path="Pictures/10000000000001DF0000009C8B656F32.png" manifest:media-type="image/png"/>
  <manifest:file-entry manifest:full-path="Pictures/1000000000000140000000693B792D8D.png" manifest:media-type="image/png"/>
  <manifest:file-entry manifest:full-path="Pictures/1000000000000151000000D6644CB740.png" manifest:media-type="image/png"/>
  <manifest:file-entry manifest:full-path="Pictures/10000000000001E50000010AD99F80F4.png" manifest:media-type="image/png"/>
  <manifest:file-entry manifest:full-path="Pictures/10000000000002E0000000706A206076.png" manifest:media-type="image/png"/>
  <manifest:file-entry manifest:full-path="Pictures/10000000000002E7000001A8B9EAFD97.png" manifest:media-type="image/png"/>
  <manifest:file-entry manifest:full-path="Pictures/10000000000001DF000000B90FD1AD4F.png" manifest:media-type="image/png"/>
  <manifest:file-entry manifest:full-path="Pictures/10000000000002A700000087318E8A1E.png" manifest:media-type="image/png"/>
  <manifest:file-entry manifest:full-path="Pictures/100000000000015B000000AD7890C90F.png" manifest:media-type="image/png"/>
  <manifest:file-entry manifest:full-path="Pictures/10000000000001F8000000591084919F.png" manifest:media-type="image/png"/>
  <manifest:file-entry manifest:full-path="Pictures/10000000000001E3000000EFBE1C6F95.png" manifest:media-type="image/png"/>
  <manifest:file-entry manifest:full-path="Pictures/100000000000007F0000008B5CC37F57.png" manifest:media-type="image/png"/>
  <manifest:file-entry manifest:full-path="Pictures/10000000000000DB0000009FAF421178.png" manifest:media-type="image/png"/>
  <manifest:file-entry manifest:full-path="Pictures/100000000000008D00000088467588C0.png" manifest:media-type="image/png"/>
  <manifest:file-entry manifest:full-path="Pictures/10000000000000BA0000005F7004FDEA.png" manifest:media-type="image/png"/>
  <manifest:file-entry manifest:full-path="Pictures/10000000000001E0000000D9CDC6180A.png" manifest:media-type="image/png"/>
  <manifest:file-entry manifest:full-path="Pictures/100000000000015B000000DBFE8B2EF8.png" manifest:media-type="image/png"/>
  <manifest:file-entry manifest:full-path="Pictures/1000000000000158000001696C593DE1.png" manifest:media-type="image/png"/>
  <manifest:file-entry manifest:full-path="Pictures/10000000000001C300000089076CBAD4.png" manifest:media-type="image/png"/>
  <manifest:file-entry manifest:full-path="Pictures/10000000000001570000011664E3B10D.png" manifest:media-type="image/png"/>
  <manifest:file-entry manifest:full-path="Pictures/10000000000001E0000000EC474C54A0.png" manifest:media-type="image/png"/>
  <manifest:file-entry manifest:full-path="Pictures/100000000000011D00000109F962D926.png" manifest:media-type="image/png"/>
  <manifest:file-entry manifest:full-path="Pictures/1000000000000152000000D87581AEBD.png" manifest:media-type="image/png"/>
  <manifest:file-entry manifest:full-path="Pictures/100000000000011600000117255D852B.png" manifest:media-type="image/png"/>
  <manifest:file-entry manifest:full-path="Pictures/100000000000015D000000FCF32CD0CB.png" manifest:media-type="image/png"/>
  <manifest:file-entry manifest:full-path="Pictures/100000000000011900000139A07A9B5E.png" manifest:media-type="image/png"/>
  <manifest:file-entry manifest:full-path="Pictures/100000000000011D00000139316DB45A.png" manifest:media-type="image/png"/>
  <manifest:file-entry manifest:full-path="Pictures/10000000000000B200000037650B8BB1.png" manifest:media-type="image/png"/>
  <manifest:file-entry manifest:full-path="Pictures/10000000000001210000013F01BFC5D1.png" manifest:media-type="image/png"/>
  <manifest:file-entry manifest:full-path="Pictures/100000000000015B000000B6B45EC379.png" manifest:media-type="image/png"/>
  <manifest:file-entry manifest:full-path="Pictures/100000000000012400000140FBBD9C43.png" manifest:media-type="image/png"/>
  <manifest:file-entry manifest:full-path="Pictures/100000000000015800000082F8690EB8.png" manifest:media-type="image/png"/>
  <manifest:file-entry manifest:full-path="Pictures/100000000000011500000145B956CA1F.png" manifest:media-type="image/png"/>
  <manifest:file-entry manifest:full-path="Pictures/1000000000000159000000DF639B1109.png" manifest:media-type="image/png"/>
  <manifest:file-entry manifest:full-path="Pictures/1000000000000126000001A55484ACD7.png" manifest:media-type="image/png"/>
  <manifest:file-entry manifest:full-path="Pictures/10000000000001150000013BD2B808FF.png" manifest:media-type="image/png"/>
  <manifest:file-entry manifest:full-path="Pictures/10000000000001230000019F557D3074.png" manifest:media-type="image/png"/>
  <manifest:file-entry manifest:full-path="Pictures/100000000000015D000000C008C2D274.png" manifest:media-type="image/png"/>
  <manifest:file-entry manifest:full-path="Pictures/10000000000001C20000005C86349AF0.png" manifest:media-type="image/png"/>
  <manifest:file-entry manifest:full-path="Pictures/10000000000001C6000000D3D50F9521.png" manifest:media-type="image/png"/>
  <manifest:file-entry manifest:full-path="Pictures/10000000000001B600000043E727095D.png" manifest:media-type="image/png"/>
  <manifest:file-entry manifest:full-path="Pictures/1000000000000158000000AA5526FD9B.png" manifest:media-type="image/png"/>
  <manifest:file-entry manifest:full-path="Pictures/1000000000000154000000D89D7BE00A.png" manifest:media-type="image/png"/>
  <manifest:file-entry manifest:full-path="Pictures/100000000000013C0000007EB7926F00.png" manifest:media-type="image/png"/>
  <manifest:file-entry manifest:full-path="Pictures/10000000000001BF000000C214504181.png" manifest:media-type="image/png"/>
  <manifest:file-entry manifest:full-path="Pictures/1000000000000287000000B6988B230D.png" manifest:media-type="image/png"/>
  <manifest:file-entry manifest:full-path="Pictures/10000000000002A7000000C7A7CCBEA2.png" manifest:media-type="image/png"/>
  <manifest:file-entry manifest:full-path="Pictures/10000000000002970000010CEC61B6E1.png" manifest:media-type="image/png"/>
  <manifest:file-entry manifest:full-path="Pictures/10000000000002960000015890912863.png" manifest:media-type="image/png"/>
  <manifest:file-entry manifest:full-path="Pictures/10000000000000E1000000447B63AEB9.png" manifest:media-type="image/png"/>
  <manifest:file-entry manifest:full-path="Pictures/10000000000000A40000004E69CED18E.png" manifest:media-type="image/png"/>
  <manifest:file-entry manifest:full-path="Pictures/100000000000011D0000004E92DDDECD.png" manifest:media-type="image/png"/>
  <manifest:file-entry manifest:full-path="Pictures/10000000000000B400000036891BFBE5.png" manifest:media-type="image/png"/>
  <manifest:file-entry manifest:full-path="Pictures/100000000000019000000033B920C933.png" manifest:media-type="image/png"/>
  <manifest:file-entry manifest:full-path="Pictures/10000000000000B5000000275FD8840A.png" manifest:media-type="image/png"/>
  <manifest:file-entry manifest:full-path="Pictures/100000000000017600000081F235AA62.png" manifest:media-type="image/png"/>
  <manifest:file-entry manifest:full-path="Pictures/10000000000000BD000000427B72B1ED.png" manifest:media-type="image/png"/>
  <manifest:file-entry manifest:full-path="Pictures/10000000000000F50000004BA136D52C.png" manifest:media-type="image/png"/>
  <manifest:file-entry manifest:full-path="Pictures/1000000000000213000000778DB985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 bite" svg:font-family="'A bit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56fa95" officeooo:paragraph-rsid="0056fa95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2ece"/>
    </style:style>
    <style:style style:name="P1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57325"/>
    </style:style>
    <style:style style:name="P1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89501"/>
    </style:style>
    <style:style style:name="P1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19c84a"/>
    </style:style>
    <style:style style:name="P2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017ec"/>
    </style:style>
    <style:style style:name="P2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69d1"/>
    </style:style>
    <style:style style:name="P2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2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3e987"/>
    </style:style>
    <style:style style:name="P2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4eb39"/>
    </style:style>
    <style:style style:name="P2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70b57"/>
    </style:style>
    <style:style style:name="P2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9fe88"/>
    </style:style>
    <style:style style:name="P2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cd9c1"/>
    </style:style>
    <style:style style:name="P2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e70b6"/>
    </style:style>
    <style:style style:name="P2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1507c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paragraph-rsid="00132ece" style:font-size-asian="14pt" style:font-size-complex="14pt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0d81" officeooo:paragraph-rsid="000c0d81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bold" officeooo:rsid="0011cdfb" officeooo:paragraph-rsid="0011cdf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4pt" officeooo:paragraph-rsid="00157325" style:font-size-asian="14pt" style:font-size-complex="14pt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4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4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4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84165" style:font-size-asian="16pt" style:font-weight-asian="bold" style:font-size-complex="16pt" style:font-weight-complex="bold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9d531" officeooo:paragraph-rsid="0009d531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a8410" officeooo:paragraph-rsid="000a8410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0d81" officeooo:paragraph-rsid="000c0d81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c4b28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d073f" style:font-size-asian="16pt" style:font-style-asian="normal" style:font-weight-asian="bold" style:font-size-complex="16pt" style:font-style-complex="normal" style:font-weight-complex="bold"/>
    </style:style>
    <style:style style:name="P50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ec19e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1f1452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017ec" style:font-size-asian="16pt" style:font-style-asian="normal" style:font-weight-asian="bold" style:font-size-complex="16pt" style:font-style-complex="normal" style:font-weight-complex="bold"/>
    </style:style>
    <style:style style:name="P5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style:font-name="Liberation Serif" fo:font-size="16pt" fo:font-style="normal" style:text-underline-style="solid" style:text-underline-width="auto" style:text-underline-color="font-color" fo:font-weight="bold" officeooo:paragraph-rsid="002269d1" style:font-size-asian="16pt" style:font-style-asian="normal" style:font-weight-asian="bold" style:font-size-complex="16pt" style:font-style-complex="normal" style:font-weight-complex="bold"/>
    </style:style>
    <style:style style:name="P5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0e44bb" officeooo:paragraph-rsid="000e44bb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0a157" officeooo:paragraph-rsid="0010a157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e355" officeooo:paragraph-rsid="0013e355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57325" officeooo:paragraph-rsid="00157325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1cdfb" officeooo:paragraph-rsid="0011cdfb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officeooo:paragraph-rsid="00132ec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fo:font-weight="normal" officeooo:rsid="001660f0" officeooo:paragraph-rsid="00157325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officeooo:paragraph-rsid="0018950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officeooo:paragraph-rsid="00189501" style:font-size-asian="14pt" style:font-size-complex="14pt"/>
    </style:style>
    <style:style style:name="P6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officeooo:paragraph-rsid="00189501" style:font-size-asian="14pt" style:font-size-complex="14pt"/>
    </style:style>
    <style:style style:name="P65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none" fo:font-weight="normal" officeooo:paragraph-rsid="00189501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4pt" fo:letter-spacing="normal" fo:font-style="normal" style:text-underline-style="solid" style:text-underline-width="auto" style:text-underline-color="font-color" fo:font-weight="bold" officeooo:rsid="00189501" officeooo:paragraph-rsid="00189501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0a8410" officeooo:paragraph-rsid="000c9c46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1.64cm"/>
        </style:tab-stops>
      </style:paragraph-properties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0a157" officeooo:paragraph-rsid="0010a157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1cdfb" officeooo:paragraph-rsid="0010a157" style:font-size-asian="16pt" style:font-weight-asian="bold" style:font-size-complex="16pt" style:font-weight-complex="bold"/>
    </style:style>
    <style:style style:name="P7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57325" officeooo:paragraph-rsid="00157325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132ece" officeooo:paragraph-rsid="00132ece" style:font-size-asian="14pt" style:font-weight-asian="bold" style:font-size-complex="16pt" style:font-weight-complex="bold"/>
    </style:style>
    <style:style style:name="P73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4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1660f0" officeooo:paragraph-rsid="001c4b28" style:font-size-asian="16pt" style:font-style-asian="normal" style:font-weight-asian="bold" style:font-size-complex="16pt" style:font-style-complex="normal" style:font-weight-complex="bold"/>
    </style:style>
    <style:style style:name="P7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b1b32" style:font-name="Lato" fo:font-size="13.5pt" fo:letter-spacing="normal" fo:language="es" fo:country="ES" fo:font-style="normal" style:text-underline-style="solid" style:text-underline-width="auto" style:text-underline-color="font-color" fo:font-weight="normal" officeooo:rsid="0010a157" officeooo:paragraph-rsid="0010a157" style:font-size-asian="16pt" style:font-weight-asian="bold" style:font-size-complex="16pt" style:font-weight-complex="bold"/>
    </style:style>
    <style:style style:name="P76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variant="normal" fo:text-transform="none" fo:color="#1b1b32" style:text-line-through-style="solid" style:text-line-through-type="single" style:font-name="Liberation Serif" fo:font-size="14pt" fo:letter-spacing="normal" fo:font-style="normal" style:text-underline-style="none" fo:font-weight="normal" officeooo:rsid="00189501" officeooo:paragraph-rsid="00189501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fo:font-size="16pt" style:text-underline-style="solid" style:text-underline-width="auto" style:text-underline-color="font-color" fo:font-weight="bold" officeooo:rsid="00189501" officeooo:paragraph-rsid="00189501" style:font-size-asian="16pt" style:font-weight-asian="bold" style:font-size-complex="16pt" style:font-weight-complex="bold"/>
    </style:style>
    <style:style style:name="P78" style:family="paragraph" style:parent-style-name="Standard">
      <style:paragraph-properties fo:margin-left="0cm" fo:margin-right="0cm" fo:text-align="center" style:justify-single-word="false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22fd25"/>
    </style:style>
    <style:style style:name="P79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80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P81" style:family="paragraph" style:parent-style-name="Text_20_body">
      <style:paragraph-properties fo:margin-left="0cm" fo:margin-right="0cm" fo:orphans="2" fo:widows="2" fo:text-indent="0cm" style:auto-text-indent="false">
        <style:tab-stops>
          <style:tab-stop style:position="0.953cm"/>
          <style:tab-stop style:position="1.746cm"/>
        </style:tab-stops>
      </style:paragraph-properties>
      <style:text-properties officeooo:paragraph-rsid="0033018a"/>
    </style:style>
    <style:style style:name="P82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83" style:family="paragraph" style:parent-style-name="Standard">
      <style:text-properties style:text-underline-style="solid" style:text-underline-width="auto" style:text-underline-color="font-color"/>
    </style:style>
    <style:style style:name="P84" style:family="paragraph" style:parent-style-name="Standard">
      <style:text-properties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85" style:family="paragraph" style:parent-style-name="Standard">
      <style:text-properties fo:color="#000000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86" style:family="paragraph" style:parent-style-name="Standard">
      <style:text-properties fo:color="#000000" style:font-name="Liberation Serif" fo:font-size="14pt" fo:language="es" fo:country="ES" style:text-underline-style="none" fo:font-weight="normal" officeooo:rsid="0036a7c7" officeooo:paragraph-rsid="0036a7c7" fo:background-color="#fffffe" style:font-size-asian="14pt" style:font-weight-asian="bold" style:font-size-complex="14pt" style:font-weight-complex="bold"/>
    </style:style>
    <style:style style:name="P87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88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89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7c9d9" officeooo:paragraph-rsid="0047c9d9" style:font-size-asian="16pt" style:font-weight-asian="bold" style:font-size-complex="16pt" style:font-weight-complex="bold"/>
    </style:style>
    <style:style style:name="P90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4bd825" style:font-size-asian="16pt" style:font-weight-asian="bold" style:font-size-complex="16pt" style:font-weight-complex="bold"/>
    </style:style>
    <style:style style:name="P91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ce213" officeooo:paragraph-rsid="004ce213" style:font-size-asian="16pt" style:font-weight-asian="bold" style:font-size-complex="16pt" style:font-weight-complex="bold"/>
    </style:style>
    <style:style style:name="P92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4f0187" officeooo:paragraph-rsid="004f0187" style:font-size-asian="16pt" style:font-weight-asian="bold" style:font-size-complex="16pt" style:font-weight-complex="bold"/>
    </style:style>
    <style:style style:name="P9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ce213" officeooo:paragraph-rsid="004ce213" style:font-size-asian="14pt" style:font-weight-asian="bold" style:font-size-complex="14pt" style:font-weight-complex="bold"/>
    </style:style>
    <style:style style:name="P94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4f0187" officeooo:paragraph-rsid="004f0187" style:font-size-asian="14pt" style:font-weight-asian="bold" style:font-size-complex="14pt" style:font-weight-complex="bold"/>
    </style:style>
    <style:style style:name="P95" style:family="paragraph" style:parent-style-name="Standard">
      <style:text-properties style:font-name="Liberation Serif" fo:font-size="14pt" fo:font-weight="bold" officeooo:paragraph-rsid="004bd825" style:font-size-asian="14pt" style:font-weight-asian="bold" style:font-size-complex="14pt" style:font-weight-complex="bold"/>
    </style:style>
    <style:style style:name="P96" style:family="paragraph" style:parent-style-name="Standard">
      <style:text-properties style:font-name="Liberation Serif" fo:font-size="14pt" fo:font-weight="bold" officeooo:rsid="004be8b0" officeooo:paragraph-rsid="004be8b0" style:font-size-asian="14pt" style:font-weight-asian="bold" style:font-size-complex="14pt" style:font-weight-complex="bold"/>
    </style:style>
    <style:style style:name="P97" style:family="paragraph" style:parent-style-name="Standard">
      <style:text-properties officeooo:paragraph-rsid="003daf4a"/>
    </style:style>
    <style:style style:name="P98" style:family="paragraph" style:parent-style-name="Standard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3ec7e8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100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101" style:family="paragraph" style:parent-style-name="Standard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4bd825" officeooo:paragraph-rsid="004bd825" style:font-size-asian="16pt" style:font-style-asian="normal" style:font-weight-asian="bold" style:font-size-complex="16pt" style:font-style-complex="normal" style:font-weight-complex="bold"/>
    </style:style>
    <style:style style:name="P102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paragraph-rsid="004bd825" style:font-size-asian="16pt" style:font-weight-asian="bold" style:font-size-complex="16pt" style:font-weight-complex="bold"/>
    </style:style>
    <style:style style:name="P103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4ce213" officeooo:paragraph-rsid="004ce213" style:font-size-asian="16pt" style:font-weight-asian="bold" style:font-size-complex="16pt" style:font-weight-complex="bold"/>
    </style:style>
    <style:style style:name="P104" style:family="paragraph" style:parent-style-name="Standard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4f0187" officeooo:paragraph-rsid="004f0187" style:font-size-asian="16pt" style:font-weight-asian="bold" style:font-size-complex="16pt" style:font-weight-complex="bold"/>
    </style:style>
    <style:style style:name="P105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officeooo:paragraph-rsid="00433f54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bd825" officeooo:paragraph-rsid="004bd825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4ce213" officeooo:paragraph-rsid="004ce213" style:font-size-asian="14pt" style:font-weight-asian="bold" style:font-size-complex="14pt" style:font-weight-complex="bold"/>
    </style:style>
    <style:style style:name="P110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4f0187" officeooo:paragraph-rsid="004f0187" style:font-size-asian="14pt" style:font-weight-asian="bold" style:font-size-complex="14pt" style:font-weight-complex="bold"/>
    </style:style>
    <style:style style:name="P111" style:family="paragraph" style:parent-style-name="Standard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4ce213" officeooo:paragraph-rsid="004ce213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ff" style:font-name="Consolas" fo:font-size="13.5pt" fo:language="es" fo:country="ES" fo:font-style="normal" style:text-underline-style="none" fo:font-weight="bold" officeooo:rsid="003daf4a" officeooo:paragraph-rsid="003daf4a" fo:background-color="#fffffe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0000ff" style:font-name="Liberation Serif" fo:font-size="16pt" fo:language="es" fo:country="ES" fo:font-style="normal" style:text-underline-style="solid" style:text-underline-width="auto" style:text-underline-color="font-color" fo:font-weight="bold" officeooo:rsid="003daf4a" officeooo:paragraph-rsid="003daf4a" fo:background-color="#fffffe" style:font-size-asian="16pt" style:font-style-asian="normal" style:font-weight-asian="bold" style:font-size-complex="16pt" style:font-style-complex="normal" style:font-weight-complex="bold"/>
    </style:style>
    <style:style style:name="P114" style:family="paragraph" style:parent-style-name="Standard">
      <style:text-properties officeooo:paragraph-rsid="004bd825"/>
    </style:style>
    <style:style style:name="P115" style:family="paragraph" style:parent-style-name="Standard">
      <style:text-properties officeooo:paragraph-rsid="004ce213"/>
    </style:style>
    <style:style style:name="P116" style:family="paragraph" style:parent-style-name="Standard">
      <style:text-properties officeooo:paragraph-rsid="0052f0ab"/>
    </style:style>
    <style:style style:name="P117" style:family="paragraph" style:parent-style-name="Standard">
      <style:text-properties officeooo:paragraph-rsid="0053c335"/>
    </style:style>
    <style:style style:name="P118" style:family="paragraph" style:parent-style-name="Standard">
      <style:text-properties officeooo:paragraph-rsid="00557f33"/>
    </style:style>
    <style:style style:name="P119" style:family="paragraph" style:parent-style-name="Standard">
      <style:text-properties officeooo:paragraph-rsid="00581939"/>
    </style:style>
    <style:style style:name="P120" style:family="paragraph" style:parent-style-name="Standard">
      <style:text-properties officeooo:paragraph-rsid="0059f448"/>
    </style:style>
    <style:style style:name="P121" style:family="paragraph" style:parent-style-name="Standard">
      <style:text-properties officeooo:paragraph-rsid="005a07cf"/>
    </style:style>
    <style:style style:name="P122" style:family="paragraph" style:parent-style-name="Standard">
      <style:text-properties officeooo:paragraph-rsid="005be408"/>
    </style:style>
    <style:style style:name="P123" style:family="paragraph" style:parent-style-name="Standard">
      <style:text-properties officeooo:paragraph-rsid="005f470b"/>
    </style:style>
    <style:style style:name="P124" style:family="paragraph" style:parent-style-name="Standard">
      <style:text-properties officeooo:paragraph-rsid="005fbac9"/>
    </style:style>
    <style:style style:name="P125" style:family="paragraph" style:parent-style-name="Text_20_body">
      <style:text-properties officeooo:paragraph-rsid="0033018a"/>
    </style:style>
    <style:style style:name="P126" style:family="paragraph" style:parent-style-name="Text_20_body">
      <style:text-properties fo:font-variant="normal" fo:text-transform="none" fo:color="#1b1b32" style:font-name="Lato" fo:font-size="13.5pt" fo:letter-spacing="normal" fo:font-style="normal" fo:font-weight="normal" officeooo:paragraph-rsid="0033018a"/>
    </style:style>
    <style:style style:name="P127" style:family="paragraph" style:parent-style-name="Text_20_body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officeooo:paragraph-rsid="00433f54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Text_20_body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336218" officeooo:paragraph-rsid="0033018a" style:font-size-asian="16pt" style:font-weight-asian="bold" style:font-size-complex="16pt" style:font-weight-complex="bold"/>
    </style:style>
    <style:style style:name="P129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P130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99252" officeooo:paragraph-rsid="00499252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>
      <style:text-properties fo:font-variant="normal" fo:text-transform="none" fo:color="#1b1b32" style:font-name="Liberation Serif" fo:font-size="14pt" fo:letter-spacing="normal" fo:language="es" fo:country="ES" fo:font-style="normal" style:text-underline-style="solid" style:text-underline-width="auto" style:text-underline-color="font-color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3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3018a" style:font-size-asian="14pt" style:font-weight-asian="bold" style:font-size-complex="14pt" style:font-weight-complex="bold"/>
    </style:style>
    <style:style style:name="P134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paragraph-rsid="003432c3" style:font-size-asian="14pt" style:font-weight-asian="bold" style:font-size-complex="14pt" style:font-weight-complex="bold"/>
    </style:style>
    <style:style style:name="P135" style:family="paragraph" style:parent-style-name="Text_20_body">
      <style:text-properties style:font-name="Liberation Serif" fo:font-size="14pt" style:text-underline-style="none" fo:font-weight="bold" officeooo:paragraph-rsid="003432c3" style:font-size-asian="14pt" style:font-weight-asian="bold" style:font-size-complex="14pt" style:font-weight-complex="bold"/>
    </style:style>
    <style:style style:name="P136" style:family="paragraph" style:parent-style-name="Text_20_body">
      <style:text-properties style:font-name="Liberation Serif" fo:font-size="14pt" style:text-underline-style="none" fo:font-weight="bold" officeooo:rsid="0034c997" officeooo:paragraph-rsid="0034c997" style:font-size-asian="14pt" style:font-weight-asian="bold" style:font-size-complex="14pt" style:font-weight-complex="bold"/>
    </style:style>
    <style:style style:name="P137" style:family="paragraph" style:parent-style-name="Text_20_body">
      <style:text-properties style:font-name="Liberation Serif" fo:font-size="14pt" style:text-underline-style="none" fo:font-weight="normal" officeooo:rsid="0034c997" officeooo:paragraph-rsid="0034c997" style:font-size-asian="14pt" style:font-weight-asian="normal" style:font-size-complex="14pt" style:font-weight-complex="normal"/>
    </style:style>
    <style:style style:name="P138" style:family="paragraph" style:parent-style-name="Text_20_body">
      <style:text-properties style:font-name="Liberation Serif" fo:font-size="14pt" style:text-underline-style="none" fo:font-weight="normal" officeooo:rsid="00499252" officeooo:paragraph-rsid="00499252" style:font-size-asian="14pt" style:font-weight-asian="normal" style:font-size-complex="14pt" style:font-weight-complex="normal"/>
    </style:style>
    <style:style style:name="P139" style:family="paragraph" style:parent-style-name="Text_20_body">
      <style:text-properties style:font-name="Liberation Serif" fo:font-size="14pt" fo:language="es" fo:country="ES" style:text-underline-style="none" fo:font-weight="normal" officeooo:rsid="0036a7c7" officeooo:paragraph-rsid="0036a7c7" style:font-size-asian="14pt" style:font-weight-asian="normal" style:font-size-complex="14pt" style:font-weight-complex="normal"/>
    </style:style>
    <style:style style:name="P140" style:family="paragraph" style:parent-style-name="Text_20_body">
      <style:text-properties style:font-name="Liberation Serif" fo:font-size="14pt" fo:language="es" fo:country="ES" style:text-underline-style="none" fo:font-weight="normal" officeooo:rsid="003c08cb" officeooo:paragraph-rsid="003c08cb" style:font-size-asian="14pt" style:font-weight-asian="normal" style:font-size-complex="14pt" style:font-weight-complex="normal"/>
    </style:style>
    <style:style style:name="P141" style:family="paragraph" style:parent-style-name="Text_20_body">
      <style:text-properties style:font-name="Liberation Serif" fo:font-size="14pt" fo:language="es" fo:country="ES" style:text-underline-style="none" fo:font-weight="normal" officeooo:rsid="003daf4a" officeooo:paragraph-rsid="003daf4a" style:font-size-asian="14pt" style:font-weight-asian="normal" style:font-size-complex="14pt" style:font-weight-complex="normal"/>
    </style:style>
    <style:style style:name="P142" style:family="paragraph" style:parent-style-name="Text_20_body">
      <style:text-properties style:font-name="Liberation Serif" fo:font-size="14pt" fo:language="es" fo:country="ES" style:text-underline-style="none" fo:font-weight="bold" officeooo:rsid="0036a7c7" officeooo:paragraph-rsid="0036a7c7" style:font-size-asian="14pt" style:font-weight-asian="bold" style:font-size-complex="14pt" style:font-weight-complex="bold"/>
    </style:style>
    <style:style style:name="P143" style:family="paragraph" style:parent-style-name="Text_20_body">
      <style:text-properties style:font-name="Liberation Serif" fo:font-size="14pt" fo:language="es" fo:country="ES" style:text-underline-style="none" fo:font-weight="bold" officeooo:rsid="00397bad" officeooo:paragraph-rsid="003c08cb" style:font-size-asian="14pt" style:font-weight-asian="bold" style:font-size-complex="14pt" style:font-weight-complex="bold"/>
    </style:style>
    <style:style style:name="P144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3daf4a" officeooo:paragraph-rsid="003daf4a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Text_20_body">
      <style:text-properties style:font-name="Liberation Serif" fo:font-size="14pt" fo:language="es" fo:country="ES" fo:font-style="normal" style:text-underline-style="none" fo:font-weight="normal" officeooo:rsid="00433f54" officeooo:paragraph-rsid="00433f54" style:font-size-asian="14pt" style:font-style-asian="normal" style:font-weight-asian="normal" style:font-size-complex="14pt" style:font-style-complex="normal" style:font-weight-complex="normal"/>
    </style:style>
    <style:style style:name="P146" style:family="paragraph" style:parent-style-name="Text_20_body">
      <style:text-properties style:font-name="Liberation Serif" fo:font-size="14pt" fo:language="es" fo:country="ES" fo:font-style="normal" style:text-underline-style="none" fo:font-weight="bold" officeooo:rsid="003daf4a" officeooo:paragraph-rsid="003daf4a" style:font-size-asian="14pt" style:font-style-asian="normal" style:font-weight-asian="bold" style:font-size-complex="14pt" style:font-style-complex="normal" style:font-weight-complex="bold"/>
    </style:style>
    <style:style style:name="P147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48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97bad" style:font-size-asian="16pt" style:font-weight-asian="bold" style:font-size-complex="16pt" style:font-weight-complex="bold"/>
    </style:style>
    <style:style style:name="P149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c08cb" style:font-size-asian="16pt" style:font-weight-asian="bold" style:font-size-complex="16pt" style:font-weight-complex="bold"/>
    </style:style>
    <style:style style:name="P150" style:family="paragraph" style:parent-style-name="Text_20_body">
      <style:text-properties style:font-name="Liberation Serif" fo:font-size="16pt" fo:language="es" fo:country="ES" style:text-underline-style="solid" style:text-underline-width="auto" style:text-underline-color="font-color" fo:font-weight="bold" officeooo:rsid="00397bad" officeooo:paragraph-rsid="003daf4a" style:font-size-asian="16pt" style:font-weight-asian="bold" style:font-size-complex="16pt" style:font-weight-complex="bold"/>
    </style:style>
    <style:style style:name="P151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1aa40" officeooo:paragraph-rsid="0041aa40" style:font-size-asian="16pt" style:font-style-asian="normal" style:font-weight-asian="bold" style:font-size-complex="16pt" style:font-style-complex="normal" style:font-weight-complex="bold"/>
    </style:style>
    <style:style style:name="P152" style:family="paragraph" style:parent-style-name="Text_20_body">
      <style:text-properties style:font-name="Liberation Serif" fo:font-size="16pt" fo:language="es" fo:country="ES" fo:font-style="normal" style:text-underline-style="solid" style:text-underline-width="auto" style:text-underline-color="font-color" fo:font-weight="bold" officeooo:rsid="00433f54" officeooo:paragraph-rsid="00433f54" style:font-size-asian="16pt" style:font-style-asian="normal" style:font-weight-asian="bold" style:font-size-complex="16pt" style:font-style-complex="normal" style:font-weight-complex="bold"/>
    </style:style>
    <style:style style:name="P153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paragraph-rsid="00433f54" style:font-size-asian="16pt" style:font-weight-asian="bold" style:font-size-complex="16pt" style:font-weight-complex="bold"/>
    </style:style>
    <style:style style:name="P154" style:family="paragraph" style:parent-style-name="Text_20_body">
      <style:text-properties style:font-name="Liberation Serif" fo:font-size="16pt" style:text-underline-style="solid" style:text-underline-width="auto" style:text-underline-color="font-color" fo:font-weight="bold" officeooo:rsid="0047c9d9" officeooo:paragraph-rsid="00433f54" style:font-size-asian="16pt" style:font-weight-asian="bold" style:font-size-complex="16pt" style:font-weight-complex="bold"/>
    </style:style>
    <style:style style:name="P155" style:family="paragraph" style:parent-style-name="Text_20_body">
      <style:text-properties fo:font-size="16pt" style:text-underline-style="solid" style:text-underline-width="auto" style:text-underline-color="font-color" fo:font-weight="bold" officeooo:rsid="0034c997" officeooo:paragraph-rsid="0034c997" style:font-size-asian="16pt" style:font-weight-asian="bold" style:font-size-complex="16pt" style:font-weight-complex="bold"/>
    </style:style>
    <style:style style:name="P156" style:family="paragraph" style:parent-style-name="Text_20_body">
      <style:text-properties fo:font-size="16pt" fo:language="es" fo:country="ES" style:text-underline-style="solid" style:text-underline-width="auto" style:text-underline-color="font-color" fo:font-weight="bold" officeooo:rsid="0036a7c7" officeooo:paragraph-rsid="0036a7c7" style:font-size-asian="16pt" style:font-weight-asian="bold" style:font-size-complex="16pt" style:font-weight-complex="bold"/>
    </style:style>
    <style:style style:name="P157" style:family="paragraph" style:parent-style-name="Text_20_body">
      <style:text-properties officeooo:paragraph-rsid="00433f54"/>
    </style:style>
    <style:style style:name="P158" style:family="paragraph" style:parent-style-name="Text_20_body">
      <style:text-properties officeooo:rsid="0048b35a" officeooo:paragraph-rsid="0048b35a"/>
    </style:style>
    <style:style style:name="P159" style:family="paragraph" style:parent-style-name="Standard">
      <style:text-properties officeooo:paragraph-rsid="00581939"/>
    </style:style>
    <style:style style:name="P160" style:family="paragraph" style:parent-style-name="Standard">
      <style:text-properties officeooo:paragraph-rsid="00608b9e"/>
    </style:style>
    <style:style style:name="P161" style:family="paragraph" style:parent-style-name="Standard">
      <style:text-properties officeooo:paragraph-rsid="0061ea9f"/>
    </style:style>
    <style:style style:name="P162" style:family="paragraph" style:parent-style-name="Standard">
      <style:text-properties officeooo:paragraph-rsid="00638a78"/>
    </style:style>
    <style:style style:name="P163" style:family="paragraph" style:parent-style-name="Standard">
      <style:text-properties officeooo:paragraph-rsid="006670df"/>
    </style:style>
    <style:style style:name="P164" style:family="paragraph" style:parent-style-name="Standard">
      <style:text-properties officeooo:paragraph-rsid="00693c54"/>
    </style:style>
    <style:style style:name="T1" style:family="text">
      <style:text-properties officeooo:rsid="0003408e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s" fo:country="ES" style:text-underline-style="solid" style:text-underline-width="auto" style:text-underline-color="font-color" fo:font-weight="bold" officeooo:rsid="0022fd25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3408e" style:font-weight-asian="bold" style:font-weight-complex="bold"/>
    </style:style>
    <style:style style:name="T8" style:family="text">
      <style:text-properties fo:font-weight="bold" officeooo:rsid="00401f1d" style:font-weight-asian="bold" style:font-weight-complex="bold"/>
    </style:style>
    <style:style style:name="T9" style:family="text">
      <style:text-properties officeooo:rsid="0004aa3d"/>
    </style:style>
    <style:style style:name="T10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2" style:family="text">
      <style:text-properties fo:font-variant="normal" fo:text-transform="none" fo:color="#1b1b32" style:font-name="Lato" fo:font-size="13.5pt" fo:letter-spacing="normal" fo:font-style="normal" style:text-underline-style="none" fo:font-weight="normal" officeooo:rsid="005235be" style:font-size-asian="14pt" style:font-size-complex="14pt"/>
    </style:style>
    <style:style style:name="T13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14" style:family="text">
      <style:text-properties fo:font-variant="normal" fo:text-transform="none" fo:color="#1b1b32" style:font-name="Lato" fo:font-size="13.5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5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1b1b32" style:font-name="Lato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1b1b32" fo:letter-spacing="normal"/>
    </style:style>
    <style:style style:name="T18" style:family="text">
      <style:text-properties fo:font-variant="normal" fo:text-transform="none" fo:color="#1b1b32" fo:letter-spacing="normal" fo:font-style="normal"/>
    </style:style>
    <style:style style:name="T19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21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22" style:family="text">
      <style:text-properties fo:font-variant="normal" fo:text-transform="none" fo:color="#1b1b32" fo:letter-spacing="normal" fo:font-style="normal" fo:font-weight="bold" officeooo:rsid="00157325" style:font-weight-asian="bold" style:font-weight-complex="bold"/>
    </style:style>
    <style:style style:name="T23" style:family="text">
      <style:text-properties fo:font-variant="normal" fo:text-transform="none" fo:color="#1b1b32" fo:letter-spacing="normal" fo:font-style="normal" style:text-underline-style="none"/>
    </style:style>
    <style:style style:name="T24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25" style:family="text">
      <style:text-properties fo:font-variant="normal" fo:text-transform="none" fo:color="#1b1b32" fo:letter-spacing="normal" fo:font-style="normal"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fo:color="#1b1b32" fo:letter-spacing="normal" fo:font-style="normal" fo:font-weight="normal"/>
    </style:style>
    <style:style style:name="T27" style:family="text">
      <style:text-properties fo:font-variant="normal" fo:text-transform="none" fo:color="#1b1b32" fo:letter-spacing="normal" fo:font-style="normal" officeooo:rsid="0011beae"/>
    </style:style>
    <style:style style:name="T28" style:family="text">
      <style:text-properties fo:font-variant="normal" fo:text-transform="none" fo:color="#1b1b32" fo:letter-spacing="normal" fo:font-style="normal" officeooo:rsid="0011cdfb"/>
    </style:style>
    <style:style style:name="T29" style:family="text">
      <style:text-properties fo:font-variant="normal" fo:text-transform="none" fo:color="#1b1b32" fo:letter-spacing="normal" fo:font-style="normal" officeooo:rsid="003daf4a"/>
    </style:style>
    <style:style style:name="T30" style:family="text">
      <style:text-properties fo:font-variant="normal" fo:text-transform="none" fo:color="#1b1b32" fo:letter-spacing="normal" fo:font-style="normal" officeooo:rsid="004ce213"/>
    </style:style>
    <style:style style:name="T31" style:family="text">
      <style:text-properties fo:font-variant="normal" fo:text-transform="none" fo:color="#1b1b32" fo:letter-spacing="normal" fo:font-style="normal" officeooo:rsid="0050031e"/>
    </style:style>
    <style:style style:name="T32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157325" style:font-weight-asian="normal" style:font-weight-complex="normal"/>
    </style:style>
    <style:style style:name="T33" style:family="text">
      <style:text-properties fo:font-variant="normal" fo:text-transform="none" fo:color="#1b1b32" fo:letter-spacing="normal" fo:language="es" fo:country="ES" fo:font-style="normal" style:text-underline-style="none" fo:font-weight="normal" officeooo:rsid="00433f54" style:font-style-asian="normal" style:font-style-complex="normal"/>
    </style:style>
    <style:style style:name="T34" style:family="text">
      <style:text-properties fo:font-variant="normal" fo:text-transform="none" fo:color="#1b1b32" fo:letter-spacing="normal" fo:language="es" fo:country="ES" fo:font-style="normal" fo:font-weight="bold" officeooo:rsid="00132ece" style:font-weight-asian="bold" style:font-weight-complex="bold"/>
    </style:style>
    <style:style style:name="T35" style:family="text">
      <style:text-properties fo:font-variant="normal" fo:text-transform="none" fo:color="#1b1b32" fo:letter-spacing="normal" fo:language="es" fo:country="ES" fo:font-style="normal" fo:font-weight="bold" officeooo:rsid="0013e355" style:font-weight-asian="bold" style:font-weight-complex="bold"/>
    </style:style>
    <style:style style:name="T36" style:family="text">
      <style:text-properties fo:font-variant="normal" fo:text-transform="none" fo:color="#1b1b32" fo:letter-spacing="normal" fo:language="es" fo:country="ES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fo:color="#1b1b32" fo:letter-spacing="normal" fo:language="es" fo:country="ES" fo:font-style="normal" style:font-style-asian="normal" style:font-style-complex="normal"/>
    </style:style>
    <style:style style:name="T38" style:family="text">
      <style:text-properties fo:font-variant="normal" fo:text-transform="none" fo:color="#1b1b32" fo:letter-spacing="normal" fo:language="es" fo:country="ES" fo:font-style="normal" officeooo:rsid="00433f54" style:font-style-asian="normal" style:font-style-complex="normal"/>
    </style:style>
    <style:style style:name="T39" style:family="text">
      <style:text-properties fo:font-variant="normal" fo:text-transform="none" fo:color="#1b1b32" fo:letter-spacing="normal" fo:language="es" fo:country="ES" fo:font-style="normal" officeooo:rsid="0045ceec" style:font-style-asian="normal" style:font-style-complex="normal"/>
    </style:style>
    <style:style style:name="T40" style:family="text">
      <style:text-properties fo:font-variant="normal" fo:text-transform="none" fo:color="#1b1b32" fo:letter-spacing="normal" fo:language="es" fo:country="ES" fo:font-style="normal" officeooo:rsid="00499252" style:font-style-asian="normal" style:font-style-complex="normal"/>
    </style:style>
    <style:style style:name="T41" style:family="text">
      <style:text-properties fo:font-variant="normal" fo:text-transform="none" fo:color="#1b1b32" fo:letter-spacing="normal" officeooo:rsid="001660f0"/>
    </style:style>
    <style:style style:name="T42" style:family="text">
      <style:text-properties fo:font-variant="normal" fo:text-transform="none" fo:color="#1b1b32" fo:letter-spacing="normal" officeooo:rsid="001c4b28"/>
    </style:style>
    <style:style style:name="T43" style:family="text">
      <style:text-properties fo:font-variant="normal" fo:text-transform="none" fo:color="#1b1b32" fo:letter-spacing="normal" officeooo:rsid="003ec7e8"/>
    </style:style>
    <style:style style:name="T44" style:family="text">
      <style:text-properties fo:font-variant="normal" fo:text-transform="none" fo:color="#1b1b32" style:font-name="Roboto Mono" fo:font-size="12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45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47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1b1b32" style:font-name="Liberation Serif" fo:font-size="14pt" fo:letter-spacing="normal" fo:font-style="normal" fo:font-weight="bold" officeooo:rsid="00157325" style:font-size-asian="14pt" style:font-weight-asian="bold" style:font-size-complex="14pt" style:font-weight-complex="bold" loext:padding="0cm" loext:border="none"/>
    </style:style>
    <style:style style:name="T49" style:family="text">
      <style:text-properties fo:font-variant="normal" fo:text-transform="none" fo:color="#1b1b32" style:font-name="Liberation Serif" fo:font-size="14pt" fo:letter-spacing="normal" fo:font-style="normal" fo:font-weight="bold" officeooo:rsid="001660f0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1b1b32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51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T52" style:family="text">
      <style:text-properties fo:font-variant="normal" fo:text-transform="none" fo:color="#1b1b32" style:font-name="Liberation Serif" fo:font-size="14pt" fo:letter-spacing="normal" fo:font-style="normal" fo:font-weight="normal" officeooo:rsid="00157325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1b1b32" style:font-name="Liberation Serif" fo:font-size="14pt" fo:letter-spacing="normal" fo:font-style="normal" fo:font-weight="normal" officeooo:rsid="004bd825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1b1b32" style:font-name="Liberation Serif" fo:font-size="14pt" fo:letter-spacing="normal" fo:font-style="normal" fo:font-weight="normal" officeooo:rsid="001660f0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/>
    </style:style>
    <style:style style:name="T57" style:family="text">
      <style:text-properties fo:font-variant="normal" fo:text-transform="none" fo:color="#1b1b32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5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size-complex="14pt"/>
    </style:style>
    <style:style style:name="T5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size-complex="14pt"/>
    </style:style>
    <style:style style:name="T60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19c84a" style:font-size-asian="14pt" style:font-weight-asian="normal" style:font-size-complex="14pt" style:font-weight-complex="normal" loext:padding="0cm" loext:border="none"/>
    </style:style>
    <style:style style:name="T62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63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64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3c335" style:font-size-asian="14pt" style:font-weight-asian="normal" style:font-size-complex="14pt" style:font-weight-complex="normal" loext:padding="0cm" loext:border="none"/>
    </style:style>
    <style:style style:name="T65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57f33" style:font-size-asian="14pt" style:font-weight-asian="normal" style:font-size-complex="14pt" style:font-weight-complex="normal" loext:padding="0cm" loext:border="none"/>
    </style:style>
    <style:style style:name="T66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67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4ce213" style:font-size-asian="14pt" style:font-weight-asian="bold" style:font-size-complex="14pt" style:font-weight-complex="bold"/>
    </style:style>
    <style:style style:name="T68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2f0ab" style:font-size-asian="14pt" style:font-weight-asian="bold" style:font-size-complex="14pt" style:font-weight-complex="bold" loext:padding="0cm" loext:border="none"/>
    </style:style>
    <style:style style:name="T69" style:family="text">
      <style:text-properties fo:font-variant="normal" fo:text-transform="none" fo:color="#1b1b32" style:font-name="Liberation Serif" fo:font-size="14pt" fo:letter-spacing="normal" fo:font-style="normal" style:text-underline-style="none" fo:font-weight="normal" officeooo:rsid="0053c335" style:font-size-asian="14pt" style:font-weight-asian="bold" style:font-size-complex="14pt" style:font-weight-complex="bold" loext:padding="0cm" loext:border="none"/>
    </style:style>
    <style:style style:name="T70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/>
    </style:style>
    <style:style style:name="T71" style:family="text">
      <style:text-properties fo:font-variant="normal" fo:text-transform="none" fo:color="#1b1b32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72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73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89501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75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19c84a" style:font-size-asian="14pt" style:font-weight-asian="bold" style:font-size-complex="14pt" style:font-weight-complex="bold" loext:padding="0cm" loext:border="none"/>
    </style:style>
    <style:style style:name="T76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2f0ab" style:font-size-asian="14pt" style:font-weight-asian="bold" style:font-size-complex="14pt" style:font-weight-complex="bold" loext:padding="0cm" loext:border="none"/>
    </style:style>
    <style:style style:name="T77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3c335" style:font-size-asian="14pt" style:font-weight-asian="bold" style:font-size-complex="14pt" style:font-weight-complex="bold" loext:padding="0cm" loext:border="none"/>
    </style:style>
    <style:style style:name="T78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557f33" style:font-size-asian="14pt" style:font-weight-asian="bold" style:font-size-complex="14pt" style:font-weight-complex="bold" loext:padding="0cm" loext:border="none"/>
    </style:style>
    <style:style style:name="T79" style:family="text">
      <style:text-properties fo:font-variant="normal" fo:text-transform="none" fo:color="#1b1b32" style:font-name="Liberation Serif" fo:font-size="14pt" fo:letter-spacing="normal" fo:font-style="normal" style:text-underline-style="none" fo:font-weight="bold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8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132ece" style:font-size-asian="14pt" style:font-weight-asian="bold" style:font-size-complex="14pt" style:font-weight-complex="bold" loext:padding="0cm" loext:border="none"/>
    </style:style>
    <style:style style:name="T8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8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8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4eb39" style:font-size-asian="14pt" style:font-weight-asian="bold" style:font-size-complex="14pt" style:font-weight-complex="bold" loext:padding="0cm" loext:border="none"/>
    </style:style>
    <style:style style:name="T8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2e70b6" style:font-size-asian="14pt" style:font-weight-asian="bold" style:font-size-complex="14pt" style:font-weight-complex="bold" loext:padding="0cm" loext:border="none"/>
    </style:style>
    <style:style style:name="T8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style:font-size-asian="14pt" style:font-weight-asian="bold" style:font-size-complex="14pt" style:font-weight-complex="bold" loext:padding="0cm" loext:border="none"/>
    </style:style>
    <style:style style:name="T8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01f1d" style:font-size-asian="14pt" style:font-weight-asian="bold" style:font-size-complex="14pt" style:font-weight-complex="bold" loext:padding="0cm" loext:border="none"/>
    </style:style>
    <style:style style:name="T8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4bd825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bold" officeooo:rsid="003ec7e8" fo:background-color="#fffffe" loext:char-shading-value="0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9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9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70b57" style:font-size-asian="14pt" style:font-weight-asian="normal" style:font-size-complex="14pt" style:font-weight-complex="normal" loext:padding="0cm" loext:border="none"/>
    </style:style>
    <style:style style:name="T9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0b6" style:font-size-asian="14pt" style:font-weight-asian="normal" style:font-size-complex="14pt" style:font-weight-complex="normal" loext:padding="0cm" loext:border="none"/>
    </style:style>
    <style:style style:name="T9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e7701" style:font-size-asian="14pt" style:font-weight-asian="normal" style:font-size-complex="14pt" style:font-weight-complex="normal" loext:padding="0cm" loext:border="none"/>
    </style:style>
    <style:style style:name="T10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03683" style:font-size-asian="14pt" style:font-weight-asian="normal" style:font-size-complex="14pt" style:font-weight-complex="normal" loext:padding="0cm" loext:border="none"/>
    </style:style>
    <style:style style:name="T10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weight-asian="normal" style:font-size-complex="14pt" style:font-weight-complex="normal" loext:padding="0cm" loext:border="none"/>
    </style:style>
    <style:style style:name="T10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132ece" style:font-size-asian="14pt" style:font-weight-asian="bold" style:font-size-complex="14pt" style:font-weight-complex="bold" loext:padding="0cm" loext:border="none"/>
    </style:style>
    <style:style style:name="T10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weight-asian="bold" style:font-size-complex="14pt" style:font-weight-complex="bold" loext:padding="0cm" loext:border="none"/>
    </style:style>
    <style:style style:name="T105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33018a" style:font-size-asian="14pt" style:font-weight-asian="bold" style:font-size-complex="14pt" style:font-weight-complex="bold" loext:padding="0cm" loext:border="none"/>
    </style:style>
    <style:style style:name="T106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269d1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8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0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 loext:padding="0cm" loext:border="none"/>
    </style:style>
    <style:style style:name="T111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b041a" style:font-size-asian="12.25pt" style:font-weight-asian="normal" style:font-size-complex="14pt" style:font-weight-complex="normal" loext:padding="0cm" loext:border="none"/>
    </style:style>
    <style:style style:name="T112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2cd9c1" style:font-size-asian="12.25pt" style:font-weight-asian="normal" style:font-size-complex="14pt" style:font-weight-complex="normal" loext:padding="0cm" loext:border="none"/>
    </style:style>
    <style:style style:name="T113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fo:font-weight="normal" officeooo:rsid="00401f1d" fo:background-color="#fffffe" loext:char-shading-value="0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1b1b32" style:font-name="Liberation Serif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 loext:padding="0cm" loext:border="none"/>
    </style:style>
    <style:style style:name="T115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116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3e987" style:font-size-asian="14pt" style:font-weight-asian="normal" style:font-size-complex="14pt" style:font-weight-complex="normal" loext:padding="0cm" loext:border="none"/>
    </style:style>
    <style:style style:name="T117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normal" officeooo:rsid="0024eb39" style:font-size-asian="14pt" style:font-weight-asian="normal" style:font-size-complex="14pt" style:font-weight-complex="normal" loext:padding="0cm" loext:border="none"/>
    </style:style>
    <style:style style:name="T118" style:family="text">
      <style:text-properties fo:font-variant="normal" fo:text-transform="none" fo:color="#1b1b32" style:font-name="Liberation Serif" fo:font-size="14pt" fo:letter-spacing="normal" fo:language="es" fo:country="ES" style:text-underline-style="none" officeooo:rsid="002269d1" style:font-size-asian="14pt" style:font-size-complex="14pt" loext:padding="0cm" loext:border="none"/>
    </style:style>
    <style:style style:name="T119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120" style:family="text">
      <style:text-properties fo:font-variant="normal" fo:text-transform="none" fo:color="#1b1b32" style:font-name="Liberation Serif" fo:font-size="14pt" fo:letter-spacing="normal" fo:language="es" fo:country="ES" style:text-underline-style="none" fo:font-weight="bold" officeooo:rsid="0023e987" style:font-size-asian="14pt" style:font-weight-asian="bold" style:font-size-complex="14pt" style:font-weight-complex="bold" loext:padding="0cm" loext:border="none"/>
    </style:style>
    <style:style style:name="T121" style:family="text">
      <style:text-properties fo:font-variant="normal" fo:text-transform="none" fo:color="#1b1b32" style:font-name="Liberation Serif" fo:font-size="14pt" fo:letter-spacing="normal" fo:font-style="italic" style:text-underline-style="none" style:font-size-asian="14pt" style:font-size-complex="14pt"/>
    </style:style>
    <style:style style:name="T122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660f0" style:font-size-asian="14pt" style:font-size-complex="14pt" loext:padding="0cm" loext:border="none"/>
    </style:style>
    <style:style style:name="T123" style:family="text">
      <style:text-properties fo:font-variant="normal" fo:text-transform="none" fo:color="#1b1b32" style:font-name="Liberation Serif" fo:font-size="14pt" fo:letter-spacing="normal" style:text-underline-style="none" fo:font-weight="normal" officeooo:rsid="002017ec" style:font-size-asian="14pt" style:font-size-complex="14pt" loext:padding="0cm" loext:border="none"/>
    </style:style>
    <style:style style:name="T124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d073f" style:font-size-asian="14pt" style:font-weight-asian="normal" style:font-size-complex="14pt" style:font-weight-complex="normal" loext:padding="0cm" loext:border="none"/>
    </style:style>
    <style:style style:name="T125" style:family="text">
      <style:text-properties fo:font-variant="normal" fo:text-transform="none" fo:color="#1b1b32" style:font-name="Liberation Serif" fo:font-size="14pt" fo:letter-spacing="normal" style:text-underline-style="none" fo:font-weight="normal" officeooo:rsid="001f1452" style:font-size-asian="14pt" style:font-weight-asian="normal" style:font-size-complex="14pt" style:font-weight-complex="normal" loext:padding="0cm" loext:border="none"/>
    </style:style>
    <style:style style:name="T126" style:family="text">
      <style:text-properties fo:font-variant="normal" fo:text-transform="none" fo:color="#1b1b32" style:font-name="Liberation Serif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1b1b32" style:font-name="Liberation Serif" fo:font-size="14pt" fo:letter-spacing="normal" style:text-underline-style="none" officeooo:rsid="001660f0" style:font-size-asian="14pt" style:font-size-complex="14pt" loext:padding="0cm" loext:border="none"/>
    </style:style>
    <style:style style:name="T128" style:family="text">
      <style:text-properties fo:font-variant="normal" fo:text-transform="none" fo:color="#1b1b32" style:font-name="Liberation Serif" fo:font-size="14pt" fo:letter-spacing="normal" style:text-underline-style="none" officeooo:rsid="002017ec" style:font-size-asian="14pt" style:font-size-complex="14pt" loext:padding="0cm" loext:border="none"/>
    </style:style>
    <style:style style:name="T129" style:family="text">
      <style:text-properties fo:font-variant="normal" fo:text-transform="none" fo:color="#1b1b32" style:font-name="Liberation Serif" fo:font-size="14pt" fo:letter-spacing="normal" officeooo:rsid="001f1452" style:font-size-asian="14pt" style:font-size-complex="14pt" loext:padding="0cm" loext:border="none"/>
    </style:style>
    <style:style style:name="T130" style:family="text">
      <style:text-properties fo:font-variant="normal" fo:text-transform="none" fo:color="#1b1b32" style:font-name="Liberation Serif" fo:font-size="14pt" fo:letter-spacing="normal" officeooo:rsid="002017ec" style:font-size-asian="14pt" style:font-size-complex="14pt" loext:padding="0cm" loext:border="none"/>
    </style:style>
    <style:style style:name="T131" style:family="text">
      <style:text-properties fo:font-variant="normal" fo:text-transform="none" fo:color="#1b1b32" style:font-name="Liberation Serif" fo:font-size="13.5pt" fo:letter-spacing="normal" fo:font-style="normal" style:text-underline-style="none" fo:font-weight="normal" officeooo:rsid="002017ec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32" style:family="text">
      <style:text-properties fo:font-variant="normal" fo:text-transform="none" fo:color="#1b1b32" style:font-name="Liberation Serif" fo:letter-spacing="normal" fo:font-style="normal"/>
    </style:style>
    <style:style style:name="T133" style:family="text">
      <style:text-properties fo:font-variant="normal" fo:text-transform="none" fo:color="#1b1b32" style:font-name="Liberation Serif" fo:letter-spacing="normal" fo:font-style="normal" officeooo:rsid="001660f0"/>
    </style:style>
    <style:style style:name="T134" style:family="text">
      <style:text-properties fo:font-variant="normal" fo:text-transform="none" fo:color="#1b1b32" style:font-name="Liberation Serif" fo:letter-spacing="normal" officeooo:rsid="002017ec" style:font-size-asian="14pt" loext:padding="0cm" loext:border="none"/>
    </style:style>
    <style:style style:name="T135" style:family="text">
      <style:text-properties fo:font-variant="normal" fo:text-transform="none" fo:color="#1b1b32" style:font-name="Liberation Serif" fo:letter-spacing="normal" officeooo:rsid="001d073f" loext:padding="0cm" loext:border="none"/>
    </style:style>
    <style:style style:name="T136" style:family="text">
      <style:text-properties fo:font-variant="normal" fo:text-transform="none" fo:color="#1b1b32" style:font-name="Liberation Serif" fo:letter-spacing="normal" officeooo:rsid="002017ec" loext:padding="0cm" loext:border="none"/>
    </style:style>
    <style:style style:name="T137" style:family="text">
      <style:text-properties fo:font-variant="normal" fo:text-transform="none" fo:color="#1b1b32" style:font-name="Liberation Serif" fo:letter-spacing="normal" fo:language="es" fo:country="ES" fo:font-style="normal" style:text-underline-style="none" fo:font-weight="normal" officeooo:rsid="00433f54" style:font-style-asian="normal" style:font-style-complex="normal" loext:padding="0cm" loext:border="none"/>
    </style:style>
    <style:style style:name="T138" style:family="text">
      <style:text-properties fo:font-variant="normal" fo:text-transform="none" fo:color="#1b1b32" style:font-name="Liberation Serif" fo:letter-spacing="normal" fo:language="es" fo:country="ES" fo:font-style="normal" style:text-underline-style="none" officeooo:rsid="00433f54" style:font-style-asian="normal" style:font-style-complex="normal" loext:padding="0cm" loext:border="none"/>
    </style:style>
    <style:style style:name="T139" style:family="text">
      <style:text-properties fo:font-variant="normal" fo:text-transform="none" fo:color="#1b1b32" style:font-name="Liberation Serif" fo:font-size="16pt" fo:letter-spacing="normal" style:text-underline-style="none" fo:font-weight="normal" officeooo:rsid="001d073f" style:font-size-asian="16pt" style:font-weight-asian="normal" style:font-size-complex="16pt" style:font-weight-complex="normal" loext:padding="0cm" loext:border="none"/>
    </style:style>
    <style:style style:name="T140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41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42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b041a" style:font-size-asian="16pt" style:font-weight-asian="bold" style:font-size-complex="16pt" style:font-weight-complex="bold" loext:padding="0cm" loext:border="none"/>
    </style:style>
    <style:style style:name="T143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4eb39" style:font-size-asian="16pt" style:font-weight-asian="bold" style:font-size-complex="16pt" style:font-weight-complex="bold" loext:padding="0cm" loext:border="none"/>
    </style:style>
    <style:style style:name="T144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cd9c1" style:font-size-asian="16pt" style:font-weight-asian="bold" style:font-size-complex="16pt" style:font-weight-complex="bold" loext:padding="0cm" loext:border="none"/>
    </style:style>
    <style:style style:name="T145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0b6" style:font-size-asian="16pt" style:font-weight-asian="bold" style:font-size-complex="16pt" style:font-weight-complex="bold" loext:padding="0cm" loext:border="none"/>
    </style:style>
    <style:style style:name="T146" style:family="text">
      <style:text-properties fo:font-variant="normal" fo:text-transform="none" fo:color="#1b1b32" style:font-name="Liberation Serif" fo:font-size="16pt" fo:letter-spacing="normal" fo:language="es" fo:country="ES" fo:font-style="normal" style:text-underline-style="solid" style:text-underline-width="auto" style:text-underline-color="font-color" fo:font-weight="bold" officeooo:rsid="002e7701" style:font-size-asian="16pt" style:font-weight-asian="bold" style:font-size-complex="16pt" style:font-weight-complex="bold" loext:padding="0cm" loext:border="none"/>
    </style:style>
    <style:style style:name="T147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69d1" style:font-size-asian="16pt" style:font-weight-asian="bold" style:font-size-complex="16pt" style:font-weight-complex="bold" loext:padding="0cm" loext:border="none"/>
    </style:style>
    <style:style style:name="T148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2fd25" style:font-size-asian="16pt" style:font-weight-asian="bold" style:font-size-complex="16pt" style:font-weight-complex="bold" loext:padding="0cm" loext:border="none"/>
    </style:style>
    <style:style style:name="T149" style:family="text">
      <style:text-properties fo:font-variant="normal" fo:text-transform="none" fo:color="#1b1b32" style:font-name="Liberation Serif" fo:font-size="16pt" fo:letter-spacing="normal" fo:language="es" fo:country="ES" style:text-underline-style="solid" style:text-underline-width="auto" style:text-underline-color="font-color" fo:font-weight="bold" officeooo:rsid="0023e987" style:font-size-asian="16pt" style:font-weight-asian="bold" style:font-size-complex="16pt" style:font-weight-complex="bold" loext:padding="0cm" loext:border="none"/>
    </style:style>
    <style:style style:name="T150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3c335" style:font-size-asian="16pt" style:font-weight-asian="bold" style:font-size-complex="16pt" style:font-weight-complex="bold" loext:padding="0cm" loext:border="none"/>
    </style:style>
    <style:style style:name="T151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2f0ab" style:font-size-asian="16pt" style:font-weight-asian="bold" style:font-size-complex="16pt" style:font-weight-complex="bold" loext:padding="0cm" loext:border="none"/>
    </style:style>
    <style:style style:name="T152" style:family="text">
      <style:text-properties fo:font-variant="normal" fo:text-transform="none" fo:color="#1b1b32" style:font-name="Liberation Serif" fo:font-size="16pt" fo:letter-spacing="normal" fo:font-style="normal" style:text-underline-style="solid" style:text-underline-width="auto" style:text-underline-color="font-color" fo:font-weight="bold" officeooo:rsid="00557f33" style:font-size-asian="16pt" style:font-weight-asian="bold" style:font-size-complex="16pt" style:font-weight-complex="bold" loext:padding="0cm" loext:border="none"/>
    </style:style>
    <style:style style:name="T153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4eb39" style:font-size-asian="15pt" style:font-weight-asian="bold" style:font-size-complex="15pt" style:font-weight-complex="bold" loext:padding="0cm" loext:border="none"/>
    </style:style>
    <style:style style:name="T154" style:family="text">
      <style:text-properties fo:font-variant="normal" fo:text-transform="none" fo:color="#1b1b32" style:font-name="Liberation Serif" fo:font-size="15pt" fo:letter-spacing="normal" fo:language="es" fo:country="ES" fo:font-style="normal" style:text-underline-style="solid" style:text-underline-width="auto" style:text-underline-color="font-color" fo:font-weight="bold" officeooo:rsid="00255973" style:font-size-asian="15pt" style:font-weight-asian="bold" style:font-size-complex="15pt" style:font-weight-complex="bold" loext:padding="0cm" loext:border="none"/>
    </style:style>
    <style:style style:name="T155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156" style:family="text">
      <style:text-properties fo:font-variant="normal" fo:text-transform="none" fo:color="#1b1b32" fo:font-size="16pt" fo:letter-spacing="normal" fo:font-style="normal" style:font-size-asian="16pt" style:font-size-complex="16pt"/>
    </style:style>
    <style:style style:name="T157" style:family="text">
      <style:text-properties fo:font-variant="normal" fo:text-transform="none" fo:color="#1b1b32" fo:font-size="16pt" fo:letter-spacing="normal" fo:font-style="normal" officeooo:rsid="00336218" style:font-size-asian="16pt" style:font-size-complex="16pt"/>
    </style:style>
    <style:style style:name="T158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size-complex="14pt"/>
    </style:style>
    <style:style style:name="T159" style:family="text">
      <style:text-properties fo:font-variant="normal" fo:text-transform="none" fo:color="#1b1b32" fo:font-size="14pt" fo:letter-spacing="normal" fo:font-style="normal" style:text-underline-style="none" fo:font-weight="normal" officeooo:rsid="0011beae" style:font-size-asian="14pt" style:font-size-complex="14pt"/>
    </style:style>
    <style:style style:name="T160" style:family="text">
      <style:text-properties fo:font-variant="normal" fo:text-transform="none" fo:color="#1b1b32" fo:font-size="14pt" fo:letter-spacing="normal" fo:font-style="normal" style:text-underline-style="none" fo:font-weight="normal" officeooo:rsid="005235be" style:font-size-asian="14pt" style:font-size-complex="14pt"/>
    </style:style>
    <style:style style:name="T161" style:family="text">
      <style:text-properties fo:font-variant="normal" fo:text-transform="none" fo:color="#1b1b32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1b1b32" fo:font-size="14pt" fo:letter-spacing="normal" fo:font-style="normal" style:text-underline-style="none" fo:font-weight="normal" officeooo:rsid="005235be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1b1b32" fo:font-size="14pt" fo:letter-spacing="normal" fo:font-style="normal" style:text-underline-style="none" style:font-size-asian="14pt" style:font-size-complex="14pt"/>
    </style:style>
    <style:style style:name="T164" style:family="text">
      <style:text-properties fo:font-variant="normal" fo:text-transform="none" fo:color="#1b1b32" fo:font-size="14pt" fo:letter-spacing="normal" fo:font-style="normal" style:text-underline-style="none" fo:font-weight="bold" officeooo:rsid="0052f0ab" style:font-size-asian="14pt" style:font-weight-asian="bold" style:font-size-complex="14pt" style:font-weight-complex="bold"/>
    </style:style>
    <style:style style:name="T165" style:family="text">
      <style:text-properties fo:font-variant="normal" fo:text-transform="none" fo:color="#1b1b32" fo:font-size="14pt" fo:letter-spacing="normal" style:text-underline-style="none" fo:font-weight="normal" officeooo:rsid="001660f0" style:font-size-asian="14pt" style:font-size-complex="14pt"/>
    </style:style>
    <style:style style:name="T166" style:family="text">
      <style:text-properties fo:font-variant="normal" fo:text-transform="none" fo:color="#1b1b32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1b1b32" fo:font-size="14pt" fo:letter-spacing="normal" style:text-underline-style="none" fo:font-weight="normal" officeooo:rsid="003ec7e8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1b1b32" fo:font-size="14pt" fo:letter-spacing="normal" style:text-underline-style="none" officeooo:rsid="003ec7e8" style:font-size-asian="14pt" style:font-size-complex="14pt"/>
    </style:style>
    <style:style style:name="T169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7c9d9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style:font-size-asian="14pt" style:font-style-asian="normal" style:font-size-complex="14pt" style:font-style-complex="normal"/>
    </style:style>
    <style:style style:name="T173" style:family="text">
      <style:text-properties fo:font-variant="normal" fo:text-transform="none" fo:color="#1b1b32" fo:font-size="14pt" fo:letter-spacing="normal" fo:language="es" fo:country="ES" fo:font-style="normal" style:text-underline-style="none" fo:font-weight="normal" officeooo:rsid="00433f54" style:font-size-asian="14pt" style:font-style-asian="normal" style:font-size-complex="14pt" style:font-style-complex="normal"/>
    </style:style>
    <style:style style:name="T174" style:family="text">
      <style:text-properties fo:font-variant="normal" fo:text-transform="none" fo:color="#1b1b32" fo:font-size="14pt" fo:letter-spacing="normal" fo:language="es" fo:country="ES" fo:font-style="normal" style:text-underline-style="none" style:font-size-asian="14pt" style:font-style-asian="normal" style:font-size-complex="14pt" style:font-style-complex="normal"/>
    </style:style>
    <style:style style:name="T175" style:family="text">
      <style:text-properties fo:font-variant="normal" fo:text-transform="none" fo:color="#1b1b32" fo:font-size="14pt" fo:letter-spacing="normal" fo:language="es" fo:country="ES" fo:font-style="normal" style:text-underline-style="none" officeooo:rsid="00433f54" style:font-size-asian="14pt" style:font-style-asian="normal" style:font-size-complex="14pt" style:font-style-complex="normal"/>
    </style:style>
    <style:style style:name="T17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language="es" fo:country="ES" fo:font-style="normal" style:text-underline-style="none" fo:font-weight="normal" officeooo:rsid="0033018a" style:text-blinking="false" style:font-size-asian="14pt" style:font-weight-asian="bold" style:font-size-complex="14pt" style:font-weight-complex="bold" loext:padding="0cm" loext:border="none"/>
    </style:style>
    <style:style style:name="T17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style:font-size-asian="14pt" style:font-size-complex="14pt"/>
    </style:style>
    <style:style style:name="T17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4ce213" style:font-size-asian="14pt" style:font-size-complex="14pt"/>
    </style:style>
    <style:style style:name="T17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81939" style:font-size-asian="14pt" style:font-weight-asian="normal" style:font-size-complex="14pt" style:font-weight-complex="normal" loext:padding="0cm" loext:border="none"/>
    </style:style>
    <style:style style:name="T18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82c19" style:font-size-asian="14pt" style:font-weight-asian="normal" style:font-size-complex="14pt" style:font-weight-complex="normal" loext:padding="0cm" loext:border="none"/>
    </style:style>
    <style:style style:name="T18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9f448" style:font-size-asian="14pt" style:font-weight-asian="normal" style:font-size-complex="14pt" style:font-weight-complex="normal" loext:padding="0cm" loext:border="none"/>
    </style:style>
    <style:style style:name="T18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a07cf" style:font-size-asian="14pt" style:font-weight-asian="normal" style:font-size-complex="14pt" style:font-weight-complex="normal" loext:padding="0cm" loext:border="none"/>
    </style:style>
    <style:style style:name="T18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dd78f" style:font-size-asian="14pt" style:font-weight-asian="normal" style:font-size-complex="14pt" style:font-weight-complex="normal" loext:padding="0cm" loext:border="none"/>
    </style:style>
    <style:style style:name="T18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f470b" style:font-size-asian="14pt" style:font-weight-asian="normal" style:font-size-complex="14pt" style:font-weight-complex="normal" loext:padding="0cm" loext:border="none"/>
    </style:style>
    <style:style style:name="T18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5fbac9" style:font-size-asian="14pt" style:font-weight-asian="normal" style:font-size-complex="14pt" style:font-weight-complex="normal" loext:padding="0cm" loext:border="none"/>
    </style:style>
    <style:style style:name="T18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18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82c19" style:font-size-asian="14pt" style:font-weight-asian="bold" style:font-size-complex="14pt" style:font-weight-complex="bold" loext:padding="0cm" loext:border="none"/>
    </style:style>
    <style:style style:name="T18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81939" style:font-size-asian="14pt" style:font-weight-asian="bold" style:font-size-complex="14pt" style:font-weight-complex="bold" loext:padding="0cm" loext:border="none"/>
    </style:style>
    <style:style style:name="T19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9f448" style:font-size-asian="14pt" style:font-weight-asian="bold" style:font-size-complex="14pt" style:font-weight-complex="bold" loext:padding="0cm" loext:border="none"/>
    </style:style>
    <style:style style:name="T19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5be408" style:font-size-asian="14pt" style:font-weight-asian="bold" style:font-size-complex="14pt" style:font-weight-complex="bold" loext:padding="0cm" loext:border="none"/>
    </style:style>
    <style:style style:name="T19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193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581939" style:font-size-asian="16pt" style:font-weight-asian="bold" style:font-size-complex="16pt" style:font-weight-complex="bold" loext:padding="0cm" loext:border="none"/>
    </style:style>
    <style:style style:name="T194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582c19" style:font-size-asian="16pt" style:font-weight-asian="bold" style:font-size-complex="16pt" style:font-weight-complex="bold" loext:padding="0cm" loext:border="none"/>
    </style:style>
    <style:style style:name="T195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style:font-size-asian="14pt" style:font-size-complex="14pt"/>
    </style:style>
    <style:style style:name="T196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197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198" style:family="text">
      <style:text-properties fo:font-variant="normal" fo:text-transform="none" fo:color="#1b1b32" style:text-line-through-style="none" style:text-line-through-type="none" fo:font-size="14pt" fo:letter-spacing="normal" fo:font-style="normal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199" style:family="text">
      <style:text-properties fo:font-variant="normal" fo:text-transform="none" fo:color="#1b1b32" style:text-line-through-style="none" style:text-line-through-type="none" fo:font-size="14pt" fo:letter-spacing="normal" fo:font-style="italic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00" style:family="text">
      <style:text-properties fo:font-variant="normal" fo:text-transform="none" fo:color="#1b1b32" style:text-line-through-style="none" style:text-line-through-type="none" fo:font-size="16pt" fo:letter-spacing="normal" fo:font-style="normal" style:text-underline-style="solid" style:text-underline-width="auto" style:text-underline-color="font-color" fo:font-weight="bold" officeooo:rsid="00582c19" style:font-size-asian="16pt" style:font-weight-asian="bold" style:font-size-complex="16pt" style:font-weight-complex="bold" loext:padding="0cm" loext:border="none"/>
    </style:style>
    <style:style style:name="T201" style:family="text">
      <style:text-properties fo:font-variant="normal" fo:text-transform="none" fo:color="#1b1b32" style:text-line-through-style="none" style:text-line-through-type="none" fo:font-size="16pt" fo:letter-spacing="normal" fo:font-style="normal" style:text-underline-style="none" fo:font-weight="bold" officeooo:rsid="006670df" style:font-size-asian="16pt" style:font-weight-asian="bold" style:font-size-complex="16pt" style:font-weight-complex="bold" loext:padding="0cm" loext:border="none"/>
    </style:style>
    <style:style style:name="T202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none" fo:font-weight="bold" officeooo:rsid="006670df" style:font-size-asian="16pt" style:font-weight-asian="bold" style:font-size-complex="16pt" style:font-weight-complex="bold" loext:padding="0cm" loext:border="none"/>
    </style:style>
    <style:style style:name="T203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04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05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none" fo:font-weight="normal" officeooo:rsid="006670df" style:font-size-asian="16pt" style:font-weight-asian="normal" style:font-size-complex="16pt" style:font-weight-complex="normal" loext:padding="0cm" loext:border="none"/>
    </style:style>
    <style:style style:name="T206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none" fo:font-weight="normal" officeooo:rsid="006670df" style:font-size-asian="16pt" style:font-weight-asian="bold" style:font-size-complex="16pt" style:font-weight-complex="bold" loext:padding="0cm" loext:border="none"/>
    </style:style>
    <style:style style:name="T207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none" officeooo:rsid="006670df" style:font-size-asian="16pt" style:font-size-complex="16pt" loext:padding="0cm" loext:border="none"/>
    </style:style>
    <style:style style:name="T208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solid" style:text-underline-width="auto" style:text-underline-color="font-color" fo:font-weight="bold" officeooo:rsid="006670df" style:font-size-asian="16pt" style:font-weight-asian="bold" style:font-size-complex="16pt" style:font-weight-complex="bold" loext:padding="0cm" loext:border="none"/>
    </style:style>
    <style:style style:name="T209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solid" style:text-underline-width="auto" style:text-underline-color="font-color" fo:font-weight="normal" officeooo:rsid="006670df" style:font-size-asian="16pt" style:font-weight-asian="bold" style:font-size-complex="16pt" style:font-weight-complex="bold" loext:padding="0cm" loext:border="none"/>
    </style:style>
    <style:style style:name="T210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solid" style:text-underline-width="auto" style:text-underline-color="font-color" fo:font-weight="normal" officeooo:rsid="006670df" style:font-size-asian="16pt" style:font-weight-asian="normal" style:font-size-complex="16pt" style:font-weight-complex="normal" loext:padding="0cm" loext:border="none"/>
    </style:style>
    <style:style style:name="T211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style:text-underline-style="solid" style:text-underline-width="auto" style:text-underline-color="font-color" officeooo:rsid="006670df" style:font-size-asian="16pt" style:font-size-complex="16pt" loext:padding="0cm" loext:border="none"/>
    </style:style>
    <style:style style:name="T212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fo:font-weight="normal" officeooo:rsid="006670df" style:font-size-asian="16pt" style:font-weight-asian="normal" style:font-size-complex="16pt" style:font-weight-complex="normal" loext:padding="0cm" loext:border="none"/>
    </style:style>
    <style:style style:name="T213" style:family="text">
      <style:text-properties fo:font-variant="normal" fo:text-transform="none" fo:color="#1b1b32" style:text-line-through-style="none" style:text-line-through-type="none" style:font-name="Roboto Mono" fo:font-size="12pt" fo:letter-spacing="normal" fo:font-style="normal" fo:font-weight="normal" officeooo:rsid="006670df" style:font-size-asian="16pt" style:font-weight-asian="bold" style:font-size-complex="16pt" style:font-weight-complex="bold" loext:padding="0cm" loext:border="none"/>
    </style:style>
    <style:style style:name="T214" style:family="text">
      <style:text-properties fo:font-variant="normal" fo:text-transform="none" fo:color="#1b1b32" style:text-line-through-style="none" style:text-line-through-type="none" style:font-name="Roboto Mono" fo:font-size="14pt" fo:letter-spacing="normal" fo:font-style="normal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15" style:family="text">
      <style:text-properties fo:font-variant="normal" fo:text-transform="none" fo:color="#1b1b32" style:text-line-through-style="none" style:text-line-through-type="none" style:font-name="Roboto Mono" fo:font-size="14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16" style:family="text">
      <style:text-properties fo:font-variant="normal" fo:text-transform="none" fo:color="#1b1b32" style:text-line-through-style="none" style:text-line-through-type="none" style:font-name="Roboto Mono" fo:letter-spacing="normal" fo:font-style="normal" style:text-underline-style="none" fo:font-weight="normal" officeooo:rsid="006670df" style:font-weight-asian="normal" style:font-weight-complex="normal" loext:padding="0cm" loext:border="none"/>
    </style:style>
    <style:style style:name="T217" style:family="text">
      <style:text-properties fo:font-variant="normal" fo:text-transform="none" fo:color="#1b1b32" style:text-line-through-style="none" style:text-line-through-type="none" style:font-name="Roboto Mono" fo:letter-spacing="normal" fo:font-style="normal" style:text-underline-style="none" fo:font-weight="normal" officeooo:rsid="006670df" style:font-weight-asian="bold" style:font-weight-complex="bold" loext:padding="0cm" loext:border="none"/>
    </style:style>
    <style:style style:name="T218" style:family="text">
      <style:text-properties fo:font-variant="normal" fo:text-transform="none" fo:color="#1b1b32" style:text-line-through-style="none" style:text-line-through-type="none" style:font-name="Roboto Mono" fo:letter-spacing="normal" fo:font-style="normal" style:text-underline-style="none" fo:font-weight="bold" officeooo:rsid="006670df" style:font-weight-asian="bold" style:font-weight-complex="bold" loext:padding="0cm" loext:border="none"/>
    </style:style>
    <style:style style:name="T219" style:family="text">
      <style:text-properties fo:font-variant="normal" fo:text-transform="none" fo:color="#1b1b32" style:text-line-through-style="none" style:text-line-through-type="none" style:font-name="Roboto Mono" fo:font-size="16pt" fo:letter-spacing="normal" fo:font-style="normal" style:text-underline-style="none" fo:font-weight="bold" officeooo:rsid="006670df" style:font-size-asian="16pt" style:font-weight-asian="bold" style:font-size-complex="16pt" style:font-weight-complex="bold" loext:padding="0cm" loext:border="none"/>
    </style:style>
    <style:style style:name="T220" style:family="text">
      <style:text-properties fo:font-variant="normal" fo:text-transform="none" fo:color="#1b1b32" style:text-line-through-style="none" style:text-line-through-type="none" style:font-name="Roboto Mono" fo:font-size="15pt" fo:letter-spacing="normal" fo:font-style="normal" style:text-underline-style="none" fo:font-weight="bold" officeooo:rsid="006670df" style:font-size-asian="15pt" style:font-weight-asian="bold" style:font-size-complex="15pt" style:font-weight-complex="bold" loext:padding="0cm" loext:border="none"/>
    </style:style>
    <style:style style:name="T221" style:family="text">
      <style:text-properties fo:font-variant="normal" fo:text-transform="none" fo:color="#1b1b32" style:text-line-through-style="none" style:text-line-through-type="none" fo:letter-spacing="normal" fo:font-style="normal" style:text-underline-style="none" fo:font-weight="normal" officeooo:rsid="006670df" style:font-weight-asian="normal" style:font-weight-complex="normal" loext:padding="0cm" loext:border="none"/>
    </style:style>
    <style:style style:name="T222" style:family="text">
      <style:text-properties fo:font-variant="normal" fo:text-transform="none" fo:color="#1b1b32" style:text-line-through-style="none" style:text-line-through-type="none" fo:letter-spacing="normal" fo:font-style="normal" officeooo:rsid="006670df" loext:padding="0cm" loext:border="none"/>
    </style:style>
    <style:style style:name="T223" style:family="text">
      <style:text-properties fo:font-variant="normal" fo:text-transform="none" fo:color="#1b1b32" style:text-line-through-style="none" style:text-line-through-type="none" style:font-name="Lato" fo:font-size="14pt" fo:letter-spacing="normal" fo:font-style="normal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24" style:family="text">
      <style:text-properties fo:font-variant="normal" fo:text-transform="none" fo:color="#1b1b32" style:text-line-through-style="none" style:text-line-through-type="none" style:font-name="Lato" fo:font-size="14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25" style:family="text">
      <style:text-properties fo:font-variant="normal" fo:text-transform="none" fo:color="#1b1b32" style:text-line-through-style="none" style:text-line-through-type="none" style:font-name="Lato" fo:font-size="14pt" fo:letter-spacing="normal" fo:font-style="italic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26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bold" officeooo:rsid="006670df" style:font-size-asian="16pt" style:font-weight-asian="bold" style:font-size-complex="16pt" style:font-weight-complex="bold" loext:padding="0cm" loext:border="none"/>
    </style:style>
    <style:style style:name="T227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28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29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6670df" style:font-size-asian="16pt" style:font-weight-asian="bold" style:font-size-complex="16pt" style:font-weight-complex="bold" loext:padding="0cm" loext:border="none"/>
    </style:style>
    <style:style style:name="T230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fo:font-weight="normal" officeooo:rsid="006670df" style:font-size-asian="16pt" style:font-weight-asian="normal" style:font-size-complex="16pt" style:font-weight-complex="normal" loext:padding="0cm" loext:border="none"/>
    </style:style>
    <style:style style:name="T231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none" officeooo:rsid="006670df" style:font-size-asian="16pt" style:font-size-complex="16pt" loext:padding="0cm" loext:border="none"/>
    </style:style>
    <style:style style:name="T232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style:text-underline-style="solid" style:text-underline-width="auto" style:text-underline-color="font-color" fo:font-weight="normal" officeooo:rsid="006670df" style:font-size-asian="16pt" style:font-weight-asian="bold" style:font-size-complex="16pt" style:font-weight-complex="bold" loext:padding="0cm" loext:border="none"/>
    </style:style>
    <style:style style:name="T233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normal" fo:font-weight="normal" officeooo:rsid="006670df" style:font-size-asian="16pt" style:font-weight-asian="bold" style:font-size-complex="16pt" style:font-weight-complex="bold" loext:padding="0cm" loext:border="none"/>
    </style:style>
    <style:style style:name="T234" style:family="text">
      <style:text-properties fo:font-variant="normal" fo:text-transform="none" fo:color="#1b1b32" style:text-line-through-style="none" style:text-line-through-type="none" style:font-name="Lato" fo:font-size="13.5pt" fo:letter-spacing="normal" fo:font-style="italic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35" style:family="text">
      <style:text-properties fo:font-variant="normal" fo:text-transform="none" fo:color="#1b1b32" style:text-line-through-style="none" style:text-line-through-type="none" style:font-name="Lato" fo:letter-spacing="normal" fo:font-style="normal" style:text-underline-style="none" fo:font-weight="normal" officeooo:rsid="006670df" style:font-weight-asian="normal" style:font-weight-complex="normal" loext:padding="0cm" loext:border="none"/>
    </style:style>
    <style:style style:name="T236" style:family="text">
      <style:text-properties fo:font-variant="normal" fo:text-transform="none" fo:color="#1b1b32" style:text-line-through-style="none" style:text-line-through-type="none" style:font-name="Lato" fo:letter-spacing="normal" fo:font-style="normal" style:text-underline-style="none" fo:font-weight="normal" officeooo:rsid="006670df" style:font-weight-asian="bold" style:font-weight-complex="bold" loext:padding="0cm" loext:border="none"/>
    </style:style>
    <style:style style:name="T237" style:family="text">
      <style:text-properties fo:font-variant="normal" fo:text-transform="none" fo:color="#1b1b32" style:text-line-through-style="none" style:text-line-through-type="none" style:font-name="Lato" fo:letter-spacing="normal" fo:font-style="italic" style:text-underline-style="none" fo:font-weight="normal" officeooo:rsid="006670df" style:font-weight-asian="normal" style:font-weight-complex="normal" loext:padding="0cm" loext:border="none"/>
    </style:style>
    <style:style style:name="T238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582c19" style:font-size-asian="16pt" style:font-weight-asian="bold" style:font-size-complex="16pt" style:font-weight-complex="bold" loext:padding="0cm" loext:border="none"/>
    </style:style>
    <style:style style:name="T239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08b9e" style:font-size-asian="16pt" style:font-weight-asian="bold" style:font-size-complex="16pt" style:font-weight-complex="bold" loext:padding="0cm" loext:border="none"/>
    </style:style>
    <style:style style:name="T240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1ea9f" style:font-size-asian="16pt" style:font-weight-asian="bold" style:font-size-complex="16pt" style:font-weight-complex="bold" loext:padding="0cm" loext:border="none"/>
    </style:style>
    <style:style style:name="T241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38a78" style:font-size-asian="16pt" style:font-weight-asian="bold" style:font-size-complex="16pt" style:font-weight-complex="bold" loext:padding="0cm" loext:border="none"/>
    </style:style>
    <style:style style:name="T242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3a535" style:font-size-asian="16pt" style:font-weight-asian="bold" style:font-size-complex="16pt" style:font-weight-complex="bold" loext:padding="0cm" loext:border="none"/>
    </style:style>
    <style:style style:name="T243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45a7f" style:font-size-asian="16pt" style:font-weight-asian="bold" style:font-size-complex="16pt" style:font-weight-complex="bold" loext:padding="0cm" loext:border="none"/>
    </style:style>
    <style:style style:name="T244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670df" style:font-size-asian="16pt" style:font-weight-asian="bold" style:font-size-complex="16pt" style:font-weight-complex="bold" loext:padding="0cm" loext:border="none"/>
    </style:style>
    <style:style style:name="T245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bold" officeooo:rsid="0067cb89" style:font-size-asian="16pt" style:font-weight-asian="bold" style:font-size-complex="16pt" style:font-weight-complex="bold" loext:padding="0cm" loext:border="none"/>
    </style:style>
    <style:style style:name="T246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officeooo:rsid="006670df" style:font-size-asian="16pt" style:font-size-complex="16pt" loext:padding="0cm" loext:border="none"/>
    </style:style>
    <style:style style:name="T247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solid" style:text-underline-width="auto" style:text-underline-color="font-color" fo:font-weight="normal" officeooo:rsid="006670df" style:font-size-asian="16pt" style:font-weight-asian="normal" style:font-size-complex="16pt" style:font-weight-complex="normal" loext:padding="0cm" loext:border="none"/>
    </style:style>
    <style:style style:name="T248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fo:font-weight="normal" officeooo:rsid="006670df" style:font-size-asian="16pt" style:font-weight-asian="normal" style:font-size-complex="16pt" style:font-weight-complex="normal" loext:padding="0cm" loext:border="none"/>
    </style:style>
    <style:style style:name="T249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none" fo:font-weight="normal" officeooo:rsid="006670df" style:font-size-asian="16pt" style:font-weight-asian="normal" style:font-size-complex="16pt" style:font-weight-complex="normal" loext:padding="0cm" loext:border="none"/>
    </style:style>
    <style:style style:name="T250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none" officeooo:rsid="006670df" style:font-size-asian="16pt" style:font-size-complex="16pt" loext:padding="0cm" loext:border="none"/>
    </style:style>
    <style:style style:name="T251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none" fo:font-weight="bold" officeooo:rsid="006670df" style:font-size-asian="16pt" style:font-weight-asian="bold" style:font-size-complex="16pt" style:font-weight-complex="bold" loext:padding="0cm" loext:border="none"/>
    </style:style>
    <style:style style:name="T252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style:text-underline-style="none" fo:font-weight="bold" officeooo:rsid="0067cb89" style:font-size-asian="16pt" style:font-weight-asian="bold" style:font-size-complex="16pt" style:font-weight-complex="bold" loext:padding="0cm" loext:border="none"/>
    </style:style>
    <style:style style:name="T253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officeooo:rsid="006670df" style:font-size-asian="16pt" style:font-size-complex="16pt" loext:padding="0cm" loext:border="none"/>
    </style:style>
    <style:style style:name="T254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fo:font-weight="bold" officeooo:rsid="0067cb89" style:font-size-asian="16pt" style:font-weight-asian="bold" style:font-size-complex="16pt" style:font-weight-complex="bold" loext:padding="0cm" loext:border="none"/>
    </style:style>
    <style:style style:name="T255" style:family="text">
      <style:text-properties fo:font-variant="normal" fo:text-transform="none" fo:color="#1b1b32" style:text-line-through-style="none" style:text-line-through-type="none" style:font-name="Liberation Serif" fo:font-size="16pt" fo:letter-spacing="normal" fo:font-style="normal" fo:font-weight="bold" officeooo:rsid="006670df" style:font-size-asian="16pt" style:font-weight-asian="bold" style:font-size-complex="16pt" style:font-weight-complex="bold" loext:padding="0cm" loext:border="none"/>
    </style:style>
    <style:style style:name="T256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none" fo:font-weight="normal" officeooo:rsid="006670df" style:font-weight-asian="normal" style:font-weight-complex="normal" loext:padding="0cm" loext:border="none"/>
    </style:style>
    <style:style style:name="T257" style:family="text">
      <style:text-properties fo:font-variant="normal" fo:text-transform="none" fo:color="#1b1b32" style:text-line-through-style="none" style:text-line-through-type="none" style:font-name="Liberation Serif" fo:letter-spacing="normal" fo:font-style="normal" style:text-underline-style="none" fo:font-weight="bold" officeooo:rsid="006670df" style:font-weight-asian="bold" style:font-weight-complex="bold" loext:padding="0cm" loext:border="none"/>
    </style:style>
    <style:style style:name="T258" style:family="text">
      <style:text-properties fo:font-variant="normal" fo:text-transform="none" fo:color="#1b1b32" style:text-line-through-style="none" style:text-line-through-type="none" style:font-name="Liberation Serif" fo:letter-spacing="normal" fo:font-style="normal" officeooo:rsid="006670df" loext:padding="0cm" loext:border="none"/>
    </style:style>
    <style:style style:name="T25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08b9e" style:font-size-asian="14pt" style:font-weight-asian="normal" style:font-size-complex="14pt" style:font-weight-complex="normal" loext:padding="0cm" loext:border="none"/>
    </style:style>
    <style:style style:name="T26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17843" style:font-size-asian="14pt" style:font-weight-asian="normal" style:font-size-complex="14pt" style:font-weight-complex="normal" loext:padding="0cm" loext:border="none"/>
    </style:style>
    <style:style style:name="T26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1ea9f" style:font-size-asian="14pt" style:font-weight-asian="normal" style:font-size-complex="14pt" style:font-weight-complex="normal" loext:padding="0cm" loext:border="none"/>
    </style:style>
    <style:style style:name="T26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63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1ea9f" style:font-size-asian="14pt" style:font-weight-asian="bold" style:font-size-complex="14pt" style:font-weight-complex="bold" loext:padding="0cm" loext:border="none"/>
    </style:style>
    <style:style style:name="T264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65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08b9e" style:font-size-asian="14pt" style:font-weight-asian="bold" style:font-size-complex="14pt" style:font-weight-complex="bold" loext:padding="0cm" loext:border="none"/>
    </style:style>
    <style:style style:name="T266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1ea9f" style:font-size-asian="14pt" style:font-weight-asian="bold" style:font-size-complex="14pt" style:font-weight-complex="bold" loext:padding="0cm" loext:border="none"/>
    </style:style>
    <style:style style:name="T267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38a78" style:font-size-asian="14pt" style:font-weight-asian="bold" style:font-size-complex="14pt" style:font-weight-complex="bold" loext:padding="0cm" loext:border="none"/>
    </style:style>
    <style:style style:name="T268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269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normal" style:text-underline-style="none" fo:font-weight="bold" officeooo:rsid="006670df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70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italic" style:text-underline-style="none" fo:font-weight="normal" officeooo:rsid="006670df" style:font-size-asian="14pt" style:font-weight-asian="normal" style:font-size-complex="14pt" style:font-weight-complex="normal" loext:padding="0cm" loext:border="none"/>
    </style:style>
    <style:style style:name="T271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italic" style:text-underline-style="none" fo:font-weight="bold" officeooo:rsid="006670df" style:font-size-asian="14pt" style:font-weight-asian="bold" style:font-size-complex="14pt" style:font-weight-complex="bold" loext:padding="0cm" loext:border="none"/>
    </style:style>
    <style:style style:name="T272" style:family="text">
      <style:text-properties fo:font-variant="normal" fo:text-transform="none" fo:color="#1b1b32" style:text-line-through-style="none" style:text-line-through-type="none" style:font-name="Liberation Serif" fo:font-size="14pt" fo:letter-spacing="normal" fo:font-style="italic" style:text-underline-style="none" fo:font-weight="bold" officeooo:rsid="006670df" style:font-size-asian="14pt" style:font-style-asian="italic" style:font-weight-asian="bold" style:font-size-complex="14pt" style:font-style-complex="italic" style:font-weight-complex="bold" loext:padding="0cm" loext:border="none"/>
    </style:style>
    <style:style style:name="T273" style:family="text">
      <style:text-properties fo:font-variant="normal" fo:text-transform="none" fo:color="#1b1b32" style:text-line-through-style="none" style:text-line-through-type="none" style:font-name="Liberation Serif" fo:font-size="15pt" fo:letter-spacing="normal" fo:font-style="normal" style:text-underline-style="none" fo:font-weight="bold" officeooo:rsid="006670df" style:font-size-asian="15pt" style:font-weight-asian="bold" style:font-size-complex="15pt" style:font-weight-complex="bold" loext:padding="0cm" loext:border="none"/>
    </style:style>
    <style:style style:name="T274" style:family="text">
      <style:text-properties fo:font-variant="normal" fo:text-transform="none" fo:color="#1b1b32" style:text-line-through-style="none" style:text-line-through-type="none" style:font-name="A bite" fo:font-size="14pt" fo:letter-spacing="normal" fo:font-style="normal" style:text-underline-style="none" fo:font-weight="normal" officeooo:rsid="006670df" style:font-size-asian="14pt" style:font-weight-asian="bold" style:font-size-complex="14pt" style:font-weight-complex="bold" loext:padding="0cm" loext:border="none"/>
    </style:style>
    <style:style style:name="T275" style:family="text">
      <style:text-properties fo:font-variant="normal" fo:text-transform="none" fo:color="#999999" style:font-name="Consolas1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276" style:family="text">
      <style:text-properties fo:font-variant="normal" fo:text-transform="none" fo:color="#999999" style:font-name="Consolas1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277" style:family="text">
      <style:text-properties fo:font-variant="normal" fo:text-transform="none" fo:color="#999999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78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279" style:family="text">
      <style:text-properties fo:font-variant="normal" fo:text-transform="none" fo:color="#990055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80" style:family="text">
      <style:text-properties fo:font-variant="normal" fo:text-transform="none" fo:color="#669900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81" style:family="text">
      <style:text-properties fo:font-variant="normal" fo:text-transform="none" fo:color="#0077aa" style:font-name="Consolas1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282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283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size-complex="14pt" loext:padding="0cm" loext:border="none"/>
    </style:style>
    <style:style style:name="T284" style:family="text">
      <style:text-properties fo:font-variant="normal" fo:text-transform="none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 loext:padding="0cm" loext:border="none"/>
    </style:style>
    <style:style style:name="T285" style:family="text">
      <style:text-properties fo:font-variant="normal" fo:text-transform="none" style:font-name="Liberation Serif" fo:font-size="14pt" fo:letter-spacing="normal" fo:font-style="normal" style:text-underline-style="none" style:font-size-asian="14pt" style:font-size-complex="14pt" loext:padding="0cm" loext:border="none"/>
    </style:style>
    <style:style style:name="T286" style:family="text">
      <style:text-properties fo:font-variant="normal" fo:text-transform="none" style:font-name="Liberation Serif" fo:font-size="14pt" fo:letter-spacing="normal" fo:font-style="normal" style:text-underline-style="none" fo:font-weight="bold" style:font-size-asian="14pt" style:font-weight-asian="bold" style:font-size-complex="14pt" style:font-weight-complex="bold" loext:padding="0cm" loext:border="none"/>
    </style:style>
    <style:style style:name="T287" style:family="text">
      <style:text-properties fo:font-variant="normal" fo:text-transform="none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288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89" style:family="text">
      <style:text-properties fo:font-variant="normal" fo:text-transform="none" style:font-name="Liberation Serif" fo:font-size="14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90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291" style:family="text">
      <style:text-properties fo:font-variant="normal" fo:text-transform="none" fo:color="#444444" style:font-name="Liberation Serif" fo:font-size="14pt" fo:letter-spacing="normal" fo:language="es" fo:country="ES" fo:font-style="normal" style:text-underline-style="none" fo:font-weight="normal" officeooo:rsid="002269d1" style:font-size-asian="14pt" style:font-weight-asian="normal" style:font-size-complex="14pt" style:font-weight-complex="normal" loext:padding="0cm" loext:border="none"/>
    </style:style>
    <style:style style:name="T292" style:family="text">
      <style:text-properties fo:font-variant="normal" fo:text-transform="none" fo:color="#000000" style:font-name="Liberation Serif" fo:font-size="14pt" fo:letter-spacing="normal" fo:language="es" fo:country="ES" fo:font-style="normal" style:text-underline-style="none" fo:font-weight="bold" officeooo:rsid="002269d1" style:font-size-asian="14pt" style:font-weight-asian="bold" style:font-size-complex="14pt" style:font-weight-complex="bold" loext:padding="0cm" loext:border="none"/>
    </style:style>
    <style:style style:name="T293" style:family="text">
      <style:text-properties fo:font-variant="normal" fo:text-transform="none" fo:color="#000000" style:font-name="Consolas" fo:font-size="13.5pt" fo:letter-spacing="normal" fo:language="es" fo:country="ES" fo:font-style="normal" style:text-underline-style="none" fo:font-weight="bold" officeooo:rsid="0029fe88" fo:background-color="#fffffe" loext:char-shading-value="0" style:font-size-asian="14pt" style:font-weight-asian="bold" style:font-size-complex="14pt" style:font-weight-complex="bold" loext:padding="0cm" loext:border="none"/>
    </style:style>
    <style:style style:name="T294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303030" style:font-name="Liberation Serif" fo:font-size="14pt" fo:letter-spacing="normal" fo:font-style="normal" style:text-underline-style="none" fo:font-weight="normal" officeooo:rsid="003ec7e8" style:font-size-asian="14pt" style:font-weight-asian="normal" style:font-size-complex="14pt" style:font-weight-complex="normal" loext:padding="0cm" loext:border="none"/>
    </style:style>
    <style:style style:name="T296" style:family="text">
      <style:text-properties fo:font-variant="normal" fo:text-transform="none" fo:color="#303030" style:font-name="Liberation Serif" fo:font-size="14pt" fo:letter-spacing="normal" fo:font-style="normal" style:text-underline-style="none" fo:font-weight="bold" officeooo:rsid="003ec7e8" style:font-size-asian="14pt" style:font-weight-asian="bold" style:font-size-complex="14pt" style:font-weight-complex="bold"/>
    </style:style>
    <style:style style:name="T297" style:family="text">
      <style:text-properties fo:font-variant="normal" fo:text-transform="none" fo:color="#2a2a40" style:font-name="Roboto Mono" fo:font-size="12pt" fo:letter-spacing="normal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298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9" style:family="text">
      <style:text-properties style:text-underline-style="none" fo:font-weight="bold" style:font-weight-asian="bold" style:font-weight-complex="bold"/>
    </style:style>
    <style:style style:name="T300" style:family="text">
      <style:text-properties style:text-underline-style="none" fo:font-weight="normal" style:font-weight-asian="normal" style:font-weight-complex="normal"/>
    </style:style>
    <style:style style:name="T30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302" style:family="text">
      <style:text-properties fo:font-size="16pt" fo:font-weight="bold" style:font-size-asian="16pt" style:font-weight-asian="bold" style:font-size-complex="16pt" style:font-weight-complex="bold"/>
    </style:style>
    <style:style style:name="T303" style:family="text">
      <style:text-properties officeooo:rsid="001660f0"/>
    </style:style>
    <style:style style:name="T304" style:family="text">
      <style:text-properties style:font-name="Liberation Serif" fo:font-size="14pt" style:text-underline-style="none" style:font-size-asian="14pt" style:font-size-complex="14pt"/>
    </style:style>
    <style:style style:name="T305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306" style:family="text">
      <style:text-properties style:font-name="Liberation Serif" fo:font-size="14pt" fo:language="es" fo:country="ES" fo:font-style="normal" style:text-underline-style="none" fo:font-weight="normal" officeooo:rsid="00433f54" style:font-size-asian="14pt" style:font-style-asian="normal" style:font-weight-asian="normal" style:font-size-complex="14pt" style:font-style-complex="normal" style:font-weight-complex="normal"/>
    </style:style>
    <style:style style:name="T307" style:family="text">
      <style:text-properties style:font-name="Liberation Serif" fo:font-size="14pt" fo:language="es" fo:country="ES" fo:font-style="normal" style:text-underline-style="none" fo:font-weight="bold" officeooo:rsid="00433f54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09" style:family="text">
      <style:text-properties style:font-name="Liberation Serif" fo:font-weight="bold" style:font-weight-asian="bold" style:font-weight-complex="bold"/>
    </style:style>
    <style:style style:name="T310" style:family="text">
      <style:text-properties style:font-name="Liberation Serif" fo:font-weight="bold" style:font-weight-asian="bold" style:font-weight-complex="bold" loext:padding="0cm" loext:border="none"/>
    </style:style>
    <style:style style:name="T311" style:family="text">
      <style:text-properties style:font-name="Liberation Serif" style:font-weight-asian="bold" style:font-weight-complex="bold"/>
    </style:style>
    <style:style style:name="T312" style:family="text">
      <style:text-properties fo:font-style="normal" style:font-style-asian="normal" style:font-style-complex="normal"/>
    </style:style>
    <style:style style:name="T313" style:family="text">
      <style:text-properties fo:font-style="normal" officeooo:rsid="00401f1d" style:font-style-asian="normal" style:font-style-complex="normal"/>
    </style:style>
    <style:style style:name="T3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5" style:family="text">
      <style:text-properties fo:color="#0000ff"/>
    </style:style>
    <style:style style:name="T316" style:family="text">
      <style:text-properties officeooo:rsid="00401f1d"/>
    </style:style>
    <style:style style:name="T317" style:family="text">
      <style:text-properties officeooo:rsid="005662d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SwordVoice</text:p>
      <text:p text:style-name="P1"/>
      <text:p text:style-name="P3">Responsive Web Design</text:p>
      <text:p text:style-name="P8">HTML Y HTML5 BASICO</text:p>
      <text:p text:style-name="P2"><text:span text:style-name="T2">Elemento HTM</text:span><text:span text:style-name="T3">L</text:span></text:p>
      <text:p text:style-name="P2">&lt;h1&gt;Hello&lt;/h1&gt;Ese es un elemento <text:span text:style-name="T6">HTML</text:span></text:p>
      <text:p text:style-name="P2">elementos <text:span text:style-name="T6">HTML </text:span>tienen una etiqueta de apertura y una etiqueta de cierre. </text:p>
      <text:p text:style-name="P2">Con esta apertura iniciamos un lenguaje<text:span text:style-name="T6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6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<text:soft-page-break/>Se usa para dar posibilidad a desarrolladores para ver nuestros codigo que utilizamos e<text:span text:style-name="T1">n</text:span> nuestra 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4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6"> main, header, footer, nav, video, article, section</text:span>, entre otras. </text:p>
      <text:p text:style-name="P2">Ayuda co<text:span text:style-name="T317">n</text:span>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6">Img</text:span> y<text:span text:style-name="T6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7">Agrengando el elemento <text:span text:style-name="T6">alt </text:span>da a una accesibilidad mas rapida a los lectores </text:p>
      <text:p text:style-name="P7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10">Enlace a paginas we<text:span text:style-name="T1">b</text:span></text:p>
      <text:p text:style-name="P5">Elemneto <text:span text:style-name="T6">a </text:span>(anchor)</text:p>
      <text:p text:style-name="P6">Esta compuesto co<text:span text:style-name="T1">n</text:span> un <text:span text:style-name="T9">atributo </text:span><text:s/><text:span text:style-name="T6">hre</text:span><text:span text:style-name="T7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1">Este elemento nos ayuda a guiarnos a un link que nos queremos dirigir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9">Enlazar a paginas internas</text:p>
      <text:p text:style-name="P83"/>
      <text:p text:style-name="P15"><text:span text:style-name="T15">Los elementos </text:span><text:span text:style-name="Source_20_Text"><text:span text:style-name="T46">a</text:span></text:span><text:span text:style-name="T15">(</text:span><text:span text:style-name="Emphasis"><text:span text:style-name="T298">anchor</text:span></text:span><text:span text:style-name="T15">) también pueden utilizarse para crear enlaces internos para saltar a diferentes secciones dentro de una página web</text:span> </text:p>
      <text:p text:style-name="P15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0"><text:span text:style-name="T155">elemento anchor dentro de un párrafo</text:span> </text:p>
      <text:p text:style-name="P30"/>
      <text:p text:style-name="P30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30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30"/>
      <text:p text:style-name="P30"/>
      <text:p text:style-name="P30"/>
      <text:p text:style-name="P30"/>
      <text:p text:style-name="P30"><text:soft-page-break/></text:p>
      <text:p text:style-name="P32"/>
      <text:p text:style-name="P43"/>
      <text:p text:style-name="P30"/>
      <text:p text:style-name="P30"/>
      <text:p text:style-name="P30"/>
      <text:p text:style-name="P30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5"/>
      <text:p text:style-name="P40"><text:span text:style-name="T19">el símbolo hash</text:span><text:span text:style-name="T20">(#)</text:span><text:span text:style-name="T6"> </text:span></text:p>
      <text:p text:style-name="P46"/>
      <text:p text:style-name="P37">Nos ayuda a crear un enlace muerto</text:p>
      <text:p text:style-name="P46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/text:p>
      <text:p text:style-name="P46"/>
      <text:p text:style-name="P46"/>
      <text:p text:style-name="P45"/>
      <text:p text:style-name="P45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/text:p>
      <text:p text:style-name="P45"/>
      <text:p text:style-name="P45"/>
      <text:p text:style-name="P34"><text:span text:style-name="T300">con este simbolo sera un enlace normal</text:span><text:span text:style-name="T299">.</text:span></text:p>
      <text:p text:style-name="P45"/>
      <text:p text:style-name="P45">Convertir una imagen en enlace</text:p>
      <text:p text:style-name="P45"/>
      <text:p text:style-name="P33"><text:span text:style-name="T10">Añade tu imagen dentro de un elemento </text:span><text:span text:style-name="Source_20_Text"><text:span text:style-name="T282">a </text:span></text:span><text:span text:style-name="T24">.</text:span><text:span text:style-name="T10">A continuación, te presentamos un ejemplo:</text:span><text:span text:style-name="T301"> </text:span><text:span text:style-name="Source_20_Text"><text:span text:style-name="T277">&lt;</text:span></text:span><text:span text:style-name="Source_20_Text"><text:span text:style-name="T279">a </text:span></text:span><text:span text:style-name="Source_20_Text"><text:span text:style-name="T280">href</text:span></text:span><text:span text:style-name="Source_20_Text"><text:span text:style-name="T277">="</text:span></text:span><text:span text:style-name="Source_20_Text"><text:span text:style-name="T281">#</text:span></text:span><text:span text:style-name="Source_20_Text"><text:span text:style-name="T277">"&gt;&lt;</text:span></text:span><text:span text:style-name="Source_20_Text"><text:span text:style-name="T279">img </text:span></text:span><text:span text:style-name="Source_20_Text"><text:span text:style-name="T280">src</text:span></text:span><text:span text:style-name="Source_20_Text"><text:span text:style-name="T277">="</text:span></text:span><text:span text:style-name="Source_20_Text"><text:span text:style-name="T281">https://www.bit.ly/fcc-running-cats</text:span></text:span><text:span text:style-name="Source_20_Text"><text:span text:style-name="T277">"</text:span></text:span><text:span text:style-name="Source_20_Text"><text:span text:style-name="T279"> </text:span></text:span><text:span text:style-name="Source_20_Text"><text:span text:style-name="T280">alt</text:span></text:span><text:span text:style-name="Source_20_Text"><text:span text:style-name="T277">="</text:span></text:span><text:span text:style-name="Source_20_Text"><text:span text:style-name="T281">Three kittens running towards the camera.</text:span></text:span><text:span text:style-name="Source_20_Text"><text:span text:style-name="T277">"&gt;&lt;/</text:span></text:span><text:span text:style-name="Source_20_Text"><text:span text:style-name="T279">a</text:span></text:span><text:span text:style-name="Source_20_Text"><text:span text:style-name="T277">&gt;</text:span></text:span></text:p>
      <text:p text:style-name="P79"><text:soft-page-break/><text:span text:style-name="Source_20_Text"><text:span text:style-name="T275"/></text:span></text:p>
      <text:p text:style-name="P79"><text:span text:style-name="Source_20_Text"><text:span text:style-name="T275"/></text:span></text:p>
      <text:p text:style-name="P80"><text:span text:style-name="Source_20_Text"><text:span text:style-name="T276"/></text:span></text:p>
      <text:p text:style-name="P80"><text:span text:style-name="Source_20_Text"><text:span text:style-name="T276"/></text:span></text:p>
      <text:p text:style-name="P80"><text:span text:style-name="Source_20_Text"><text:span text:style-name="T278"/></text:span></text:p>
      <text:p text:style-name="P42">Creando lista no ordenada</text:p>
      <text:p text:style-name="P42"/>
      <text:p text:style-name="P35">esto nos ayuda a colocar lo que representa</text:p>
      <text:p text:style-name="P35">el proyecto en el que estamos trabajando</text:p>
      <text:p text:style-name="P36">creando una lista de sus cualidades.</text:p>
      <text:p text:style-name="P44"/>
      <text:p text:style-name="P45"/>
      <text:p text:style-name="P45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/text:p>
      <text:p text:style-name="P41"><text:span text:style-name="T19">Crea</text:span><text:span text:style-name="T21">ndo</text:span><text:span text:style-name="T19"> una lista ordenada</text:span></text:p>
      <text:p text:style-name="P54">Con estos elementos se enumeran las cualidades del proyecto</text:p>
      <text:p text:style-name="P67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/text:p>
      <text:p text:style-name="P67"/>
      <text:p text:style-name="P67"/>
      <text:p text:style-name="P67"/>
      <text:p text:style-name="P67"/>
      <text:p text:style-name="P67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/text:p>
      <text:p text:style-name="P67"/>
      <text:p text:style-name="P67"/>
      <text:p text:style-name="P67"><text:soft-page-break/></text:p>
      <text:p text:style-name="P68">Campo de Texto</text:p>
      <text:p text:style-name="P68"/>
      <text:p text:style-name="P55">Esto no ayuda a crear un formulario web</text:p>
      <text:p text:style-name="P55"><text:s text:c="2"/>sea de registro o alguna informacion de usuario.</text:p>
      <text:p text:style-name="P55">Este elemento <text:span text:style-name="T302">input</text:span> tienes un cierre automatico.</text:p>
      <text:p text:style-name="P68"><draw:frame draw:style-name="fr3" draw:name="Figura26" text:anchor-type="paragraph" svg:x="-1.91cm" svg:y="0.635cm" svg:width="11.456cm" svg:height="3.387cm" draw:z-index="25"><draw:image xlink:href="Pictures/10000000000001B10000008025C133AF.png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47"/>
      <text:p text:style-name="P47"><text:span text:style-name="T27">T</text:span><text:span text:style-name="T18">exto provisional a un campo de texto</text:span> </text:p>
      <text:p text:style-name="P47"/>
      <text:p text:style-name="P47"><text:span text:style-name="T158">El texto provisional es lo que se muestra en tu elemento de entrada, </text:span><text:span text:style-name="T159">indicando el tipo de informacion que buscaras em el sitio</text:span></text:p>
      <text:p text:style-name="P75"/>
      <text:p text:style-name="P75"/>
      <text:p text:style-name="P75"><draw:frame draw:style-name="fr3" draw:name="Figura27" text:anchor-type="paragraph" svg:x="-1.99cm" svg:y="0.007cm" svg:width="14.333cm" svg:height="4.128cm" draw:z-index="26"><draw:image xlink:href="Pictures/10000000000001B90000007F5C869AEE.pn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3" draw:name="Figura28" text:anchor-type="paragraph" svg:x="-1.99cm" svg:y="0.333cm" svg:width="14.446cm" svg:height="4.323cm" draw:z-index="27"><draw:image xlink:href="Pictures/10000000000001C3000000875A9C518F.png" xlink:type="simple" xlink:show="embed" xlink:actuate="onLoad"/></draw:frame></text:p>
      <text:p text:style-name="P75"/>
      <text:p text:style-name="P75"/>
      <text:p text:style-name="P75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47"><text:soft-page-break/><text:span text:style-name="T28">El</text:span><text:span text:style-name="T18">emento de formulario </text:span></text:p>
      <text:p text:style-name="P69"/>
      <text:p text:style-name="P38"><text:span text:style-name="T26">El elemento </text:span><text:span text:style-name="T18">form</text:span><text:span text:style-name="T26"> esta compuesto por un atributo </text:span><text:span text:style-name="T18">action</text:span></text:p>
      <text:p text:style-name="P58">Acompañado con un URL <text:s/>o direccion que queremos señalar en nuestro formulario</text:p>
      <text:p text:style-name="P58"/>
      <text:p text:style-name="P58"><draw:frame draw:style-name="fr3" draw:name="Figura29" text:anchor-type="paragraph" svg:x="-1.977cm" svg:y="0.82cm" svg:width="15.187cm" svg:height="4.921cm" draw:z-index="28"><draw:image xlink:href="Pictures/100000000000023E000000BA5DCEDF62.png" xlink:type="simple" xlink:show="embed" xlink:actuate="onLoad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2">Agregando un boton de envio de un formulario</text:p>
      <text:p text:style-name="P72"/>
      <text:p text:style-name="P72"/>
      <text:p text:style-name="P16"><text:span text:style-name="T94">Con el boton </text:span><text:span text:style-name="T80">submit</text:span><text:span text:style-name="T94"> ayudara a </text:span><text:span text:style-name="T102">enviar los datos de tu formulario a la URL especificada con el atributo </text:span><text:span text:style-name="Source_20_Text"><text:span text:style-name="T81">action</text:span></text:span><text:span text:style-name="Source_20_Text"><text:span text:style-name="T103"> </text:span></text:span><text:span text:style-name="T102">del formulario</text:span><text:span text:style-name="T80">.</text:span></text:p>
      <text:p text:style-name="P59"><draw:frame draw:style-name="fr3" draw:name="Figura30" text:anchor-type="paragraph" svg:x="-0.217cm" svg:y="0.171cm" svg:width="14.579cm" svg:height="3.36cm" draw:z-index="29"><draw:image xlink:href="Pictures/10000000000002270000007F642B3364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31"><text:span text:style-name="T35">Re</text:span><text:span text:style-name="T34">querir un campo </text:span></text:p>
      <text:p text:style-name="P60"><text:s/></text:p>
      <text:p text:style-name="P56">si nuestro formulario no tiene relleno no permitira el envio</text:p>
      <text:p text:style-name="P60"/>
      <text:p text:style-name="P60"/>
      <text:p text:style-name="P60"><draw:frame draw:style-name="fr3" draw:name="Figura31" text:anchor-type="paragraph" svg:x="-2.043cm" svg:y="0cm" svg:width="12.674cm" svg:height="2.143cm" draw:z-index="30"><draw:image xlink:href="Pictures/10000000000001DF000000515D3E709B.png" xlink:type="simple" xlink:show="embed" xlink:actuate="onLoad"/></draw:frame><draw:frame draw:style-name="fr3" draw:name="Figura32" text:anchor-type="paragraph" svg:x="10.672cm" svg:y="0cm" svg:width="7.038cm" svg:height="2.328cm" draw:z-index="31"><draw:image xlink:href="Pictures/100000000000010A000000586830C588.png" xlink:type="simple" xlink:show="embed" xlink:actuate="onLoad"/></draw:frame></text:p>
      <text:p text:style-name="P60"/>
      <text:p text:style-name="P60"/>
      <text:p text:style-name="P60"/>
      <text:p text:style-name="P60"/>
      <text:p text:style-name="P71"><text:soft-page-break/>Botones de Radio</text:p>
      <text:p text:style-name="P57"/>
      <text:p text:style-name="P57">Lo usamos para pregunta<text:span text:style-name="T303">s</text:span> en la que queremos que el usuario nos de una respuesta <text:span text:style-name="T303">para cada grupo o formulario</text:span></text:p>
      <text:p text:style-name="P57"/>
      <text:p text:style-name="P39"><text:span text:style-name="T32"><text:s text:c="4"/></text:span><text:span text:style-name="T26">Los botones de radio son un tipo de entrada</text:span><text:span text:style-name="T19"> </text:span><text:span text:style-name="T22">input.</text:span></text:p>
      <text:p text:style-name="P17"><text:span text:style-name="T52">Cada uno de tus botones de radio puede a</text:span><text:span text:style-name="T53">ñad</text:span><text:span text:style-name="T52">irse dentro de su propio elemento</text:span><text:span text:style-name="T47"> </text:span><text:span text:style-name="Source_20_Text"><text:span text:style-name="T48">label</text:span></text:span><text:span text:style-name="T47">.</text:span><text:span text:style-name="T52"> Envolver un elemento </text:span><text:span text:style-name="Source_20_Text"><text:span text:style-name="T48">input </text:span></text:span><text:span text:style-name="T52">dentro de un elemento </text:span><text:span text:style-name="Source_20_Text"><text:span text:style-name="T48">label </text:span></text:span><text:span text:style-name="T52">asociará automáticamente la entrada del botón de radio con el elemento </text:span><text:span text:style-name="T47">label</text:span><text:span text:style-name="T52"> que lo rodea</text:span><text:span text:style-name="T47">.</text:span></text:p>
      <text:p text:style-name="P17"><text:span text:style-name="T47"><text:s/></text:span><text:span text:style-name="T55">Cada boton debe tener el mismo atributo </text:span><text:span text:style-name="T49">name</text:span><text:span text:style-name="T55">, asi cuando selecionamos un solo boton automaticamente rechaza el outro del grupo asegurandose que el usuario de una sola respuesta.</text:span></text:p>
      <text:p text:style-name="P61"><draw:frame draw:style-name="fr3" draw:name="Figura33" text:anchor-type="paragraph" svg:x="0.037cm" svg:y="0.238cm" svg:width="12.435cm" svg:height="4.604cm" draw:z-index="32"><draw:image xlink:href="Pictures/10000000000001D6000000AEEE9BF389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3" draw:name="Figura34" text:anchor-type="paragraph" svg:x="0.166cm" svg:y="0.053cm" svg:width="13.335cm" svg:height="6.509cm" draw:z-index="33"><draw:image xlink:href="Pictures/10000000000001F8000000F681FA8EAB.png" xlink:type="simple" xlink:show="embed" xlink:actuate="onLoad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3" draw:name="Figura35" text:anchor-type="paragraph" svg:x="0.139cm" svg:y="0.436cm" svg:width="15.293cm" svg:height="4.551cm" draw:z-index="34"><draw:image xlink:href="Pictures/1000000000000242000000ACCD5D68CE.png" xlink:type="simple" xlink:show="embed" xlink:actuate="onLoad"/></draw:frame></text:p>
      <text:p text:style-name="P61"/>
      <text:p text:style-name="P61"/>
      <text:p text:style-name="P61"/>
      <text:p text:style-name="P77"><text:soft-page-break/><text:span text:style-name="T133">C</text:span><text:span text:style-name="T132">asillas de Verificacion</text:span></text:p>
      <text:p text:style-name="P73"/>
      <text:p text:style-name="P77"><text:span text:style-name="T58">Los formularios suelen usar casillas de verificación </text:span><text:span text:style-name="T70">(</text:span><text:span text:style-name="Definition"><text:span text:style-name="T121">checkboxes</text:span></text:span><text:span text:style-name="T70">)</text:span><text:span text:style-name="T58"> para preguntas que puedan tener más de una respuesta.</text:span><text:span text:style-name="T70"> </text:span></text:p>
      <text:p text:style-name="P62"/>
      <text:p text:style-name="P18"><text:span text:style-name="T73"><text:s text:c="4"/></text:span><text:span text:style-name="T58">Las casillas de verificación son un tipo de</text:span><text:span text:style-name="T72"> </text:span><text:span text:style-name="Source_20_Text"><text:span text:style-name="T74">input </text:span></text:span><text:span text:style-name="T58">(entrada).</text:span><text:span text:style-name="T70"> </text:span></text:p>
      <text:p text:style-name="P63"/>
      <text:p text:style-name="P18"><text:span text:style-name="T58">Cada una de tus casillas de verificación puede a</text:span><text:span text:style-name="T59">ña</text:span><text:span text:style-name="T58">d</text:span><text:span text:style-name="T59">i</text:span><text:span text:style-name="T58">rse dentro de su propio elemento </text:span><text:span text:style-name="Source_20_Text"><text:span text:style-name="T74">label</text:span></text:span><text:span text:style-name="T58">. Envolver un elemento</text:span><text:span text:style-name="T72"> </text:span><text:span text:style-name="Source_20_Text"><text:span text:style-name="T74">input </text:span></text:span><text:span text:style-name="T58">dentro de un elemento </text:span><text:span text:style-name="Source_20_Text"><text:span text:style-name="T74">label </text:span></text:span><text:span text:style-name="T58">asociará automáticamente ese </text:span><text:span text:style-name="T72">input</text:span><text:span text:style-name="T58"> de tipo </text:span><text:span text:style-name="T72">checkbox</text:span><text:span text:style-name="T58"> con el elemento </text:span><text:span text:style-name="T72">label</text:span><text:span text:style-name="T58"> que lo rode</text:span><text:span text:style-name="T59">a.</text:span></text:p>
      <text:p text:style-name="P64"/>
      <text:p text:style-name="P19"><text:span text:style-name="T59">Todos los inputs de tipo casilla de verificación que están relacionados entre sí deben tener el mismo atributo </text:span><text:span text:style-name="Source_20_Text"><text:span text:style-name="T75">name</text:span></text:span></text:p>
      <text:p text:style-name="P19"><text:span text:style-name="Source_20_Text"><text:span text:style-name="T75"/></text:span></text:p>
      <text:p text:style-name="P19"><text:span text:style-name="Source_20_Text"><text:span text:style-name="T61">Establecemos el elemento </text:span></text:span><text:span text:style-name="Source_20_Text"><text:span text:style-name="T75">label</text:span></text:span><text:span text:style-name="Source_20_Text"><text:span text:style-name="T61"> con un atributo</text:span></text:span><text:span text:style-name="Source_20_Text"><text:span text:style-name="T75"> for.</text:span></text:span></text:p>
      <text:p text:style-name="P19"><text:span text:style-name="Source_20_Text"><text:span text:style-name="T61">Para que coincida con el atributo </text:span></text:span><text:span text:style-name="Source_20_Text"><text:span text:style-name="T75">id</text:span></text:span><text:span text:style-name="Source_20_Text"><text:span text:style-name="T61"> de nuestro elemento </text:span></text:span><text:span text:style-name="Source_20_Text"><text:span text:style-name="T75">input</text:span></text:span><text:span text:style-name="Source_20_Text"><text:span text:style-name="T61"> asociado</text:span></text:span></text:p>
      <text:p text:style-name="P19"><draw:frame draw:style-name="fr3" draw:name="Figura36" text:anchor-type="paragraph" svg:x="0.048cm" svg:y="0.079cm" svg:width="12.621cm" svg:height="3.995cm" draw:z-index="35"><draw:image xlink:href="Pictures/10000000000001DD00000097674A6873.png" xlink:type="simple" xlink:show="embed" xlink:actuate="onLoad"/></draw:frame><text:span text:style-name="Source_20_Text"><text:span text:style-name="T61"/></text:span></text:p>
      <text:p text:style-name="P19"><text:span text:style-name="Source_20_Text"><text:span text:style-name="T75"/></text:span></text:p>
      <text:p text:style-name="P65"/>
      <text:p text:style-name="P65"/>
      <text:p text:style-name="P65"/>
      <text:p text:style-name="P65"/>
      <text:p text:style-name="P65"/>
      <text:p text:style-name="P65"><draw:frame draw:style-name="fr3" draw:name="Figura37" text:anchor-type="paragraph" svg:x="0.259cm" svg:y="0.097cm" svg:width="12.25cm" svg:height="3.863cm" draw:z-index="36"><draw:image xlink:href="Pictures/10000000000001CF00000092F664466F.png" xlink:type="simple" xlink:show="embed" xlink:actuate="onLoad"/></draw:frame></text:p>
      <text:p text:style-name="P66"/>
      <text:p text:style-name="P76"/>
      <text:p text:style-name="P61"/>
      <text:p text:style-name="P61"/>
      <text:p text:style-name="P61"/>
      <text:p text:style-name="P61"/>
      <text:p text:style-name="P61"><text:s/></text:p>
      <text:p text:style-name="P48"><text:span text:style-name="T42">A</text:span><text:span text:style-name="T41">tributo </text:span><text:span text:style-name="T42">(</text:span><text:span text:style-name="T41">value</text:span><text:span text:style-name="T42">)</text:span><text:span text:style-name="T41"> con botones de radio y casillas de verificación</text:span></text:p>
      <text:p text:style-name="P74"/>
      <text:p text:style-name="P48"><text:span text:style-name="T165">Cuando se envía un formulario, los datos se envían al servidor e incluyen entradas para las opciones seleccionadas. Los inputs de tipo </text:span><text:span text:style-name="Source_20_Text"><text:span text:style-name="T122">radio </text:span></text:span><text:span text:style-name="T165">y </text:span><text:span text:style-name="Source_20_Text"><text:span text:style-name="T122">checkbox </text:span></text:span><text:span text:style-name="T165">reportan sus valores desde el atributo </text:span><text:span text:style-name="Source_20_Text"><text:span text:style-name="T127">value.</text:span></text:span></text:p>
      <text:p text:style-name="P48"><draw:frame draw:style-name="fr3" draw:name="Figura38" text:anchor-type="paragraph" svg:x="-0.178cm" svg:y="0.499cm" svg:width="12.647cm" svg:height="6.429cm" draw:z-index="37"><draw:image xlink:href="Pictures/10000000000001DE000000F3883DC03E.png" xlink:type="simple" xlink:show="embed" xlink:actuate="onLoad"/></draw:frame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draw:frame draw:style-name="fr3" draw:name="Figura39" text:anchor-type="paragraph" svg:x="-0.363cm" svg:y="-1.469cm" svg:width="12.488cm" svg:height="6.694cm" draw:z-index="38"><draw:image xlink:href="Pictures/10000000000001D8000000FDFF59832B.png" xlink:type="simple" xlink:show="embed" xlink:actuate="onLoad"/></draw:frame><text:soft-page-break/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8"><text:span text:style-name="Source_20_Text"><text:span text:style-name="T127"/></text:span></text:p>
      <text:p text:style-name="P49"><text:span text:style-name="Source_20_Text"><text:span text:style-name="T124">Funciona como informacion interna que se envia al servidor cuando el usuario llena las preguntas.</text:span></text:span></text:p>
      <text:p text:style-name="P49"><text:span text:style-name="Source_20_Text"><text:span text:style-name="T139"/></text:span></text:p>
      <text:p text:style-name="P50"><text:span text:style-name="Source_20_Text"><text:span text:style-name="T135">Marca botones de radio y casillas de verificación por defecto</text:span></text:span></text:p>
      <text:p text:style-name="P51"><text:span text:style-name="Source_20_Text"><text:span text:style-name="T129"/></text:span></text:p>
      <text:p text:style-name="P51"><text:span text:style-name="Source_20_Text"><text:span text:style-name="T125">Su funcion es para cuando iniciemos a la web esten marcado los botones y </text:span></text:span></text:p>
      <text:p text:style-name="P51"><text:span text:style-name="Source_20_Text"><text:span text:style-name="T125">nuestras casillas por defecto. </text:span></text:span></text:p>
      <text:p text:style-name="P51"><draw:frame draw:style-name="fr3" draw:name="Figura40" text:anchor-type="paragraph" svg:x="0.034cm" svg:y="0.201cm" svg:width="11.748cm" svg:height="3.598cm" draw:z-index="39"><draw:image xlink:href="Pictures/10000000000001BC000000880EA17378.png" xlink:type="simple" xlink:show="embed" xlink:actuate="onLoad"/></draw:frame><text:span text:style-name="Source_20_Text"><text:span text:style-name="T129"/></text:span></text:p>
      <text:p text:style-name="P51"><text:span text:style-name="Source_20_Text"><text:span text:style-name="T129"/></text:span></text:p>
      <text:p text:style-name="P51"><text:span text:style-name="Source_20_Text"><text:span text:style-name="T129"/></text:span></text:p>
      <text:p text:style-name="P51"><text:span text:style-name="Source_20_Text"><text:span text:style-name="T129"/></text:span></text:p>
      <text:p text:style-name="P51"><text:span text:style-name="Source_20_Text"><text:span text:style-name="T129"/></text:span></text:p>
      <text:p text:style-name="P51"><text:span text:style-name="Source_20_Text"><text:span text:style-name="T129"/></text:span></text:p>
      <text:p text:style-name="P52"><text:span text:style-name="Source_20_Text"><text:span text:style-name="T130"/></text:span></text:p>
      <text:p text:style-name="P52"><text:span text:style-name="Source_20_Text"><text:span text:style-name="T130"/></text:span></text:p>
      <text:p text:style-name="P52"><text:span text:style-name="Source_20_Text"><text:span text:style-name="T134">Añadiendo mucho elemento con (div)</text:span></text:span></text:p>
      <text:p text:style-name="P52"><text:span text:style-name="Source_20_Text"><text:span text:style-name="T134"/></text:span></text:p>
      <text:p text:style-name="P52"><text:span text:style-name="Source_20_Text"><text:span text:style-name="T123">El elemento </text:span></text:span><text:span text:style-name="Source_20_Text"><text:span text:style-name="T128">div,</text:span></text:span><text:span text:style-name="Source_20_Text"><text:span text:style-name="T123"> también conocido como elemento de división, es un contenedor de propósito general para otros elementos.</text:span></text:span><text:span text:style-name="Source_20_Text"><text:span text:style-name="T128"> </text:span></text:span></text:p>
      <text:p text:style-name="P20"><text:span text:style-name="Source_20_Text"><text:span text:style-name="T79"><text:s text:c="2"/></text:span></text:span><text:span text:style-name="Source_20_Text"><text:span text:style-name="T66">Al igual que cualquier otro elemento sin cierre automático, puedes abrir un elemento </text:span></text:span><text:span text:style-name="Source_20_Text"><text:span text:style-name="T79">div</text:span></text:span><text:span text:style-name="Source_20_Text"><text:span text:style-name="T66"> con </text:span></text:span><text:span text:style-name="Source_20_Text"><text:span text:style-name="T79">&lt;div&gt; </text:span></text:span><text:span text:style-name="Source_20_Text"><text:span text:style-name="T66">y cerrarlo en otra línea con</text:span></text:span><text:span text:style-name="Source_20_Text"><text:span text:style-name="T11"> </text:span></text:span><text:span text:style-name="Source_20_Text"><text:span text:style-name="T79">&lt;/div&gt;</text:span></text:span><text:span text:style-name="Source_20_Text"><text:span text:style-name="T131">.</text:span></text:span></text:p>
      <text:p text:style-name="P20"><draw:frame draw:style-name="fr3" draw:name="Figura41" text:anchor-type="paragraph" svg:x="-0.323cm" svg:y="0.296cm" svg:width="10.345cm" svg:height="8.387cm" draw:z-index="40"><draw:image xlink:href="Pictures/10000000000001870000013D24651329.png" xlink:type="simple" xlink:show="embed" xlink:actuate="onLoad"/></draw:frame><text:span text:style-name="Source_20_Text"><text:span text:style-name="T131"/></text:span></text:p>
      <text:p text:style-name="P52"><text:span text:style-name="Source_20_Text"><text:span text:style-name="T130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pan text:style-name="Source_20_Text"><text:span text:style-name="T134"/></text:span></text:p>
      <text:p text:style-name="P52"><text:soft-page-break/><text:span text:style-name="Source_20_Text"><text:span text:style-name="T134"/></text:span></text:p>
      <text:p text:style-name="P53"><text:span text:style-name="Source_20_Text"><text:span text:style-name="T136">Declara el Doctype de un documento HTML</text:span></text:span></text:p>
      <text:p text:style-name="P53"><text:span text:style-name="Source_20_Text"><text:span text:style-name="T134"/></text:span></text:p>
      <text:p text:style-name="P53"><draw:frame draw:style-name="fr3" draw:name="Figura42" text:anchor-type="paragraph" svg:x="0.021cm" svg:y="3.413cm" svg:width="12.568cm" svg:height="5.821cm" draw:z-index="41"><draw:image xlink:href="Pictures/10000000000001DB000000DCA1EC72CF.png" xlink:type="simple" xlink:show="embed" xlink:actuate="onLoad"/></draw:frame><text:span text:style-name="Source_20_Text"><text:span text:style-name="T115">Con el doctype debemos siempre indicar el tipo de documento que usamos en nuestra pagina o version de </text:span></text:span><text:span text:style-name="Source_20_Text"><text:span text:style-name="T118">html</text:span></text:span><text:span text:style-name="Source_20_Text"><text:span text:style-name="T115"> que maneja nuestro documento web</text:span></text:span></text:p>
      <text:p text:style-name="P21"><text:span text:style-name="Source_20_Text"><text:span text:style-name="T107"><text:s text:c="3"/></text:span></text:span><text:span text:style-name="Source_20_Text"><text:span text:style-name="T291">Cuando escribimos nuestro documento </text:span></text:span><text:span text:style-name="Source_20_Text"><text:span text:style-name="T290">HTML</text:span></text:span><text:span text:style-name="Source_20_Text"><text:span text:style-name="T291">, lo primero que tenemos que escribir es el </text:span></text:span><text:span text:style-name="Source_20_Text"><text:span text:style-name="Strong_20_Emphasis"><text:span text:style-name="T290">doctype</text:span></text:span></text:span><text:span text:style-name="Source_20_Text"><text:span text:style-name="T115"> </text:span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draw:frame draw:style-name="fr3" draw:name="Figura43" text:anchor-type="paragraph" svg:x="12.624cm" svg:y="0.101cm" svg:width="6.376cm" svg:height="2.566cm" draw:z-index="42"><draw:image xlink:href="Pictures/10000000000000F10000006177CADE6C.png" xlink:type="simple" xlink:show="embed" xlink:actuate="onLoad"/></draw:frame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2"><text:span text:style-name="Source_20_Text"><text:span text:style-name="T140">Definir el encabezado y el cuerpo de un Documento HTML</text:span></text:span></text:p>
      <text:p text:style-name="P22"><text:span text:style-name="Source_20_Text"><text:span text:style-name="T147"><text:s/></text:span></text:span></text:p>
      <text:p text:style-name="P21"><text:span text:style-name="Source_20_Text"><text:span text:style-name="T104">Puedes agregar otro nivel de organización en tu documento HTML dentro de las etiquetas </text:span></text:span><text:span text:style-name="Source_20_Text"><text:span text:style-name="T82">html</text:span></text:span><text:span text:style-name="Source_20_Text"><text:span text:style-name="T104"> con los elementos </text:span></text:span><text:span text:style-name="Source_20_Text"><text:span text:style-name="T82">head </text:span></text:span><text:span text:style-name="Source_20_Text"><text:span text:style-name="T104">y </text:span></text:span><text:span text:style-name="Source_20_Text"><text:span text:style-name="T82">body</text:span></text:span><text:span text:style-name="Source_20_Text"><text:span text:style-name="T104">. Cualquier código con información sobre tu página iría dentro de la etiqueta </text:span></text:span><text:span text:style-name="Source_20_Text"><text:span text:style-name="T82">head</text:span></text:span><text:span text:style-name="Source_20_Text"><text:span text:style-name="T104"> .Entonces, cualquier código con el contenido de la página (lo que se muestra para un usuario) iría dentro de la etiqueta </text:span></text:span><text:span text:style-name="Source_20_Text"><text:span text:style-name="T292">body</text:span></text:span><text:span text:style-name="Source_20_Text"><text:span text:style-name="T104">.</text:span></text:span><text:span text:style-name="Source_20_Text"><text:span text:style-name="T119"> </text:span></text:span></text:p>
      <text:p text:style-name="P21"><text:span text:style-name="Source_20_Text"><text:span text:style-name="T82"><text:s/></text:span></text:span><text:span text:style-name="Source_20_Text"><text:span text:style-name="T104">Elementos de metadatos, cuentos de Como </text:span></text:span><text:span text:style-name="Source_20_Text"><text:span text:style-name="T82">link, meta, title,</text:span></text:span><text:span text:style-name="Source_20_Text"><text:span text:style-name="T104"> y </text:span></text:span><text:span text:style-name="Source_20_Text"><text:span text:style-name="T82">style</text:span></text:span><text:span text:style-name="Source_20_Text"><text:span text:style-name="T104">, tipicamente van Dentro del Elemento </text:span></text:span><text:span text:style-name="Source_20_Text"><text:span text:style-name="T82">head</text:span></text:span><text:span text:style-name="Source_20_Text"><text:span text:style-name="T104">.</text:span></text:span><text:span text:style-name="Source_20_Text"><text:span text:style-name="T119"> </text:span></text:span></text:p>
      <text:p text:style-name="P21"><draw:frame draw:style-name="fr3" draw:name="Figura44" text:anchor-type="paragraph" svg:x="0.139cm" svg:y="0.175cm" svg:width="11.165cm" svg:height="9.419cm" draw:z-index="43"><draw:image xlink:href="Pictures/10000000000001A600000164BA9B8DF9.png" xlink:type="simple" xlink:show="embed" xlink:actuate="onLoad"/></draw:frame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21"><text:span text:style-name="Source_20_Text"><text:span text:style-name="T115"/></text:span></text:p>
      <text:p text:style-name="P78"><text:soft-page-break/><text:span text:style-name="Source_20_Text"><text:span text:style-name="T148">CSS BASICO</text:span></text:span></text:p>
      <text:p text:style-name="P22"><text:span text:style-name="Source_20_Text"><text:span text:style-name="T148"/></text:span></text:p>
      <text:p text:style-name="P23"><text:span text:style-name="Source_20_Text"><text:span text:style-name="T149">Cambiando color del texto</text:span></text:span></text:p>
      <text:p text:style-name="P23"><text:span text:style-name="Source_20_Text"><text:span text:style-name="T149"/></text:span></text:p>
      <text:p text:style-name="P23"><text:span text:style-name="Source_20_Text"><text:span text:style-name="T116">Esta formado por una propiedades de </text:span></text:span><text:span text:style-name="Source_20_Text"><text:span text:style-name="T120">style</text:span></text:span><text:span text:style-name="Source_20_Text"><text:span text:style-name="T116"> y </text:span></text:span><text:span text:style-name="Source_20_Text"><text:span text:style-name="T120">color.</text:span></text:span></text:p>
      <text:p text:style-name="P23"><draw:frame draw:style-name="fr3" draw:name="Figura45" text:anchor-type="paragraph" svg:x="-0.072cm" svg:y="0.303cm" svg:width="12.012cm" svg:height="3.307cm" draw:z-index="44"><draw:image xlink:href="Pictures/10000000000001C60000007D22FF7AD2.png" xlink:type="simple" xlink:show="embed" xlink:actuate="onLoad"/></draw:frame><text:span text:style-name="Source_20_Text"><text:span text:style-name="T120"/></text:span></text:p>
      <text:p text:style-name="P23"><text:span text:style-name="Source_20_Text"><text:span text:style-name="T120"/></text:span></text:p>
      <text:p text:style-name="P23"><text:span text:style-name="Source_20_Text"><text:span text:style-name="T120"/></text:span></text:p>
      <text:p text:style-name="P23"><text:span text:style-name="Source_20_Text"><text:span text:style-name="T120"/></text:span></text:p>
      <text:p text:style-name="P23"><text:span text:style-name="Source_20_Text"><text:span text:style-name="T120"/></text:span></text:p>
      <text:p text:style-name="P23"><text:span text:style-name="Source_20_Text"><text:span text:style-name="T120"/></text:span></text:p>
      <text:p text:style-name="P23"><text:span text:style-name="Source_20_Text"><text:span text:style-name="T120"/></text:span></text:p>
      <text:p text:style-name="P23"><text:span text:style-name="Source_20_Text"><text:span text:style-name="T116">Debemos tener en cuenta de terminar las declaraciones de </text:span></text:span><text:span text:style-name="Source_20_Text"><text:span text:style-name="T120">style</text:span></text:span><text:span text:style-name="Source_20_Text"><text:span text:style-name="T116"> con un punto y coma (;)</text:span></text:span></text:p>
      <text:p text:style-name="P23"><text:span text:style-name="Source_20_Text"><text:span text:style-name="T116"/></text:span></text:p>
      <text:p text:style-name="P23"><text:span text:style-name="Source_20_Text"><text:span text:style-name="T116"/></text:span></text:p>
      <text:p text:style-name="P23"><text:span text:style-name="Source_20_Text"><text:span text:style-name="T141">Utiliza selectores CSS para dar estilo a elementos</text:span></text:span><text:span text:style-name="Source_20_Text"><text:span text:style-name="T149"> </text:span></text:span></text:p>
      <text:p text:style-name="P23"><text:span text:style-name="Source_20_Text"><text:span text:style-name="T44"/></text:span></text:p>
      <text:p text:style-name="P23"><text:span text:style-name="Source_20_Text"><text:span text:style-name="T96">Cuando escribimos </text:span></text:span><text:span text:style-name="Source_20_Text"><text:span text:style-name="T83">&lt;h2 style="color: red;"&gt;CatPhotoApp&lt;/h2&gt;</text:span></text:span><text:span text:style-name="Source_20_Text"><text:span text:style-name="T95">, estabas aplicando un estilo a ese elemento </text:span></text:span><text:span text:style-name="Source_20_Text"><text:span text:style-name="T83">h2</text:span></text:span><text:span text:style-name="Source_20_Text"><text:span text:style-name="T95"> específico usando CSS en línea</text:span></text:span><text:span text:style-name="Source_20_Text"><text:span text:style-name="T116"> </text:span></text:span></text:p>
      <text:p text:style-name="P24"><text:span text:style-name="Source_20_Text"><text:span text:style-name="T117"><text:s/>Seria una manera directa al codigo que queremos usar un style de color.</text:span></text:span></text:p>
      <text:p text:style-name="P24"><text:span text:style-name="Source_20_Text"><text:span text:style-name="T14">I</text:span></text:span><text:span text:style-name="Source_20_Text"><text:span text:style-name="T96">nline CSS es una de las formas de especificar el estilo de un elemento, pero existe una mejor forma de aplicar estilos CSS</text:span></text:span><text:span text:style-name="Source_20_Text"><text:span text:style-name="T117"> </text:span></text:span></text:p>
      <text:p text:style-name="P24"><text:span text:style-name="Source_20_Text"><text:span text:style-name="T117"/></text:span></text:p>
      <text:p text:style-name="P24"><draw:frame draw:style-name="fr3" draw:name="Figura46" text:anchor-type="paragraph" svg:x="0.048cm" svg:y="0cm" svg:width="12.674cm" svg:height="4.128cm" draw:z-index="45"><draw:image xlink:href="Pictures/10000000000001DF0000009C8B656F32.png" xlink:type="simple" xlink:show="embed" xlink:actuate="onLoad"/></draw:frame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draw:frame draw:style-name="fr3" draw:name="Figura47" text:anchor-type="paragraph" svg:x="0.127cm" svg:y="0.356cm" svg:width="12.832cm" svg:height="7.038cm" draw:z-index="46"><draw:image xlink:href="Pictures/10000000000001E50000010AD99F80F4.png" xlink:type="simple" xlink:show="embed" xlink:actuate="onLoad"/></draw:frame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text:span text:style-name="Source_20_Text"><text:span text:style-name="T117"/></text:span></text:p>
      <text:p text:style-name="P24"><draw:frame draw:style-name="fr3" draw:name="Figura48" text:anchor-type="paragraph" svg:x="-0.582cm" svg:y="-0.067cm" svg:width="17cm" svg:height="2.586cm" draw:z-index="47"><draw:image xlink:href="Pictures/10000000000002E0000000706A206076.png" xlink:type="simple" xlink:show="embed" xlink:actuate="onLoad"/></draw:frame><text:soft-page-break/><text:span text:style-name="Source_20_Text"><text:span text:style-name="T96"/></text:span></text:p>
      <text:p text:style-name="P26"><text:span text:style-name="Source_20_Text"><text:span text:style-name="T96">Es importante tener tanto llaves de apertura como de cierre ( </text:span></text:span><text:span text:style-name="Source_20_Text"><text:span text:style-name="T84">{ </text:span></text:span><text:span text:style-name="Source_20_Text"><text:span text:style-name="T96">y </text:span></text:span><text:span text:style-name="Source_20_Text"><text:span text:style-name="T293">}</text:span></text:span><text:span text:style-name="Source_20_Text"><text:span text:style-name="T84"> </text:span></text:span><text:span text:style-name="Source_20_Text"><text:span text:style-name="T96">) alrededor de la (s) regla (s) de estilo de cada elemento.</text:span></text:span></text:p>
      <text:p text:style-name="P24"><text:span text:style-name="Source_20_Text"><text:span text:style-name="T96"/></text:span></text:p>
      <text:p text:style-name="P24"><text:span text:style-name="Source_20_Text"><text:span text:style-name="T154">C</text:span></text:span><text:span text:style-name="Source_20_Text"><text:span text:style-name="T153">lase CSS para aplicar estilos a </text:span></text:span><text:span text:style-name="Source_20_Text"><text:span text:style-name="T154">u</text:span></text:span><text:span text:style-name="Source_20_Text"><text:span text:style-name="T153">n elemento</text:span></text:span><text:span text:style-name="Source_20_Text"><text:span text:style-name="T96"> </text:span></text:span></text:p>
      <text:p text:style-name="P24"><text:span text:style-name="Source_20_Text"><text:span text:style-name="T96"/></text:span></text:p>
      <text:p text:style-name="P25"><text:span text:style-name="Source_20_Text"><text:span text:style-name="T97">Las clases son estilos reutilizables que se pueden agregar a los elementos HTML </text:span></text:span></text:p>
      <text:p text:style-name="P24"><draw:frame draw:style-name="fr3" draw:name="Figura49" text:anchor-type="paragraph" svg:x="-0.005cm" svg:y="0.543cm" svg:width="12.197cm" svg:height="6.085cm" draw:z-index="48"><draw:image xlink:href="Pictures/10000000000001CD000000E603CD1A65.png" xlink:type="simple" xlink:show="embed" xlink:actuate="onLoad"/></draw:frame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4"><text:span text:style-name="Source_20_Text"><text:span text:style-name="T96">hemos creado una clase CSS llamada </text:span></text:span><text:span text:style-name="Source_20_Text"><text:span text:style-name="T84">blue-text </text:span></text:span><text:span text:style-name="Source_20_Text"><text:span text:style-name="T96">dentro de la etiqueta </text:span></text:span><text:span text:style-name="Source_20_Text"><text:span text:style-name="T84">&lt;style&gt;.</text:span></text:span><text:span text:style-name="Source_20_Text"><text:span text:style-name="T96"> PUEDES APLICAR Una clase una ONU Elemento HTML of this Modo:</text:span></text:span><text:span text:style-name="Source_20_Text"><text:span text:style-name="T84">&lt;h2 class="blue-text"&gt;CatPhotoApp&lt;/h2&gt;</text:span></text:span><text:span text:style-name="Source_20_Text"><text:span text:style-name="T96">. Ten en cuenta que en tu elemento CSS s</text:span></text:span><text:span text:style-name="Source_20_Text"><text:span text:style-name="T84">tyle,</text:span></text:span><text:span text:style-name="Source_20_Text"><text:span text:style-name="T96"> los nombres de clase comienzan con un punto. En el atributo "class" de tus elementos HTML, el nombre de la clase no lleva punto delante. </text:span></text:span></text:p>
      <text:p text:style-name="P24"><text:span text:style-name="Source_20_Text"><text:span text:style-name="T96"/></text:span></text:p>
      <text:p text:style-name="P24"><text:span text:style-name="Source_20_Text"><text:span text:style-name="T96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pan text:style-name="Source_20_Text"><text:span text:style-name="T142"/></text:span></text:p>
      <text:p text:style-name="P27"><text:soft-page-break/><text:span text:style-name="Source_20_Text"><text:span text:style-name="T142">Clase CSS en multiples elementos</text:span></text:span></text:p>
      <text:p text:style-name="P27"><text:span text:style-name="Source_20_Text"><text:span text:style-name="T111"/></text:span></text:p>
      <text:p text:style-name="P27"><text:span text:style-name="Source_20_Text"><text:span text:style-name="T111">Esto nos permite usar el mismo estilo con vários elementos </text:span></text:span><text:span text:style-name="Source_20_Text"><text:span text:style-name="T112">HTML </text:span></text:span><text:span text:style-name="Source_20_Text"><text:span text:style-name="T111">aplicando el atributo “class</text:span></text:span><text:span text:style-name="Source_20_Text"><text:span text:style-name="T112">”</text:span></text:span></text:p>
      <text:p text:style-name="P24"><draw:frame draw:style-name="fr3" draw:name="Figura50" text:anchor-type="paragraph" svg:x="-0.291cm" svg:y="0.48cm" svg:width="17cm" svg:height="9.701cm" draw:z-index="50"><draw:image xlink:href="Pictures/10000000000002E7000001A8B9EAFD97.png" xlink:type="simple" xlink:show="embed" xlink:actuate="onLoad"/></draw:frame><text:span text:style-name="Source_20_Text"><text:span text:style-name="T96"/></text:span></text:p>
      <text:p text:style-name="P24"><text:span text:style-name="Source_20_Text"><text:span text:style-name="T144"/></text:span></text:p>
      <text:p text:style-name="P24"><text:span text:style-name="Source_20_Text"><text:span text:style-name="T144">El</text:span></text:span><text:span text:style-name="Source_20_Text"><text:span text:style-name="T143"> tamaño de fuente de un elemento</text:span></text:span><text:span text:style-name="Source_20_Text"><text:span text:style-name="T145">s</text:span></text:span></text:p>
      <text:p text:style-name="P24"><text:span text:style-name="Source_20_Text"><text:span text:style-name="T143"/></text:span></text:p>
      <text:p text:style-name="P28"><text:span text:style-name="Source_20_Text"><text:span text:style-name="T98">Con el</text:span></text:span><text:span text:style-name="Source_20_Text"><text:span text:style-name="T85"> font-size</text:span></text:span><text:span text:style-name="Source_20_Text"><text:span text:style-name="T98"> aumentamos el tamaño de nuestro elemento.</text:span></text:span></text:p>
      <text:p text:style-name="P28"><draw:frame draw:style-name="fr3" draw:name="Figura51" text:anchor-type="paragraph" svg:x="-0.085cm" svg:y="1.709cm" svg:width="12.674cm" svg:height="4.895cm" draw:z-index="49"><draw:image xlink:href="Pictures/10000000000001DF000000B90FD1AD4F.png" xlink:type="simple" xlink:show="embed" xlink:actuate="onLoad"/></draw:frame><text:span text:style-name="Source_20_Text"><text:span text:style-name="T98"> </text:span></text:span></text:p>
      <text:p text:style-name="P28"><text:span text:style-name="Source_20_Text"><text:span text:style-name="T98"><text:s/>Debe esta</text:span></text:span><text:span text:style-name="Source_20_Text"><text:span text:style-name="T99">r dentro</text:span></text:span><text:span text:style-name="Source_20_Text"><text:span text:style-name="T98"> </text:span></text:span><text:span text:style-name="Source_20_Text"><text:span text:style-name="T99">de</text:span></text:span><text:span text:style-name="Source_20_Text"><text:span text:style-name="T98"> la etiqueta </text:span></text:span><text:span text:style-name="Source_20_Text"><text:span text:style-name="T85">style</text:span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pan text:style-name="Source_20_Text"><text:span text:style-name="T85"/></text:span></text:p>
      <text:p text:style-name="P28"><text:soft-page-break/><text:span text:style-name="Source_20_Text"><text:span text:style-name="T145"> la propiedad </text:span></text:span><text:span text:style-name="Source_20_Text"><text:span text:style-name="T146">(</text:span></text:span><text:span text:style-name="Source_20_Text"><text:span text:style-name="T145">font-family</text:span></text:span><text:span text:style-name="Source_20_Text"><text:span text:style-name="T146">)</text:span></text:span></text:p>
      <text:p text:style-name="P28"><text:span text:style-name="Source_20_Text"><text:span text:style-name="T145"/></text:span></text:p>
      <text:p text:style-name="P28"><text:span text:style-name="Source_20_Text"><text:span text:style-name="T98">font-family (familia de fuente). </text:span></text:span><text:span text:style-name="Source_20_Text"><text:span text:style-name="T99">Para esta</text:span></text:span><text:span text:style-name="Source_20_Text"><text:span text:style-name="T100">b</text:span></text:span><text:span text:style-name="Source_20_Text"><text:span text:style-name="T99">lecer un estilo de letra a un elemento</text:span></text:span></text:p>
      <text:p text:style-name="P28"><draw:frame draw:style-name="fr3" draw:name="Figura52" text:anchor-type="paragraph" svg:x="-0.125cm" svg:y="1.005cm" svg:width="12.435cm" svg:height="6.324cm" draw:z-index="51"><draw:image xlink:href="Pictures/10000000000001D6000000EFC833E128.png" xlink:type="simple" xlink:show="embed" xlink:actuate="onLoad"/></draw:frame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text:span text:style-name="Source_20_Text"><text:span text:style-name="T99"/></text:span></text:p>
      <text:p text:style-name="P28"><draw:frame draw:style-name="fr3" draw:name="Figura53" text:anchor-type="paragraph" svg:x="-0.926cm" svg:y="0.171cm" svg:width="17cm" svg:height="3.38cm" draw:z-index="52"><draw:image xlink:href="Pictures/10000000000002A700000087318E8A1E.png" xlink:type="simple" xlink:show="embed" xlink:actuate="onLoad"/></draw:frame><text:span text:style-name="Source_20_Text"><text:span text:style-name="T99"/></text:span></text:p>
      <text:p text:style-name="P29"><text:span text:style-name="Source_20_Text"><text:span text:style-name="T146">Importa una fuente de Google Fonts</text:span></text:span></text:p>
      <text:p text:style-name="P29"><text:span text:style-name="Source_20_Text"><text:span text:style-name="T146"/></text:span></text:p>
      <text:p text:style-name="P81"><text:span text:style-name="Source_20_Text"><text:span text:style-name="T176">Google Fonts. </text:span></text:span><text:span text:style-name="Source_20_Text"><text:span text:style-name="T105">es una biblioteca gratuita de fuentes web que puedes utilizar en tu código CSS, haciendo referencia a la URL de la fuente.</text:span></text:span></text:p>
      <text:p text:style-name="P125"><text:span text:style-name="T56">Para importar una fuente de Google, puedes copiar la URL de la fuente desde la librería de Google Fonts y luego pegarla en tu código HTML</text:span><text:span text:style-name="T13">.</text:span></text:p>
      <text:p text:style-name="P126"><draw:frame draw:style-name="fr3" draw:name="Figura54" text:anchor-type="paragraph" svg:x="0.034cm" svg:y="0.605cm" svg:width="12.224cm" svg:height="2.805cm" draw:z-index="53"><draw:image xlink:href="Pictures/10000000000001CE0000006AC24BEAA2.png" xlink:type="simple" xlink:show="embed" xlink:actuate="onLoad"/></draw:frame></text:p>
      <text:p text:style-name="P126"/>
      <text:p text:style-name="P125"><draw:frame draw:style-name="fr3" draw:name="Figura55" text:anchor-type="paragraph" svg:x="0.034cm" svg:y="0.737cm" svg:width="13.335cm" svg:height="2.355cm" draw:z-index="54"><draw:image xlink:href="Pictures/10000000000001F8000000591084919F.png" xlink:type="simple" xlink:show="embed" xlink:actuate="onLoad"/></draw:frame> <text:line-break/></text:p>
      <text:p text:style-name="P125"/>
      <text:p text:style-name="P125"/>
      <text:p text:style-name="P125"/>
      <text:p text:style-name="P128"/>
      <text:p text:style-name="P128"/>
      <text:p text:style-name="P134"><text:soft-page-break/><text:span text:style-name="T157">C</text:span><text:span text:style-name="T156">ómo deben degradarse las fuentes</text:span></text:p>
      <text:p text:style-name="P135"><text:span text:style-name="T26">Cuando una fuente no está disponible en el sistema, puedes indicarle al navegador que "degrade" a otra fuente alternativa</text:span><text:span text:style-name="T18"> </text:span></text:p>
      <text:p text:style-name="P134"><draw:frame draw:style-name="fr3" draw:name="Figura56" text:anchor-type="paragraph" svg:x="-0.085cm" svg:y="0.72cm" svg:width="12.779cm" svg:height="6.324cm" draw:z-index="55"><draw:image xlink:href="Pictures/10000000000001E3000000EFBE1C6F95.png" xlink:type="simple" xlink:show="embed" xlink:actuate="onLoad"/></draw:frame> </text:p>
      <text:p text:style-name="P133"/>
      <text:p text:style-name="P133"/>
      <text:p text:style-name="P125"/>
      <text:p text:style-name="P125"/>
      <text:p text:style-name="P125"/>
      <text:p text:style-name="P125"/>
      <text:p text:style-name="P125"/>
      <text:p text:style-name="P125"/>
      <text:p text:style-name="P155">El tamaño de una imagen</text:p>
      <text:p text:style-name="P155"><text:span text:style-name="T58">CSS tiene una propiedad llamada </text:span><text:span text:style-name="Source_20_Text"><text:span text:style-name="T285">width</text:span></text:span><text:span text:style-name="Source_20_Text"><text:span text:style-name="T283"> </text:span></text:span><text:span text:style-name="T58">que controla el ancho de un elemento.</text:span></text:p>
      <text:p text:style-name="P155"><text:span text:style-name="T305"><text:s/>Usando la unida </text:span><text:span text:style-name="T304">px (pixeles)</text:span><text:span text:style-name="T305"> para especificar el ancho de la imagen</text:span></text:p>
      <text:p text:style-name="P137"/>
      <text:p text:style-name="P137"><draw:frame draw:style-name="fr3" draw:name="Figura57" text:anchor-type="paragraph" svg:x="0.064cm" svg:y="0.758cm" svg:width="12.197cm" svg:height="7.62cm" draw:z-index="56"><draw:image xlink:href="Pictures/10000000000001CD0000012017ABC707.png" xlink:type="simple" xlink:show="embed" xlink:actuate="onLoad"/></draw:frame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55"><text:span text:style-name="T305">en nuestro elemento</text:span><text:span text:style-name="T304"> img </text:span><text:span text:style-name="T305">debemos incluir una “</text:span><text:span text:style-name="T304">clase” </text:span></text:p>
      <text:p text:style-name="P136"><draw:frame draw:style-name="fr3" draw:name="Figura58" text:anchor-type="paragraph" svg:x="0.113cm" svg:y="0.72cm" svg:width="10.583cm" svg:height="2.778cm" draw:z-index="57"><draw:image xlink:href="Pictures/1000000000000190000000699CE07EE0.png" xlink:type="simple" xlink:show="embed" xlink:actuate="onLoad"/></draw:frame></text:p>
      <text:p text:style-name="P136"><text:soft-page-break/></text:p>
      <text:p text:style-name="P147">Agrega borde alrededor de nuestro elemento</text:p>
      <text:p text:style-name="P156"><text:span text:style-name="T60">Los bordes CSS tienen propiedades como </text:span><text:span text:style-name="Source_20_Text"><text:span text:style-name="T285">style</text:span></text:span><text:span text:style-name="T60">(estilo), </text:span><text:span text:style-name="Source_20_Text"><text:span text:style-name="T285">color</text:span></text:span><text:span text:style-name="Source_20_Text"><text:span text:style-name="T62"> y </text:span></text:span><text:span text:style-name="Source_20_Text"><text:span text:style-name="T285">width</text:span></text:span><text:span text:style-name="Source_20_Text"><text:span text:style-name="T284"> </text:span></text:span><text:span text:style-name="T60">(ancho).</text:span><text:span text:style-name="T305"> </text:span></text:p>
      <text:p text:style-name="P139"><draw:frame draw:style-name="fr3" draw:name="Figura59" text:anchor-type="paragraph" svg:x="-0.032cm" svg:y="0.968cm" svg:width="12.515cm" svg:height="8.361cm" draw:z-index="58"><draw:image xlink:href="Pictures/10000000000001D90000013C20F8E3FA.png" xlink:type="simple" xlink:show="embed" xlink:actuate="onLoad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42"/>
      <text:p text:style-name="P142">Debemos aplicar un “class” a nuestro elemento img, podemos usarlo en el mismo class que tenga nuestro elemento img</text:p>
      <text:p text:style-name="P142"><draw:frame draw:style-name="fr3" draw:name="Figura60" text:anchor-type="paragraph" svg:x="0.048cm" svg:y="0.702cm" svg:width="12.303cm" svg:height="4.736cm" draw:z-index="59"><draw:image xlink:href="Pictures/10000000000001D1000000B3345ECA26.png" xlink:type="simple" xlink:show="embed" xlink:actuate="onLoad"/></draw:frame></text:p>
      <text:p text:style-name="P142"/>
      <text:p text:style-name="P142"/>
      <text:p text:style-name="P142"/>
      <text:p text:style-name="P142"/>
      <text:p text:style-name="P142"/>
      <text:p text:style-name="P142"><draw:frame draw:style-name="fr3" draw:name="Figura61" text:anchor-type="paragraph" svg:x="0.127cm" svg:y="0.744cm" svg:width="10.769cm" svg:height="3.36cm" draw:z-index="60"><draw:image xlink:href="Pictures/10000000000001970000007F4FBA2F71.png" xlink:type="simple" xlink:show="embed" xlink:actuate="onLoad"/></draw:frame></text:p>
      <text:p text:style-name="P142"/>
      <text:p text:style-name="P142"/>
      <text:p text:style-name="P142"/>
      <text:p text:style-name="P142"/>
      <text:p text:style-name="P142"/>
      <text:p text:style-name="P86"><text:soft-page-break/></text:p>
      <text:p text:style-name="P142"/>
      <text:p text:style-name="P148">Añadiendo esquina redondeada usando border-radius</text:p>
      <text:p text:style-name="P140"/>
      <text:p text:style-name="P140">En esta primera parte nuestro borde esta puntiagudas</text:p>
      <text:p text:style-name="P148"><draw:frame draw:style-name="fr3" draw:name="Figura62" text:anchor-type="paragraph" svg:x="-0.667cm" svg:y="1.132cm" svg:width="6.535cm" svg:height="4.551cm" draw:z-index="61"><draw:image xlink:href="Pictures/10000000000000F7000000AC74BC4490.png" xlink:type="simple" xlink:show="embed" xlink:actuate="onLoad"/></draw:frame><draw:frame draw:style-name="fr3" draw:name="Figura63" text:anchor-type="paragraph" svg:x="13.303cm" svg:y="1.235cm" svg:width="3.572cm" svg:height="3.784cm" draw:z-index="62"><draw:image xlink:href="Pictures/10000000000000870000008F5FEE727E.png" xlink:type="simple" xlink:show="embed" xlink:actuate="onLoad"/></draw:frame></text:p>
      <text:p text:style-name="P148"/>
      <text:p text:style-name="P148"/>
      <text:p text:style-name="P148"/>
      <text:p text:style-name="P148"/>
      <text:p text:style-name="P148"/>
      <text:p text:style-name="P148"/>
      <text:p text:style-name="P140">aquí usamos el border-radius, nuestro borde se puso redondeado</text:p>
      <text:p text:style-name="P84"><draw:frame draw:style-name="fr3" draw:name="Figura64" text:anchor-type="paragraph" svg:x="-0.575cm" svg:y="2.115cm" svg:width="6.773cm" svg:height="4.63cm" draw:z-index="63"><draw:image xlink:href="Pictures/1000000000000100000000AFA5E913C9.png" xlink:type="simple" xlink:show="embed" xlink:actuate="onLoad"/></draw:frame><draw:frame draw:style-name="fr3" draw:name="Figura65" text:anchor-type="paragraph" svg:x="13.436cm" svg:y="2.101cm" svg:width="3.36cm" svg:height="3.678cm" draw:z-index="64"><draw:image xlink:href="Pictures/100000000000007F0000008B5CC37F57.png" xlink:type="simple" xlink:show="embed" xlink:actuate="onLoad"/></draw:frame><text:span text:style-name="T60">Puedes especificar un </text:span><text:span text:style-name="Source_20_Text"><text:span text:style-name="T285">border-radius </text:span></text:span><text:span text:style-name="T60">usando </text:span><text:span text:style-name="T70">píxeles </text:span><text:span text:style-name="T60">como unidad de medida. Dale a tu foto de gato un </text:span><text:span text:style-name="Source_20_Text"><text:span text:style-name="T285">border-radius</text:span></text:span><text:span text:style-name="T70">de</text:span><text:span text:style-name="T60"> </text:span><text:span text:style-name="Source_20_Text"><text:span text:style-name="T285">10px</text:span></text:span><text:span text:style-name="T70">.</text:span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><text:span text:style-name="T58">Además de los píxeles, también puedes especificar el </text:span><text:span text:style-name="Source_20_Text"><text:span text:style-name="T285">border-radius</text:span></text:span><text:span text:style-name="Source_20_Text"><text:span text:style-name="T71"> </text:span></text:span><text:span text:style-name="T58">usando un porcentaje.</text:span><text:span text:style-name="T304"> </text:span></text:p>
      <text:p text:style-name="P143"/>
      <text:p text:style-name="P143"><draw:frame draw:style-name="fr3" draw:name="Figura66" text:anchor-type="paragraph" svg:x="0.048cm" svg:y="0.471cm" svg:width="5.794cm" svg:height="4.207cm" draw:z-index="65"><draw:image xlink:href="Pictures/10000000000000DB0000009FAF421178.png" xlink:type="simple" xlink:show="embed" xlink:actuate="onLoad"/></draw:frame><draw:frame draw:style-name="fr3" draw:name="Figura67" text:anchor-type="paragraph" svg:x="12.562cm" svg:y="0.99cm" svg:width="3.731cm" svg:height="3.598cm" draw:z-index="66"><draw:image xlink:href="Pictures/100000000000008D00000088467588C0.png" xlink:type="simple" xlink:show="embed" xlink:actuate="onLoad"/></draw:frame></text:p>
      <text:p text:style-name="P143"/>
      <text:p text:style-name="P143"/>
      <text:p text:style-name="P143"/>
      <text:p text:style-name="P150"><text:soft-page-break/><text:span text:style-name="T29">El</text:span><text:span text:style-name="T18"> color de fondo de un elemento div.</text:span></text:p>
      <text:p text:style-name="P144"/>
      <text:p text:style-name="P141"><text:span text:style-name="T312">Podemos estableces el color de fondo de un elemento co</text:span><text:span text:style-name="T313">n</text:span><text:span text:style-name="T312"> la propiedad </text:span><text:span text:style-name="T314">background-color.</text:span></text:p>
      <text:p text:style-name="P146"><draw:frame draw:style-name="fr3" draw:name="Figura68" text:anchor-type="paragraph" svg:x="-0.205cm" svg:y="0.732cm" svg:width="12.7cm" svg:height="5.741cm" draw:z-index="67"><draw:image xlink:href="Pictures/10000000000001E0000000D9CDC6180A.png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4"><text:span text:style-name="T6"><text:s/></text:span>Debemos asignar una<text:span text:style-name="T6"> </text:span><text:span text:style-name="T316">clase(</text:span><text:span text:style-name="T6">“</text:span><text:span text:style-name="T8">class</text:span><text:span text:style-name="T6">”</text:span><text:span text:style-name="T8">)</text:span><text:span text:style-name="T6"> </text:span>al elemento que queremos que tenga el fondo.</text:p>
      <text:p text:style-name="P144"><text:s/>Ejemplo: elemento <text:span text:style-name="T6">div</text:span> con fondo <text:span text:style-name="T6">silver(plateado).</text:span></text:p>
      <text:p text:style-name="P146"><draw:frame draw:style-name="fr3" draw:name="Figura70" text:anchor-type="paragraph" svg:x="9.678cm" svg:y="0.854cm" svg:width="9.181cm" svg:height="5.794cm" draw:z-index="68"><draw:image xlink:href="Pictures/100000000000015B000000DBFE8B2EF8.png" xlink:type="simple" xlink:show="embed" xlink:actuate="onLoad"/></draw:frame><draw:frame draw:style-name="fr3" draw:name="Figura69" text:anchor-type="paragraph" svg:x="0.113cm" svg:y="0.947cm" svg:width="9.102cm" svg:height="9.551cm" draw:z-index="69"><draw:image xlink:href="Pictures/1000000000000158000001696C593DE1.png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98"/>
      <text:p text:style-name="P112"/>
      <text:p text:style-name="P112"/>
      <text:p text:style-name="P99"/>
      <text:p text:style-name="P85"><text:soft-page-break/><text:span text:style-name="T43">E</text:span><text:span text:style-name="T17">l id de un elemento</text:span><text:span text:style-name="T315"> </text:span></text:p>
      <text:p text:style-name="P113"/>
      <text:p text:style-name="P85"><text:span text:style-name="T166">Además de las clases, cada elemento HTML también puede tener un atribut</text:span><text:span text:style-name="T167">o</text:span><text:span text:style-name="T168"> id.</text:span></text:p>
      <text:p text:style-name="P97"><text:span text:style-name="T93"><text:s text:c="2"/></text:span><text:span text:style-name="T113">E</text:span><text:span text:style-name="T294">l atributo </text:span><text:span text:style-name="T296">ID</text:span><text:span text:style-name="T294"> sirve para</text:span><text:span text:style-name="Strong_20_Emphasis"><text:span text:style-name="T63"> identificar un elemento</text:span></text:span><text:span text:style-name="T294">, y </text:span><text:span text:style-name="Strong_20_Emphasis"><text:span text:style-name="T63">solo debe usarse para identificar un único elemento</text:span></text:span><text:span text:style-name="T294">,</text:span><text:span text:style-name="T126"> </text:span><text:span text:style-name="T294">si queremos que pertenezcan a varios elementos entonces debemos usar las </text:span><text:a xlink:type="simple" xlink:href="https://www.cssblog.es/css-el-atributo-class/" text:style-name="Internet_20_link" text:visited-style-name="Visited_20_Internet_20_Link"><text:span text:style-name="T86">clases</text:span></text:a><text:a xlink:type="simple" xlink:href="https://www.cssblog.es/css-el-atributo-class/" text:style-name="Internet_20_link" text:visited-style-name="Visited_20_Internet_20_Link"><text:span text:style-name="T87">(“class”)</text:span></text:a><text:a xlink:type="simple" xlink:href="https://www.cssblog.es/css-el-atributo-class/" text:style-name="Internet_20_link" text:visited-style-name="Visited_20_Internet_20_Link"><text:span text:style-name="T86">.</text:span></text:a><text:span text:style-name="T295"> </text:span><text:span text:style-name="T294">Se podría decir que las clases son para grupos</text:span><text:span text:style-name="T126"> </text:span></text:p>
      <text:p text:style-name="P105"/>
      <text:p text:style-name="P144"><draw:frame draw:style-name="fr3" draw:name="Figura71" text:anchor-type="paragraph" svg:x="-0.005cm" svg:y="0.014cm" svg:width="11.933cm" svg:height="3.625cm" draw:z-index="70"><draw:image xlink:href="Pictures/10000000000001C300000089076CBAD4.png" xlink:type="simple" xlink:show="embed" xlink:actuate="onLoad"/></draw:frame></text:p>
      <text:p text:style-name="P144"/>
      <text:p text:style-name="P144"/>
      <text:p text:style-name="P144"/>
      <text:p text:style-name="P144"><text:s/></text:p>
      <text:p text:style-name="P144"/>
      <text:p text:style-name="P151">Aplicar un estilo con el atributo id</text:p>
      <text:p text:style-name="P145"><text:s/></text:p>
      <text:p text:style-name="P152"><text:span text:style-name="T5">Los atributo</text:span><text:span text:style-name="T4"> id </text:span><text:span text:style-name="T5">al igual que </text:span><text:span text:style-name="T4">“class”</text:span><text:span text:style-name="T5"> pueden aplicarle estilo con CSS</text:span></text:p>
      <text:p text:style-name="P157"><text:span text:style-name="T306"><text:s/>Un </text:span><text:span text:style-name="T307">id</text:span><text:span text:style-name="Source_20_Text"><text:span text:style-name="T91"> </text:span></text:span><text:span text:style-name="T108">no es reutilizable y solo debe ejecutar un elemento único.</text:span><text:span text:style-name="T306"> </text:span></text:p>
      <text:p text:style-name="P157"><text:span text:style-name="T60">Un </text:span><text:span text:style-name="Source_20_Text"><text:span text:style-name="T88">id</text:span></text:span><text:span text:style-name="Source_20_Text"><text:span text:style-name="T101"> </text:span></text:span><text:span text:style-name="T60">también tiene mayor especificidad (importancia) que una clase, así que si aplicas un </text:span><text:span text:style-name="T72">id</text:span><text:span text:style-name="T60"> y una clase al mismo elemento y sus estilos se contradicen, se aplicarán los estilos del </text:span><text:span text:style-name="Source_20_Text"><text:span text:style-name="T286">id.</text:span></text:span><text:span text:style-name="T305"> </text:span></text:p>
      <text:p text:style-name="P145"><draw:frame draw:style-name="fr3" draw:name="Figura72" text:anchor-type="paragraph" svg:x="-0.099cm" svg:y="0.61cm" svg:width="12.7cm" svg:height="6.244cm" draw:z-index="71"><draw:image xlink:href="Pictures/10000000000001E0000000EC474C54A0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57"><text:span text:style-name="T108">Ten en cuenta que dentro de tu elemento </text:span><text:span text:style-name="Source_20_Text"><text:span text:style-name="T288">style </text:span></text:span><text:span text:style-name="T108">siempre debes hacer referencia a las clases agregándoles un punto</text:span><text:span text:style-name="Source_20_Text"><text:span text:style-name="T289">. </text:span></text:span><text:span text:style-name="T108">adelante del nombre. Para hacer a un id, debes agregar </text:span><text:span text:style-name="T297">#</text:span><text:span text:style-name="T108"> <text:s/>delante de su nombre.</text:span><text:span text:style-name="T306"> </text:span></text:p>
      <text:p text:style-name="P87"><text:soft-page-break/><text:span text:style-name="T39">E</text:span><text:span text:style-name="T38">l padding (relleno) de un elemento</text:span></text:p>
      <text:p text:style-name="P100"/>
      <text:p text:style-name="P87"><text:span text:style-name="T170">Hay tres propiedades importantes que controlan el espacio que rodea cada elemento HTML: </text:span><text:span text:style-name="Source_20_Text"><text:span text:style-name="T114">padding </text:span></text:span><text:span text:style-name="T175">(relleno), </text:span><text:span text:style-name="Source_20_Text"><text:span text:style-name="T114">border </text:span></text:span><text:span text:style-name="T175">(borde) y </text:span><text:span text:style-name="Source_20_Text"><text:span text:style-name="T114">margin </text:span></text:span><text:span text:style-name="T175">(margen)</text:span><text:span text:style-name="T170">. </text:span></text:p>
      <text:p text:style-name="P87"><text:span text:style-name="T16"><text:s/></text:span><text:span text:style-name="T170">El</text:span><text:span text:style-name="T175"> </text:span><text:span text:style-name="Source_20_Text"><text:span text:style-name="T114">padding</text:span></text:span><text:span text:style-name="Source_20_Text"><text:span text:style-name="T109"> </text:span></text:span><text:span text:style-name="T170">o relleno de un elemento controla la cantidad de espacio entre su contenido y su </text:span><text:span text:style-name="Source_20_Text"><text:span text:style-name="T114">border</text:span></text:span><text:span text:style-name="T175">.</text:span><text:span text:style-name="T170"> </text:span></text:p>
      <text:p text:style-name="P107"/>
      <text:p text:style-name="P153"><text:span text:style-name="T170">Aquí podemos ver que la caja azul y la caja roja están a</text:span><text:span text:style-name="T171">ña</text:span><text:span text:style-name="T170">d</text:span><text:span text:style-name="T171">i</text:span><text:span text:style-name="T170">das dentro de la caja amarilla. Fíjate que la caja roja tiene más </text:span><text:span text:style-name="Source_20_Text"><text:span text:style-name="T114">padding </text:span></text:span><text:span text:style-name="T170">(relleno) que la caja azul.</text:span></text:p>
      <text:p text:style-name="P12"><text:span text:style-name="T56">Cuando aumentas el </text:span><text:span text:style-name="Source_20_Text"><text:span text:style-name="T50">padding</text:span></text:span><text:span text:style-name="Source_20_Text"><text:span text:style-name="T57"> </text:span></text:span><text:span text:style-name="T56">de la caja azul, esto aumenta la distancia </text:span><text:span text:style-name="T45">(</text:span><text:span text:style-name="Source_20_Text"><text:span text:style-name="T50">padding</text:span></text:span><text:span text:style-name="T45">)</text:span><text:span text:style-name="T56"> entre el texto y el borde que lo rodea.</text:span></text:p>
      <text:p text:style-name="P107"><draw:frame draw:style-name="fr3" draw:name="Figura73" text:anchor-type="paragraph" svg:x="-0.958cm" svg:y="0.794cm" svg:width="7.541cm" svg:height="7.011cm" draw:z-index="72"><draw:image xlink:href="Pictures/100000000000011D00000109F962D926.png" xlink:type="simple" xlink:show="embed" xlink:actuate="onLoad"/></draw:frame></text:p>
      <text:p text:style-name="P107"/>
      <text:p text:style-name="P107"><draw:frame draw:style-name="fr3" draw:name="Figura74" text:anchor-type="paragraph" svg:x="8.95cm" svg:y="0.145cm" svg:width="8.943cm" svg:height="5.715cm" draw:z-index="73"><draw:image xlink:href="Pictures/1000000000000152000000D87581AEBD.png" xlink:type="simple" xlink:show="embed" xlink:actuate="onLoad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89"><draw:frame draw:style-name="fr3" draw:name="Figura75" text:anchor-type="paragraph" svg:x="-0.945cm" svg:y="1.72cm" svg:width="7.355cm" svg:height="7.382cm" draw:z-index="74"><draw:image xlink:href="Pictures/100000000000011600000117255D852B.png" xlink:type="simple" xlink:show="embed" xlink:actuate="onLoad"/></draw:frame><text:span text:style-name="T170">E</text:span><text:span text:style-name="T169">l </text:span><text:span text:style-name="T174">padding </text:span><text:span text:style-name="T169">azul tiene menos </text:span><text:span text:style-name="T174">px </text:span><text:span text:style-name="T169">que el rojo asi que lo igualamos para que este al mismo </text:span><text:span text:style-name="T174">px</text:span></text:p>
      <text:p text:style-name="P107"/>
      <text:p text:style-name="P107"/>
      <text:p text:style-name="P107"><draw:frame draw:style-name="fr3" draw:name="Figura76" text:anchor-type="paragraph" svg:x="8.567cm" svg:y="0.342cm" svg:width="9.234cm" svg:height="6.668cm" draw:z-index="75"><draw:image xlink:href="Pictures/100000000000015D000000FCF32CD0CB.png" xlink:type="simple" xlink:show="embed" xlink:actuate="onLoad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88"><text:soft-page-break/><text:span text:style-name="T37">E</text:span><text:span text:style-name="T38">l margen de un elemento</text:span></text:p>
      <text:p text:style-name="P106"/>
      <text:p text:style-name="P88"><text:span text:style-name="T173"><text:s/>El </text:span><text:span text:style-name="Source_20_Text"><text:span text:style-name="T114">margin</text:span></text:span><text:span text:style-name="Source_20_Text"><text:span text:style-name="T110"> </text:span></text:span><text:span text:style-name="T173">(margen) de un elemento controla la cantidad de espacio entre su </text:span><text:span text:style-name="Source_20_Text"><text:span text:style-name="T114">border</text:span></text:span><text:span text:style-name="Source_20_Text"><text:span text:style-name="T110"> </text:span></text:span><text:span text:style-name="T173">y los elementos que lo rodean.</text:span><text:span text:style-name="T175"> </text:span></text:p>
      <text:p text:style-name="P127"/>
      <text:p text:style-name="P154"><text:span text:style-name="T173">Aquí podemos ver que la caja azul y la caja roja están a</text:span><text:span text:style-name="T172">ña</text:span><text:span text:style-name="T173">d</text:span><text:span text:style-name="T172">i</text:span><text:span text:style-name="T173">das dentro de la caja amarilla. Ten en cuenta que la caja roja tiene un </text:span><text:span text:style-name="Source_20_Text"><text:span text:style-name="T114">margin</text:span></text:span><text:span text:style-name="Source_20_Text"><text:span text:style-name="T110"> </text:span></text:span><text:span text:style-name="T173">más grande que el de la caja azul, lo que hace que aparezca más pequeña.</text:span></text:p>
      <text:p text:style-name="P12"><text:span text:style-name="T56">Cuando aumentas el </text:span><text:span text:style-name="Source_20_Text"><text:span text:style-name="T50">margin </text:span></text:span><text:span text:style-name="T56">de la caja azul, esto aumenta la distancia entre su borde y los elementos que la rodean.</text:span></text:p>
      <text:p text:style-name="P13"><draw:frame draw:style-name="fr3" draw:name="Figura77" text:anchor-type="paragraph" svg:x="-0.27cm" svg:y="0.519cm" svg:width="7.435cm" svg:height="8.281cm" draw:z-index="76"><draw:image xlink:href="Pictures/100000000000011900000139A07A9B5E.png" xlink:type="simple" xlink:show="embed" xlink:actuate="onLoad"/></draw:frame></text:p>
      <text:p text:style-name="P13"/>
      <text:p text:style-name="P13"><draw:frame draw:style-name="fr3" draw:name="Figura78" text:anchor-type="paragraph" svg:x="9.44cm" svg:y="0.619cm" svg:width="8.916cm" svg:height="5.662cm" draw:z-index="77"><draw:image xlink:href="Pictures/1000000000000151000000D6644CB740.png" xlink:type="simple" xlink:show="embed" xlink:actuate="onLoad"/></draw:frame></text:p>
      <text:p text:style-name="P13"/>
      <text:p text:style-name="P13"/>
      <text:p text:style-name="Text_20_body"><text:line-break/></text:p>
      <text:p text:style-name="P129"/>
      <text:p text:style-name="P129"/>
      <text:p text:style-name="P129"/>
      <text:p text:style-name="P129"/>
      <text:p text:style-name="P158"><text:span text:style-name="T106">El </text:span><text:span text:style-name="T90">m</text:span><text:span text:style-name="T89">argin</text:span><text:span text:style-name="T106"> azul tiene menos</text:span><text:span text:style-name="T89"> px</text:span><text:span text:style-name="T106"> que el rojo, lo igualamos para que quede al mismo tamaño</text:span></text:p>
      <text:p text:style-name="P129"/>
      <text:p text:style-name="P129"><draw:frame draw:style-name="fr3" draw:name="Figura79" text:anchor-type="paragraph" svg:x="-0.27cm" svg:y="0.661cm" svg:width="7.541cm" svg:height="8.281cm" draw:z-index="78"><draw:image xlink:href="Pictures/100000000000011D00000139316DB45A.png" xlink:type="simple" xlink:show="embed" xlink:actuate="onLoad"/></draw:frame></text:p>
      <text:p text:style-name="P129"/>
      <text:p text:style-name="P129"><draw:frame draw:style-name="fr3" draw:name="Figura80" text:anchor-type="paragraph" svg:x="8.95cm" svg:y="0.503cm" svg:width="8.89cm" svg:height="5.927cm" draw:z-index="79"><draw:image xlink:href="Pictures/1000000000000150000000E0961298D3.png" xlink:type="simple" xlink:show="embed" xlink:actuate="onLoad"/></draw:frame></text:p>
      <text:p text:style-name="P129"/>
      <text:p text:style-name="P129"/>
      <text:p text:style-name="P129"/>
      <text:p text:style-name="P129"/>
      <text:p text:style-name="P132"><text:soft-page-break/><text:span text:style-name="T40">U</text:span><text:span text:style-name="T38">n margen negativo a un elemento</text:span></text:p>
      <text:p text:style-name="P131"/>
      <text:p text:style-name="P132"><text:span text:style-name="T33">El </text:span><text:span text:style-name="Source_20_Text"><text:span text:style-name="T138">margin </text:span></text:span><text:span text:style-name="T33">(margen) de un elemento controla la cantidad de espacio entre su </text:span><text:span text:style-name="Source_20_Text"><text:span text:style-name="T138">border</text:span></text:span><text:span text:style-name="Source_20_Text"><text:span text:style-name="T137"> </text:span></text:span><text:span text:style-name="T33">y los elementos que lo rodean.</text:span></text:p>
      <text:p text:style-name="P12"><text:span text:style-name="T58">Si estableces el </text:span><text:span text:style-name="Source_20_Text"><text:span text:style-name="T74">margin </text:span></text:span><text:span text:style-name="T58">de un elemento a un valor negativo, el elemento crecerá de tamaño.</text:span></text:p>
      <text:p text:style-name="P14"/>
      <text:p text:style-name="P14"><draw:frame draw:style-name="fr3" draw:name="Figura81" text:anchor-type="paragraph" svg:x="-0.005cm" svg:y="0.277cm" svg:width="7.646cm" svg:height="8.44cm" draw:z-index="80"><draw:image xlink:href="Pictures/10000000000001210000013F01BFC5D1.png" xlink:type="simple" xlink:show="embed" xlink:actuate="onLoad"/></draw:frame></text:p>
      <text:p text:style-name="P14"/>
      <text:p text:style-name="P131"><draw:frame draw:style-name="fr3" draw:name="Figura82" text:anchor-type="paragraph" svg:x="9.202cm" svg:y="0.275cm" svg:width="9.181cm" svg:height="4.815cm" draw:z-index="81"><draw:image xlink:href="Pictures/100000000000015B000000B6B45EC379.png" xlink:type="simple" xlink:show="embed" xlink:actuate="onLoad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8"><text:span text:style-name="T38">N</text:span><text:span text:style-name="T37">uestro </text:span><text:span text:style-name="T36">margin</text:span><text:span text:style-name="T37"> azul tiene mas </text:span><text:span text:style-name="T36">px</text:span><text:span text:style-name="T37"> que el rojo, ya que esta negativo</text:span></text:p>
      <text:p text:style-name="P130"><draw:frame draw:style-name="fr3" draw:name="Figura83" text:anchor-type="paragraph" svg:x="0.034cm" svg:y="1.355cm" svg:width="7.726cm" svg:height="8.467cm" draw:z-index="82"><draw:image xlink:href="Pictures/100000000000012400000140FBBD9C43.png" xlink:type="simple" xlink:show="embed" xlink:actuate="onLoad"/></draw:frame><draw:frame draw:style-name="fr3" draw:name="Figura84" text:anchor-type="paragraph" svg:x="9.532cm" svg:y="3.284cm" svg:width="9.102cm" svg:height="3.44cm" draw:z-index="83"><draw:image xlink:href="Pictures/100000000000015800000082F8690EB8.png" xlink:type="simple" xlink:show="embed" xlink:actuate="onLoad"/></draw:frame> lo igualamos para que tengan el mismo tamaño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01"><text:soft-page-break/>Un padding o relleno diferente a cada lado de un elemento</text:p>
      <text:p text:style-name="P101"/>
      <text:p text:style-name="P108"><text:span text:style-name="T311"><text:s/>En ocasiones, queremos personalizar un elemento para que tenga un </text:span><text:span text:style-name="Source_20_Text"><text:span text:style-name="T310">padding </text:span></text:span><text:span text:style-name="T311">o relleno diferente en cada uno de sus lados.</text:span><text:span text:style-name="T309"> </text:span></text:p>
      <text:p text:style-name="P114"><text:span text:style-name="T92"><text:s/></text:span><text:span text:style-name="T51">CSS </text:span><text:span text:style-name="T54">nos permite</text:span><text:span text:style-name="T51"> controlar por separado el </text:span><text:span text:style-name="Source_20_Text"><text:span text:style-name="T287">padding</text:span></text:span><text:span text:style-name="Source_20_Text"><text:span text:style-name="T50"> </text:span></text:span><text:span text:style-name="T51">de los cuatro lados individuales de un elemento por medio de las propiedades </text:span><text:span text:style-name="Source_20_Text"><text:span text:style-name="T287">padding-top</text:span></text:span><text:span text:style-name="T45">, </text:span><text:span text:style-name="Source_20_Text"><text:span text:style-name="T287">padding-right</text:span></text:span><text:span text:style-name="T45">, </text:span><text:span text:style-name="Source_20_Text"><text:span text:style-name="T287">padding-bottom</text:span></text:span><text:span text:style-name="Source_20_Text"><text:span text:style-name="T50"> </text:span></text:span><text:span text:style-name="T45">y </text:span><text:span text:style-name="Source_20_Text"><text:span text:style-name="T287">padding-left</text:span></text:span><text:span text:style-name="T45">.</text:span><text:span text:style-name="T308"> </text:span></text:p>
      <text:p text:style-name="P95"/>
      <text:p text:style-name="P95"/>
      <text:p text:style-name="P96">Nuestro padding azul no tiene ninguna propiedad igual que el rojo.</text:p>
      <text:p text:style-name="P95"><draw:frame draw:style-name="fr3" draw:name="Figura85" text:anchor-type="paragraph" svg:x="0.048cm" svg:y="0.425cm" svg:width="7.329cm" svg:height="8.599cm" draw:z-index="84"><draw:image xlink:href="Pictures/100000000000011500000145B956CA1F.png" xlink:type="simple" xlink:show="embed" xlink:actuate="onLoad"/></draw:frame></text:p>
      <text:p text:style-name="P95"/>
      <text:p text:style-name="P95"><draw:frame draw:style-name="fr3" draw:name="Figura86" text:anchor-type="paragraph" svg:x="9.599cm" svg:y="0.118cm" svg:width="9.128cm" svg:height="5.9cm" draw:z-index="85"><draw:image xlink:href="Pictures/1000000000000159000000DF639B1109.png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6"><draw:frame draw:style-name="fr3" draw:name="Figura87" text:anchor-type="paragraph" svg:x="-0.549cm" svg:y="0.9cm" svg:width="7.779cm" svg:height="11.139cm" draw:z-index="86"><draw:image xlink:href="Pictures/1000000000000126000001A55484ACD7.png" xlink:type="simple" xlink:show="embed" xlink:actuate="onLoad"/></draw:frame>Agregamos al padding azul cada una de sus propiedades igual que el rojo.</text:p>
      <text:p text:style-name="P95"/>
      <text:p text:style-name="P95"><draw:frame draw:style-name="fr3" draw:name="Figura88" text:anchor-type="paragraph" svg:x="9.176cm" svg:y="1.296cm" svg:width="9.075cm" svg:height="7.355cm" draw:z-index="87"><draw:image xlink:href="Pictures/10000000000001570000011664E3B10D.png" xlink:type="simple" xlink:show="embed" xlink:actuate="onLoad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0"><text:soft-page-break/><text:span text:style-name="T30">M</text:span><text:span text:style-name="T18">árgenes diferentes a cada lado de un elemento</text:span></text:p>
      <text:p text:style-name="P102"/>
      <text:p text:style-name="P91"><text:span text:style-name="T158">En ocasiones, queremos personalizar un elemento para que tenga un </text:span><text:span text:style-name="Source_20_Text"><text:span text:style-name="T71">margin <text:s/></text:span></text:span><text:span text:style-name="T158">diferente en cada uno de sus lados. </text:span></text:p>
      <text:p text:style-name="P115"><text:span text:style-name="T67"><text:s/></text:span><text:span text:style-name="T177">CSS </text:span><text:span text:style-name="T178">nos</text:span><text:span text:style-name="T177"> permite controlar por separado el</text:span><text:span text:style-name="T186"> </text:span><text:span text:style-name="Source_20_Text"><text:span text:style-name="T187">margin </text:span></text:span><text:span text:style-name="T177">de los cuatro lados individuales de un elemento por medio de las propiedades </text:span><text:span text:style-name="Source_20_Text"><text:span text:style-name="T187">margin-top</text:span></text:span><text:span text:style-name="T186">, </text:span><text:span text:style-name="Source_20_Text"><text:span text:style-name="T187">margin-right</text:span></text:span><text:span text:style-name="T186">, </text:span><text:span text:style-name="Source_20_Text"><text:span text:style-name="T187">margin-bottom </text:span></text:span><text:span text:style-name="T186">y </text:span><text:span text:style-name="Source_20_Text"><text:span text:style-name="T187">margin-left</text:span></text:span><text:span text:style-name="T186">. </text:span></text:p>
      <text:p text:style-name="P109"/>
      <text:p text:style-name="P109"><text:s/>De igual manera que el padding, lo hacemos con el margin.</text:p>
      <text:p text:style-name="P109"/>
      <text:p text:style-name="P109"/>
      <text:p text:style-name="P109"><draw:frame draw:style-name="fr3" draw:name="Figura89" text:anchor-type="paragraph" svg:x="-0.085cm" svg:y="0.385cm" svg:width="7.329cm" svg:height="8.334cm" draw:z-index="88"><draw:image xlink:href="Pictures/10000000000001150000013BD2B808FF.png" xlink:type="simple" xlink:show="embed" xlink:actuate="onLoad"/></draw:frame><draw:frame draw:style-name="fr3" draw:name="Figura90" text:anchor-type="paragraph" svg:x="9.573cm" svg:y="1.826cm" svg:width="9.181cm" svg:height="4.577cm" draw:z-index="89"><draw:image xlink:href="Pictures/100000000000015B000000AD7890C90F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91"><draw:frame draw:style-name="fr3" draw:name="Figura91" text:anchor-type="paragraph" svg:x="-0.217cm" svg:y="0.82cm" svg:width="7.699cm" svg:height="10.98cm" draw:z-index="90"><draw:image xlink:href="Pictures/10000000000001230000019F557D3074.png" xlink:type="simple" xlink:show="embed" xlink:actuate="onLoad"/></draw:frame><text:span text:style-name="T163">Agregamos las propiedades </text:span><text:span text:style-name="Source_20_Text"><text:span text:style-name="T192">margin-top</text:span></text:span><text:span text:style-name="T195">, </text:span><text:span text:style-name="Source_20_Text"><text:span text:style-name="T192">margin-right</text:span></text:span><text:span text:style-name="T195">, </text:span><text:span text:style-name="Source_20_Text"><text:span text:style-name="T192">margin-bottom </text:span></text:span><text:span text:style-name="T195">y </text:span><text:span text:style-name="Source_20_Text"><text:span text:style-name="T192">margin-left</text:span></text:span><text:span text:style-name="T195">. </text:span></text:p>
      <text:p text:style-name="P109"/>
      <text:p text:style-name="P109"/>
      <text:p text:style-name="P109"><draw:frame draw:style-name="fr3" draw:name="Figura92" text:anchor-type="paragraph" svg:x="9.652cm" svg:y="1.958cm" svg:width="9.234cm" svg:height="5.08cm" draw:z-index="91"><draw:image xlink:href="Pictures/100000000000015D000000C008C2D274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109"/>
      <text:p text:style-name="P103">Clockwise notation </text:p>
      <text:p text:style-name="P111"/>
      <text:p text:style-name="P91"><text:span text:style-name="T161"><text:s/>En lugar de especificar las propiedades </text:span><text:span text:style-name="Source_20_Text"><text:span text:style-name="T71">padding-top</text:span></text:span><text:span text:style-name="T163">, </text:span><text:span text:style-name="Source_20_Text"><text:span text:style-name="T71">padding-right</text:span></text:span><text:span text:style-name="T163">, </text:span><text:span text:style-name="Source_20_Text"><text:span text:style-name="T71">padding-bottom</text:span></text:span><text:span text:style-name="T161">, y </text:span><text:span text:style-name="Source_20_Text"><text:span text:style-name="T71">padding-left</text:span></text:span><text:span text:style-name="Source_20_Text"><text:span text:style-name="T62"> </text:span></text:span><text:span text:style-name="T161">individualmente, puedes especificarlas todas en una sola línea. </text:span></text:p>
      <text:p text:style-name="P111"><draw:frame draw:style-name="fr3" draw:name="Figura93" text:anchor-type="paragraph" svg:x="0.046cm" svg:y="0.316cm" svg:width="11.67cm" svg:height="2.387cm" draw:z-index="92"><draw:image xlink:href="Pictures/10000000000001C20000005C86349AF0.png" xlink:type="simple" xlink:show="embed" xlink:actuate="onLoad"/></draw:frame></text:p>
      <text:p text:style-name="P111"/>
      <text:p text:style-name="P111"/>
      <text:p text:style-name="P111"/>
      <text:p text:style-name="P111"/>
      <text:p text:style-name="P93"><text:span text:style-name="T25">Estos cuatro valores se leen en el sentido de las agujas del reloj: </text:span><text:span text:style-name="T23">arriba, derecha, abajo, izquierda, (top, right, bottom, left)</text:span><text:span text:style-name="T25"> y producirán exactamente el mismo resultado que usar las instrucciones específicas de padding </text:span></text:p>
      <text:p text:style-name="P111"><text:s/></text:p>
      <text:p text:style-name="P94"><text:span text:style-name="T25">De igual manera lo podemos hacer con </text:span><text:span text:style-name="T23">margin</text:span></text:p>
      <text:p text:style-name="P110"/>
      <text:p text:style-name="P110"><draw:frame draw:style-name="fr3" draw:name="Figura94" text:anchor-type="paragraph" svg:x="0.127cm" svg:y="0.212cm" svg:width="8.334cm" svg:height="2.514cm" draw:z-index="93"><draw:image xlink:href="Pictures/100000000000013B0000005FF4DCBD36.png" xlink:type="simple" xlink:show="embed" xlink:actuate="onLoad"/></draw:frame></text:p>
      <text:p text:style-name="P110"/>
      <text:p text:style-name="P110"/>
      <text:p text:style-name="P110"/>
      <text:p text:style-name="P110"/>
      <text:p text:style-name="P92"><text:span text:style-name="T31">S</text:span><text:span text:style-name="T18">electores de atributos para dar estilo a elementos</text:span></text:p>
      <text:p text:style-name="P104"/>
      <text:p text:style-name="P92"><text:span text:style-name="T162"><text:s/>Hemos</text:span><text:span text:style-name="T161"> añadido atributos</text:span><text:span text:style-name="T163"> </text:span><text:span text:style-name="Source_20_Text"><text:span text:style-name="T71">id </text:span></text:span><text:span text:style-name="T161">o </text:span><text:span text:style-name="Source_20_Text"><text:span text:style-name="T71">class</text:span></text:span><text:span text:style-name="Source_20_Text"><text:span text:style-name="T62"> </text:span></text:span><text:span text:style-name="T161">a elementos para aplicarles estilos específicos. Estos se conocen también como selectores de </text:span><text:span text:style-name="T163">ID</text:span><text:span text:style-name="T161"> y de </text:span><text:span text:style-name="T163">clase.</text:span></text:p>
      <text:p text:style-name="P92"><text:span text:style-name="T12"><text:s/></text:span><text:span text:style-name="T160">E</text:span><text:span text:style-name="T158">xisten otros selectores CSS que puedes utilizar para seleccionar grupos personalizados de elementos a los que quieras aplicar el mismo estilo.</text:span><text:span text:style-name="T163"> </text:span></text:p>
      <text:p text:style-name="P116"><text:span text:style-name="T163"><text:s/></text:span><text:span text:style-name="T58">usarás el selector de atributos </text:span><text:span text:style-name="Source_20_Text"><text:span text:style-name="T74">[attr=value]</text:span></text:span><text:span text:style-name="T163"> </text:span><text:span text:style-name="T164">(</text:span><text:span text:style-name="Source_20_Text"><text:span text:style-name="T76">[atributo=valor]).</text:span></text:span></text:p>
      <text:p text:style-name="P116"><text:span text:style-name="Source_20_Text"><text:span text:style-name="T68">Este selector busca estilos que tengan un valor de atributo específico.</text:span></text:span><text:span text:style-name="Source_20_Text"><text:span text:style-name="T76"> </text:span></text:span></text:p>
      <text:p text:style-name="P116"><text:span text:style-name="Source_20_Text"><text:span text:style-name="T76"/></text:span></text:p>
      <text:p text:style-name="P116"><draw:frame draw:style-name="fr3" draw:name="Figura95" text:anchor-type="paragraph" svg:x="0.245cm" svg:y="0.092cm" svg:width="12.012cm" svg:height="5.583cm" draw:z-index="94"><draw:image xlink:href="Pictures/10000000000001C6000000D3D50F9521.png" xlink:type="simple" xlink:show="embed" xlink:actuate="onLoad"/></draw:frame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7"><text:soft-page-break/><text:span text:style-name="Source_20_Text"><text:span text:style-name="T150">Unidades absolutas y relativas de medidas</text:span></text:span></text:p>
      <text:p text:style-name="P117"><text:span text:style-name="Source_20_Text"><text:span text:style-name="T77"/></text:span></text:p>
      <text:p text:style-name="P117"><text:span text:style-name="Source_20_Text"><text:span text:style-name="T77"><text:s/></text:span></text:span><text:span text:style-name="Source_20_Text"><text:span text:style-name="T69">Los píxeles son un tipo de unidad de longitud que le indica al navegador qué tamaño o cuánto espaciado asignarle a un elemento. </text:span></text:span></text:p>
      <text:p text:style-name="P117"><text:span text:style-name="Source_20_Text"><text:span text:style-name="T77"><text:s text:c="2"/></text:span></text:span><text:span text:style-name="Source_20_Text"><text:span text:style-name="T64">CSS cuenta con variedad de opciones de unidades de longitud que puedes utilizar.</text:span></text:span></text:p>
      <text:p text:style-name="P117"><text:span text:style-name="Source_20_Text"><text:span text:style-name="T64"><text:s/></text:span></text:span></text:p>
      <text:p text:style-name="P117"><text:span text:style-name="Source_20_Text"><text:span text:style-name="T64">Las unidades absolutas están relacionadas con unidades físicas de longitud. Por ejemplo</text:span></text:span><text:span text:style-name="Source_20_Text"><text:span text:style-name="T77">, in y <text:s/>mm </text:span></text:span><text:span text:style-name="Source_20_Text"><text:span text:style-name="T69">se refieren a pulgadas y milímetros, respectivamente.</text:span></text:span><text:span text:style-name="Source_20_Text"><text:span text:style-name="T77"> </text:span></text:span></text:p>
      <text:p text:style-name="P117"><text:span text:style-name="Source_20_Text"><text:span text:style-name="T77"/></text:span></text:p>
      <text:p text:style-name="P116"><text:span text:style-name="Source_20_Text"><text:span text:style-name="T68">Las unidades relativas, como </text:span></text:span><text:span text:style-name="Source_20_Text"><text:span text:style-name="T76">em </text:span></text:span><text:span text:style-name="Source_20_Text"><text:span text:style-name="T68">o </text:span></text:span><text:span text:style-name="Source_20_Text"><text:span text:style-name="T76">rem </text:span></text:span><text:span text:style-name="Source_20_Text"><text:span text:style-name="T68">son relativas a otro valor de longitud. Por ejemplo, </text:span></text:span><text:span text:style-name="Source_20_Text"><text:span text:style-name="T76">em </text:span></text:span><text:span text:style-name="Source_20_Text"><text:span text:style-name="T68">se basa en el tamaño de fuente de un elemento. Si la utilizas para establecer la propiedad</text:span></text:span><text:span text:style-name="Source_20_Text"><text:span text:style-name="T76"> font-size</text:span></text:span><text:span text:style-name="Source_20_Text"><text:span text:style-name="T68">, es relativa al </text:span></text:span><text:span text:style-name="Source_20_Text"><text:span text:style-name="T76">font-size </text:span></text:span><text:span text:style-name="Source_20_Text"><text:span text:style-name="T68">del elemento padre.</text:span></text:span><text:span text:style-name="Source_20_Text"><text:span text:style-name="T76"> </text:span></text:span></text:p>
      <text:p text:style-name="P116"><text:span text:style-name="Source_20_Text"><text:span text:style-name="T76"/></text:span></text:p>
      <text:p text:style-name="P116"><draw:frame draw:style-name="fr3" draw:name="Figura97" text:anchor-type="paragraph" svg:x="9.691cm" svg:y="0.222cm" svg:width="9.102cm" svg:height="4.498cm" draw:z-index="96"><draw:image xlink:href="Pictures/1000000000000158000000AA5526FD9B.png" xlink:type="simple" xlink:show="embed" xlink:actuate="onLoad"/></draw:frame><text:span text:style-name="Source_20_Text"><text:span text:style-name="T76"/></text:span></text:p>
      <text:p text:style-name="P116"><draw:frame draw:style-name="fr3" draw:name="Figura96" text:anchor-type="paragraph" svg:x="0.034cm" svg:y="0.041cm" svg:width="8.467cm" svg:height="2.778cm" draw:z-index="95"><draw:image xlink:href="Pictures/1000000000000140000000693B792D8D.png" xlink:type="simple" xlink:show="embed" xlink:actuate="onLoad"/></draw:frame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draw:frame draw:style-name="fr3" draw:name="Figura99" text:anchor-type="paragraph" svg:x="9.717cm" svg:y="0.289cm" svg:width="8.996cm" svg:height="5.715cm" draw:z-index="98"><draw:image xlink:href="Pictures/1000000000000154000000D89D7BE00A.png" xlink:type="simple" xlink:show="embed" xlink:actuate="onLoad"/></draw:frame><text:span text:style-name="Source_20_Text"><text:span text:style-name="T76"/></text:span></text:p>
      <text:p text:style-name="P116"><text:span text:style-name="Source_20_Text"><text:span text:style-name="T76"/></text:span></text:p>
      <text:p text:style-name="P116"><draw:frame draw:style-name="fr3" draw:name="Figura98" text:anchor-type="paragraph" svg:x="0.113cm" svg:y="0.067cm" svg:width="8.361cm" svg:height="3.334cm" draw:z-index="97"><draw:image xlink:href="Pictures/100000000000013C0000007EB7926F00.png" xlink:type="simple" xlink:show="embed" xlink:actuate="onLoad"/></draw:frame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pan text:style-name="Source_20_Text"><text:span text:style-name="T76"/></text:span></text:p>
      <text:p text:style-name="P116"><text:soft-page-break/><text:span text:style-name="Source_20_Text"><text:span text:style-name="T152">E</text:span></text:span><text:span text:style-name="Source_20_Text"><text:span text:style-name="T151">stilo al elemento HTML body </text:span></text:span></text:p>
      <text:p text:style-name="P116"><text:span text:style-name="Source_20_Text"><text:span text:style-name="T151"/></text:span></text:p>
      <text:p text:style-name="P118"><text:span text:style-name="Source_20_Text"><text:span text:style-name="T65"><text:s/>Este elemento no ayuda a crear un color de fondo a nuestra pagina</text:span></text:span></text:p>
      <text:p text:style-name="P118"><text:span text:style-name="Source_20_Text"><text:span text:style-name="T65"/></text:span></text:p>
      <text:p text:style-name="P118"><draw:frame draw:style-name="fr3" draw:name="Figura100" text:anchor-type="paragraph" svg:x="0.339cm" svg:y="0cm" svg:width="11.827cm" svg:height="5.133cm" draw:z-index="99"><draw:image xlink:href="Pictures/10000000000001BF000000C214504181.png" xlink:type="simple" xlink:show="embed" xlink:actuate="onLoad"/></draw:frame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draw:frame draw:style-name="fr3" draw:name="Figura101" text:anchor-type="paragraph" svg:x="0.086cm" svg:y="1.323cm" svg:width="15.028cm" svg:height="3.175cm" draw:z-index="100"><draw:image xlink:href="Pictures/1000000000000238000000786012653B.png" xlink:type="simple" xlink:show="embed" xlink:actuate="onLoad"/></draw:frame><text:span text:style-name="Source_20_Text"><text:span text:style-name="T65">nuestro elemento </text:span></text:span><text:span text:style-name="Source_20_Text"><text:span text:style-name="T78">body,</text:span></text:span><text:span text:style-name="Source_20_Text"><text:span text:style-name="T65"> se debe establecer en el elemento </text:span></text:span><text:span text:style-name="Source_20_Text"><text:span text:style-name="T78">style</text:span></text:span><text:span text:style-name="Source_20_Text"><text:span text:style-name="T65">.</text:span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8"><text:span text:style-name="Source_20_Text"><text:span text:style-name="T65"/></text:span></text:p>
      <text:p text:style-name="P119"><text:span text:style-name="Source_20_Text"><text:span text:style-name="T193">Estilos del elemento body</text:span></text:span></text:p>
      <text:p text:style-name="P119"><text:span text:style-name="Source_20_Text"><text:span text:style-name="T179"/></text:span></text:p>
      <text:p text:style-name="P119"><text:span text:style-name="Source_20_Text"><text:span text:style-name="T179"><text:s/>Podemos dar estilo a nuestro elemento </text:span></text:span><text:span text:style-name="Source_20_Text"><text:span text:style-name="T189">body </text:span></text:span><text:span text:style-name="Source_20_Text"><text:span text:style-name="T179">como a cualquier otro elemento </text:span></text:span><text:span text:style-name="Source_20_Text"><text:span text:style-name="T189">HTML</text:span></text:span><text:span text:style-name="Source_20_Text"><text:span text:style-name="T179">, los demas </text:span></text:span><text:span text:style-name="Source_20_Text"><text:span text:style-name="T180">elementos </text:span></text:span><text:span text:style-name="Source_20_Text"><text:span text:style-name="T179">heredaran </text:span></text:span><text:span text:style-name="Source_20_Text"><text:span text:style-name="T180">los estilo del </text:span></text:span><text:span text:style-name="Source_20_Text"><text:span text:style-name="T188">body.</text:span></text:span></text:p>
      <text:p text:style-name="P119"><draw:frame draw:style-name="fr4" draw:name="Figura102" text:anchor-type="paragraph" svg:width="17cm" svg:height="4.782cm" draw:z-index="101"><draw:image xlink:href="Pictures/1000000000000287000000B6988B230D.png" xlink:type="simple" xlink:show="embed" xlink:actuate="onLoad"/></draw:frame><text:span text:style-name="Source_20_Text"><text:span text:style-name="T188"/></text:span></text:p>
      <text:p text:style-name="P119"><text:span text:style-name="Source_20_Text"><text:span text:style-name="T200"/></text:span></text:p>
      <text:p text:style-name="P119"><text:span text:style-name="Source_20_Text"><text:span text:style-name="T200"/></text:span></text:p>
      <text:p text:style-name="P119"><text:span text:style-name="Source_20_Text"><text:span text:style-name="T200"/></text:span></text:p>
      <text:p text:style-name="P119"><text:span text:style-name="Source_20_Text"><text:span text:style-name="T200"/></text:span></text:p>
      <text:p text:style-name="P119"><text:span text:style-name="Source_20_Text"><text:span text:style-name="T200"/></text:span></text:p>
      <text:p text:style-name="P119"><text:span text:style-name="Source_20_Text"><text:span text:style-name="T200"/></text:span></text:p>
      <text:p text:style-name="P119"><text:soft-page-break/><text:span text:style-name="Source_20_Text"><text:span text:style-name="T194">Prioriza un estilo por sobre otro </text:span></text:span></text:p>
      <text:p text:style-name="P119"><text:span text:style-name="Source_20_Text"><text:span text:style-name="T194"/></text:span></text:p>
      <text:p text:style-name="P120"><text:span text:style-name="Source_20_Text"><text:span text:style-name="T181">Anteriormente todo el estilo que tenia el </text:span></text:span><text:span text:style-name="Source_20_Text"><text:span text:style-name="T190">body</text:span></text:span><text:span text:style-name="Source_20_Text"><text:span text:style-name="T181"> era el </text:span></text:span><text:span text:style-name="Source_20_Text"><text:span text:style-name="T190">(color: green;)</text:span></text:span><text:span text:style-name="Source_20_Text"><text:span text:style-name="T181"> eso aplica en todo el elemento</text:span></text:span><text:span text:style-name="Source_20_Text"><text:span text:style-name="T190"> body</text:span></text:span></text:p>
      <text:p text:style-name="P119"><text:span text:style-name="Source_20_Text"><text:span text:style-name="T194"/></text:span></text:p>
      <text:p text:style-name="P119"><text:span text:style-name="Source_20_Text"><text:span text:style-name="T194"/></text:span></text:p>
      <text:p text:style-name="P119"><draw:frame draw:style-name="fr3" draw:name="Figura103" text:anchor-type="paragraph" svg:x="0cm" svg:y="2.381cm" svg:width="17cm" svg:height="4.981cm" draw:z-index="102"><draw:image xlink:href="Pictures/10000000000002A7000000C7A7CCBEA2.png" xlink:type="simple" xlink:show="embed" xlink:actuate="onLoad"/></draw:frame><text:span text:style-name="Source_20_Text"><text:span text:style-name="T194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21"><text:span text:style-name="Source_20_Text"><text:span text:style-name="T182">Al momento en el que declaramos una clase <text:s/>despues de esa y se aplica a un elemento especifico, sobreescribe la que tenia.</text:span></text:span></text:p>
      <text:p text:style-name="P119"><draw:frame draw:style-name="fr3" draw:name="Figura104" text:anchor-type="paragraph" svg:x="-0.132cm" svg:y="1.667cm" svg:width="17cm" svg:height="6.87cm" draw:z-index="103"><draw:image xlink:href="Pictures/10000000000002970000010CEC61B6E1.png" xlink:type="simple" xlink:show="embed" xlink:actuate="onLoad"/></draw:frame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draw:frame draw:style-name="fr3" draw:name="Figura105" text:anchor-type="paragraph" svg:x="0.265cm" svg:y="4.948cm" svg:width="17cm" svg:height="6.87cm" draw:z-index="104"><draw:image xlink:href="Pictures/10000000000002970000010CEC61B6E1.png" xlink:type="simple" xlink:show="embed" xlink:actuate="onLoad"/></draw:frame><text:soft-page-break/><text:span text:style-name="Source_20_Text">S</text:span><text:span text:style-name="Source_20_Text"><text:span text:style-name="T194">obreescribe estilos en código CSS posterior</text:span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22"><text:span text:style-name="Source_20_Text"><text:span text:style-name="T191">Anteriormente sobreescribimos el color del body creando un nuevo color a nuestro elemento h2 colocando una clase</text:span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22"><text:span text:style-name="Source_20_Text"><text:span text:style-name="T191">Ahora creamos otra clase con un nuevo color.</text:span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22"><draw:frame draw:style-name="fr3" draw:name="Figura106" text:anchor-type="paragraph" svg:x="0cm" svg:y="0.037cm" svg:width="17cm" svg:height="8.834cm" draw:z-index="105"><draw:image xlink:href="Pictures/10000000000002960000015890912863.png" xlink:type="simple" xlink:show="embed" xlink:actuate="onLoad"/></draw:frame><text:span text:style-name="Source_20_Text"><text:span text:style-name="T191"/></text:span></text:p>
      <text:p text:style-name="P119"><text:span text:style-name="Source_20_Text"><text:span text:style-name="T180"><text:s/></text:span></text:span><text:span text:style-name="Source_20_Text"><text:span text:style-name="T183">L</text:span></text:span><text:span text:style-name="Source_20_Text"><text:span text:style-name="T180">a segunda declaración siempre tendrá prioridad sobre la primera. Debido a que </text:span></text:span><text:span text:style-name="Source_20_Text"><text:span text:style-name="T188">.blue-text</text:span></text:span><text:span text:style-name="Source_20_Text"><text:span text:style-name="T180"> ha sido declarada en segundo lugar, sobrescribirá los atributos de </text:span></text:span><text:span text:style-name="Source_20_Text"><text:span text:style-name="T188">.pink-text </text:span></text:span></text:p>
      <text:p text:style-name="P119"><text:soft-page-break/><text:span text:style-name="Source_20_Text"><text:span text:style-name="T194">Sobreescribe declaraciones de clase dando estilo a atributos ID </text:span></text:span></text:p>
      <text:p text:style-name="P119"><text:span text:style-name="Source_20_Text"><text:span text:style-name="T180"/></text:span></text:p>
      <text:p text:style-name="P119"><text:span text:style-name="Source_20_Text"><text:span text:style-name="T184">C</text:span></text:span><text:span text:style-name="Source_20_Text"><text:span text:style-name="T180">ompro</text:span></text:span><text:span text:style-name="Source_20_Text"><text:span text:style-name="T184">bamos</text:span></text:span><text:span text:style-name="Source_20_Text"><text:span text:style-name="T180"> que los navegadores leen CSS desde arriba hacia abajo siguiendo el orden de las declaraciones. Por lo tanto, si llega a ocasionarse un conflicto, el navegador utilizará la última declaración CSS. </text:span></text:span></text:p>
      <text:p text:style-name="P119"><text:span text:style-name="Source_20_Text"><text:span text:style-name="T180"/></text:span></text:p>
      <text:p text:style-name="P123"><text:span text:style-name="Source_20_Text"><text:span text:style-name="T184"><text:s/>Tenemos otra manera de sobreescribir con el atributo ID</text:span></text:span></text:p>
      <text:p text:style-name="P123"><draw:frame draw:style-name="fr3" draw:name="Figura107" text:anchor-type="paragraph" svg:x="0.127cm" svg:y="0.183cm" svg:width="5.953cm" svg:height="1.799cm" draw:z-index="106"><draw:image xlink:href="Pictures/10000000000000E1000000447B63AEB9.png" xlink:type="simple" xlink:show="embed" xlink:actuate="onLoad"/></draw:frame><text:span text:style-name="Source_20_Text"><text:span text:style-name="T184"/></text:span></text:p>
      <text:p text:style-name="P123"><text:span text:style-name="Source_20_Text"><text:span text:style-name="T184"/></text:span></text:p>
      <text:p text:style-name="P123"><text:span text:style-name="Source_20_Text"><text:span text:style-name="T184"/></text:span></text:p>
      <text:p text:style-name="P119"><text:span text:style-name="Source_20_Text"><text:span text:style-name="T180"/></text:span></text:p>
      <text:p text:style-name="P124"><text:span text:style-name="Source_20_Text"><text:span text:style-name="T185">Creamos un declaracion CSS para el ID</text:span></text:span></text:p>
      <text:p text:style-name="P124"><draw:frame draw:style-name="fr3" draw:name="Figura108" text:anchor-type="paragraph" svg:x="0.166cm" svg:y="0.303cm" svg:width="4.339cm" svg:height="2.064cm" draw:z-index="107"><draw:image xlink:href="Pictures/10000000000000A40000004E69CED18E.png" xlink:type="simple" xlink:show="embed" xlink:actuate="onLoad"/></draw:frame><text:span text:style-name="Source_20_Text"><text:span text:style-name="T185"> </text:span></text:span></text:p>
      <text:p text:style-name="P124"><text:span text:style-name="Source_20_Text"><text:span text:style-name="T185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88"/></text:span></text:p>
      <text:p text:style-name="P119"><text:span text:style-name="Source_20_Text"><text:span text:style-name="T194"/></text:span></text:p>
      <text:p text:style-name="P119"><text:span text:style-name="Source_20_Text"><text:span text:style-name="T194">Sobreescribe declaraciones de clase con inline styles (estilos en línea</text:span></text:span><text:span text:style-name="Source_20_Text"><text:span text:style-name="T239">)</text:span></text:span></text:p>
      <text:p text:style-name="P119"><text:span text:style-name="Source_20_Text"><text:span text:style-name="T239"/></text:span></text:p>
      <text:p text:style-name="P119"><text:span text:style-name="Source_20_Text"><text:span text:style-name="T259">Las declaraciones de id tienen prioridad por sobre las declaraciones de clase, independientemente de dónde hayan sido declaradas en el código CSS del elemento </text:span></text:span><text:span text:style-name="Source_20_Text"><text:span text:style-name="T265">style</text:span></text:span><text:span text:style-name="Source_20_Text"><text:span text:style-name="T259">. </text:span></text:span></text:p>
      <text:p text:style-name="P119"><text:span text:style-name="Source_20_Text"><text:span text:style-name="T259"><text:s/>Usaremos el mentodo estilo em linea para sobreescribir un color del elemento.</text:span></text:span></text:p>
      <text:p text:style-name="P119"><draw:frame draw:style-name="fr3" draw:name="Figura109" text:anchor-type="paragraph" svg:x="-0.27cm" svg:y="0.767cm" svg:width="7.541cm" svg:height="2.064cm" draw:z-index="108"><draw:image xlink:href="Pictures/100000000000011D0000004E92DDDECD.png" xlink:type="simple" xlink:show="embed" xlink:actuate="onLoad"/></draw:frame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19"><draw:frame draw:style-name="fr3" draw:name="Figura112" text:anchor-type="paragraph" svg:x="11.411cm" svg:y="0.542cm" svg:width="4.763cm" svg:height="1.429cm" draw:z-index="111"><draw:image xlink:href="Pictures/10000000000000B400000036891BFBE5.png" xlink:type="simple" xlink:show="embed" xlink:actuate="onLoad"/></draw:frame><text:span text:style-name="Source_20_Text"><text:span text:style-name="T259"/></text:span></text:p>
      <text:p text:style-name="P119"><draw:frame draw:style-name="fr3" draw:name="Figura111" text:anchor-type="paragraph" svg:x="-0.27cm" svg:y="0cm" svg:width="10.583cm" svg:height="1.349cm" draw:z-index="110"><draw:image xlink:href="Pictures/100000000000019000000033B920C933.png" xlink:type="simple" xlink:show="embed" xlink:actuate="onLoad"/></draw:frame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60"><text:span text:style-name="Source_20_Text"><text:span text:style-name="T259">Agregamos el estilo en linea y como siempre </text:span></text:span><text:span text:style-name="Source_20_Text"><text:span text:style-name="T260">el navegador utilizara la ultima declaraciones.</text:span></text:span></text:p>
      <text:p text:style-name="P119"><text:span text:style-name="Source_20_Text"><text:span text:style-name="T259"/></text:span></text:p>
      <text:p text:style-name="P119"><draw:frame draw:style-name="fr3" draw:name="Figura110" text:anchor-type="paragraph" svg:x="-0.519cm" svg:y="0.176cm" svg:width="11.589cm" svg:height="1.773cm" draw:z-index="109"><draw:image xlink:href="Pictures/10000000000001B600000043E727095D.png" xlink:type="simple" xlink:show="embed" xlink:actuate="onLoad"/></draw:frame><draw:frame draw:style-name="fr3" draw:name="Figura113" text:anchor-type="paragraph" svg:x="11.636cm" svg:y="0.476cm" svg:width="4.789cm" svg:height="1.032cm" draw:z-index="112"><draw:image xlink:href="Pictures/10000000000000B5000000275FD8840A.png" xlink:type="simple" xlink:show="embed" xlink:actuate="onLoad"/></draw:frame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19"><text:span text:style-name="Source_20_Text"><text:span text:style-name="T259"/></text:span></text:p>
      <text:p text:style-name="P161"><text:soft-page-break/><text:span text:style-name="Source_20_Text"><text:span text:style-name="T239">Sobreescribe todos los demás estilos usando </text:span></text:span><text:span text:style-name="Source_20_Text"><text:span text:style-name="T240">(</text:span></text:span><text:span text:style-name="Source_20_Text"><text:span text:style-name="T239">!important</text:span></text:span><text:span text:style-name="Source_20_Text"><text:span text:style-name="T240">)</text:span></text:span><text:span text:style-name="Source_20_Text"><text:span text:style-name="T239">.</text:span></text:span></text:p>
      <text:p text:style-name="P161"><text:span text:style-name="Source_20_Text"><text:span text:style-name="T239"/></text:span></text:p>
      <text:p text:style-name="P161"><text:span text:style-name="Source_20_Text"><text:span text:style-name="T261">Hemos probado con vários metodos para sobreescribir las declaraciones CSS em nuestro elemento </text:span></text:span><text:span text:style-name="Source_20_Text"><text:span text:style-name="T266">style.</text:span></text:span></text:p>
      <text:p text:style-name="P161"><text:span text:style-name="Source_20_Text"><text:span text:style-name="T266"><text:s/></text:span></text:span><text:span text:style-name="Source_20_Text"><text:span text:style-name="T263">Existe una última forma de sobreescribir CSS. Este es el método más poderoso de todos</text:span></text:span><text:span text:style-name="Source_20_Text"><text:span text:style-name="T266">.</text:span></text:span></text:p>
      <text:p text:style-name="P161"><text:span text:style-name="Source_20_Text"><text:span text:style-name="T266"><text:s/></text:span></text:span><text:span text:style-name="Source_20_Text"><text:span text:style-name="T261">En muchas situaciones usarás librerías de CSS. Estas librerías pueden sobreescribir accidentalmente tu propio código CSS. Entonces, cuando necesites asegurarte de que a un elemento se le aplique un código CSS específico, puedes usar </text:span></text:span><text:span text:style-name="Source_20_Text"><text:span text:style-name="T266">!important.</text:span></text:span><text:span text:style-name="Source_20_Text"><text:span text:style-name="T261"> </text:span></text:span></text:p>
      <text:p text:style-name="P161"><draw:frame draw:style-name="fr3" draw:name="Figura114" text:anchor-type="paragraph" svg:x="0.166cm" svg:y="0.409cm" svg:width="9.895cm" svg:height="3.413cm" draw:z-index="113"><draw:image xlink:href="Pictures/100000000000017600000081F235AA62.png" xlink:type="simple" xlink:show="embed" xlink:actuate="onLoad"/></draw:frame><text:span text:style-name="Source_20_Text"><text:span text:style-name="T261"/></text:span></text:p>
      <text:p text:style-name="P161"><text:span text:style-name="Source_20_Text"><text:span text:style-name="T266"><text:s/></text:span></text:span></text:p>
      <text:p text:style-name="P161"><text:span text:style-name="Source_20_Text"><text:span text:style-name="T266"/></text:span></text:p>
      <text:p text:style-name="P161"><text:span text:style-name="Source_20_Text"><text:span text:style-name="T266"/></text:span></text:p>
      <text:p text:style-name="P161"><text:span text:style-name="Source_20_Text"><text:span text:style-name="T266"/></text:span></text:p>
      <text:p text:style-name="P161"><text:span text:style-name="Source_20_Text"><text:span text:style-name="T266"/></text:span></text:p>
      <text:p text:style-name="P161"><text:span text:style-name="Source_20_Text"><text:span text:style-name="T266"/></text:span></text:p>
      <text:p text:style-name="P161"><text:span text:style-name="Source_20_Text"><text:span text:style-name="T266"/></text:span></text:p>
      <text:p text:style-name="P162"><text:span text:style-name="Source_20_Text"><text:span text:style-name="T267">em nuestro anterior metodo style era color blanco </text:span></text:span></text:p>
      <text:p text:style-name="P162"><draw:frame draw:style-name="fr3" draw:name="Figura116" text:anchor-type="paragraph" svg:x="10.525cm" svg:y="0.513cm" svg:width="5.001cm" svg:height="1.746cm" draw:z-index="114"><draw:image xlink:href="Pictures/10000000000000BD000000427B72B1ED.png" xlink:type="simple" xlink:show="embed" xlink:actuate="onLoad"/></draw:frame><draw:frame draw:style-name="fr3" draw:name="Figura115" text:anchor-type="paragraph" svg:x="-1.062cm" svg:y="0.699cm" svg:width="11.589cm" svg:height="1.773cm" draw:z-index="115"><draw:image xlink:href="Pictures/10000000000001B600000043E727095D.png" xlink:type="simple" xlink:show="embed" xlink:actuate="onLoad"/></draw:frame><text:span text:style-name="Source_20_Text"><text:span text:style-name="T267"/></text:span></text:p>
      <text:p text:style-name="P162"><text:span text:style-name="Source_20_Text"><text:span text:style-name="T267"/></text:span></text:p>
      <text:p text:style-name="P162"><text:span text:style-name="Source_20_Text"><text:span text:style-name="T267"/></text:span></text:p>
      <text:p text:style-name="P162"><text:span text:style-name="Source_20_Text"><text:span text:style-name="T267">apliquemos el metodo ( !important ) para declarar nuestro color rosado</text:span></text:span></text:p>
      <text:p text:style-name="P162"><text:span text:style-name="Source_20_Text"><text:span text:style-name="T267"/></text:span></text:p>
      <text:p text:style-name="P162"><draw:frame draw:style-name="fr3" draw:name="Figura117" text:anchor-type="paragraph" svg:x="0.127cm" svg:y="0cm" svg:width="6.482cm" svg:height="1.984cm" draw:z-index="116"><draw:image xlink:href="Pictures/10000000000000F50000004BA136D52C.png" xlink:type="simple" xlink:show="embed" xlink:actuate="onLoad"/></draw:frame><draw:frame draw:style-name="fr3" draw:name="Figura118" text:anchor-type="paragraph" svg:x="7.521cm" svg:y="0.132cm" svg:width="4.71cm" svg:height="1.455cm" draw:z-index="117"><draw:image xlink:href="Pictures/10000000000000B200000037650B8BB1.png" xlink:type="simple" xlink:show="embed" xlink:actuate="onLoad"/></draw:frame><text:span text:style-name="Source_20_Text"><text:span text:style-name="T267"/></text:span></text:p>
      <text:p text:style-name="P162"><text:span text:style-name="Source_20_Text"><text:span text:style-name="T267"/></text:span></text:p>
      <text:p text:style-name="P162"><text:span text:style-name="Source_20_Text"><text:span text:style-name="T267"/></text:span></text:p>
      <text:p text:style-name="P162"><text:span text:style-name="Source_20_Text"><text:span text:style-name="T267"/></text:span></text:p>
      <text:p text:style-name="P162"><text:span text:style-name="Source_20_Text"><text:span text:style-name="T267"/></text:span></text:p>
      <text:p text:style-name="P162"><text:span text:style-name="Source_20_Text"><text:span text:style-name="T267">esta es la manera mas efectiva ejecutar un color final sobre todo.</text:span></text:span></text:p>
      <text:p text:style-name="P162"><text:span text:style-name="Source_20_Text"><text:span text:style-name="T267"/></text:span></text:p>
      <text:p text:style-name="P162"><text:span text:style-name="Source_20_Text"><text:span text:style-name="T242">C</text:span></text:span><text:span text:style-name="Source_20_Text"><text:span text:style-name="T241">ódigo hexadecimal (</text:span></text:span><text:span text:style-name="Source_20_Text"><text:span text:style-name="T243">hex code</text:span></text:span><text:span text:style-name="Source_20_Text"><text:span text:style-name="T241">) para indicar colores específicos </text:span></text:span></text:p>
      <text:p text:style-name="P162"><text:span text:style-name="Source_20_Text"><text:span text:style-name="T241"/></text:span></text:p>
      <text:p text:style-name="P163"><text:span text:style-name="Source_20_Text"><text:span text:style-name="T262">Podemos representar colores en CSS con codigo hexadecimal</text:span></text:span></text:p>
      <text:p text:style-name="P163"><text:span text:style-name="Source_20_Text"><text:span text:style-name="T262"><text:s/>Los números </text:span></text:span><text:span text:style-name="Source_20_Text"><text:span text:style-name="Definition"><text:span text:style-name="T269">hexadecimales </text:span></text:span></text:span><text:span text:style-name="Source_20_Text"><text:span text:style-name="T269">(o </text:span></text:span><text:span text:style-name="Source_20_Text"><text:span text:style-name="Definition"><text:span text:style-name="T269">hex</text:span></text:span></text:span><text:span text:style-name="Source_20_Text"><text:span text:style-name="T269">)</text:span></text:span><text:span text:style-name="Source_20_Text"><text:span text:style-name="T262"> son números de base 16.</text:span></text:span></text:p>
      <text:p text:style-name="P163"><text:span text:style-name="Source_20_Text"><text:span text:style-name="T262">En hexadecimal los símbolos 0-9 representan los valores de cero a nueve. Luego A,B,C,D,E,F representan los valores de diez a quince. Todos estos símbolos juntos, de 0 a F, pueden representar un dígito en hexadecimal, lo que da un total de 16 valores posibles <text:s/></text:span></text:span></text:p>
      <text:p text:style-name="P163"><text:span text:style-name="Source_20_Text"><text:span text:style-name="T262">En CSS, podemos representar colores utilizando 6 dígitos hexadecimales, dos para los componentes de rojo (R), verde (G) y azul (B). Por ejemplo,</text:span></text:span><text:span text:style-name="Source_20_Text"><text:span text:style-name="T268">#000000</text:span></text:span><text:span text:style-name="Source_20_Text"><text:span text:style-name="T262">corresponde al color negro.</text:span></text:span></text:p>
      <text:p text:style-name="P163"><draw:frame draw:style-name="fr3" draw:name="Figura119" text:anchor-type="paragraph" svg:x="-1.528cm" svg:y="-1.085cm" svg:width="4.921cm" svg:height="2.514cm" draw:z-index="118"><draw:image xlink:href="Pictures/10000000000000BA0000005F7004FDEA.png" xlink:type="simple" xlink:show="embed" xlink:actuate="onLoad"/></draw:frame><draw:frame draw:style-name="fr3" draw:name="Figura120" text:anchor-type="paragraph" svg:x="4.182cm" svg:y="-1.429cm" svg:width="14.049cm" svg:height="3.149cm" draw:z-index="119"><draw:image xlink:href="Pictures/1000000000000213000000778DB98513.png" xlink:type="simple" xlink:show="embed" xlink:actuate="onLoad"/></draw:frame><text:soft-page-break/><text:span text:style-name="Source_20_Text"><text:span text:style-name="T244"/></text:span></text:p>
      <text:p text:style-name="P163"><text:span text:style-name="Source_20_Text"><text:span text:style-name="T244"/></text:span></text:p>
      <text:p text:style-name="P163"><text:span text:style-name="Source_20_Text"><text:span text:style-name="T244"/></text:span></text:p>
      <text:p text:style-name="P163"><text:span text:style-name="Source_20_Text"><text:span text:style-name="T245"/></text:span></text:p>
      <text:p text:style-name="P163"><text:span text:style-name="Source_20_Text"><text:span text:style-name="T245">C</text:span></text:span><text:span text:style-name="Source_20_Text"><text:span text:style-name="T244">ódigo hexadecimal (hex code) para mezclar colores.</text:span></text:span></text:p>
      <text:p text:style-name="P163"><text:span text:style-name="Source_20_Text"><text:span text:style-name="T244"/></text:span></text:p>
      <text:p text:style-name="P163"><text:span text:style-name="Source_20_Text"><text:span text:style-name="T262">¡A partir de estos tres colores puros (rojo, verde y azul) podemos variar las cantidades de cada componente de color para crear más de 16 millones de colores distintos! </text:span></text:span></text:p>
      <text:p text:style-name="P163"><text:span text:style-name="Source_20_Text"><text:span text:style-name="T244"/></text:span></text:p>
      <text:p text:style-name="P164"><text:span text:style-name="Source_20_Text"><text:span text:style-name="T264">El dígito 0 es el número más bajo en hex code, y representa la ausencia total de color.</text:span></text:span></text:p>
      <text:p text:style-name="P164"><text:span text:style-name="Source_20_Text"><text:span text:style-name="T268"><text:s/></text:span></text:span><text:span text:style-name="Source_20_Text"><text:span text:style-name="T264">El dígito F es el número más alto en hex code, y representa el brillo máximo</text:span></text:span><text:span text:style-name="Source_20_Text"><text:span text:style-name="T227">.</text:span></text:span><text:span text:style-name="Source_20_Text"><text:span text:style-name="T268"> </text:span></text:span></text:p>
      <text:p text:style-name="P164"><draw:frame draw:style-name="fr3" draw:name="Figura121" text:anchor-type="paragraph" svg:x="-0.106cm" svg:y="0.499cm" svg:width="17cm" svg:height="12.816cm" draw:z-index="120"><draw:image xlink:href="Pictures/10000000000002F40000023AF532B5F8.png" xlink:type="simple" xlink:show="embed" xlink:actuate="onLoad"/></draw:frame><text:span text:style-name="Source_20_Text"><text:span text:style-name="T268"/></text:span></text:p>
      <text:p text:style-name="P164"><text:span text:style-name="Source_20_Text"><text:span text:style-name="T268"/></text:span></text:p>
      <text:p text:style-name="P164"><text:span text:style-name="Source_20_Text"><text:span text:style-name="T268"/></text:span></text:p>
      <text:p text:style-name="P164"><text:span text:style-name="Source_20_Text"><text:span text:style-name="T268"/></text:span></text:p>
      <text:p text:style-name="P164"><text:span text:style-name="Source_20_Text"><text:span text:style-name="T26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Consolas1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 bite" svg:font-family="'A bit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24T20:58:55.621000000</dc:date>
    <meta:editing-duration>PT4H11M5S</meta:editing-duration>
    <meta:editing-cycles>20</meta:editing-cycles>
    <meta:generator>LibreOffice/5.0.0.5$Windows_x86 LibreOffice_project/1b1a90865e348b492231e1c451437d7a15bb262b</meta:generator>
    <meta:document-statistic meta:table-count="0" meta:image-count="121" meta:object-count="0" meta:page-count="34" meta:paragraph-count="234" meta:word-count="2799" meta:character-count="17085" meta:non-whitespace-character-count="14358"/>
  </office:meta>
</office:document-meta>
</file>